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53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14.23mm"/>
    </style:style>
    <style:style style:name="co4" style:family="table-column">
      <style:table-column-properties fo:break-before="auto" style:column-width="17.9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f9f9f" fo:wrap-option="wrap"/>
      <style:text-properties style:use-window-font-color="true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style:font-name="Liberation Serif" fo:font-size="8pt" style:font-size-asian="8pt" style:font-size-complex="8pt"/>
    </style:style>
    <style:style style:name="ce4" style:family="table-cell" style:parent-style-name="Default">
      <style:table-cell-properties fo:border="0.06pt solid #000000"/>
      <style:text-properties style:font-name="Liberation Serif" fo:font-size="8pt" style:font-size-asian="8pt" style:font-size-complex="8pt"/>
    </style:style>
    <style:style style:name="ce5" style:family="table-cell" style:parent-style-name="Default">
      <style:table-cell-properties fo:background-color="#ff99cc" fo:wrap-option="wrap"/>
      <style:text-properties style:use-window-font-color="true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06pt solid #000000"/>
      <style:text-properties style:font-name="Liberation Serif" fo:font-size="8pt" style:font-size-asian="8pt" style:font-size-complex="8pt"/>
    </style:style>
    <style:style style:name="ce11" style:family="table-cell" style:parent-style-name="Default" style:data-style-name="N0">
      <style:table-cell-properties fo:background-color="#ef413d" fo:wrap-option="wrap" fo:border="0.06pt solid #000000"/>
      <style:text-properties style:font-name="Liberation Serif" fo:font-size="8pt" style:font-size-asian="8pt" style:font-size-complex="8pt"/>
    </style:style>
    <style:style style:name="ce12" style:family="table-cell" style:parent-style-name="Default" style:data-style-name="N0">
      <style:table-cell-properties fo:wrap-option="wrap" fo:border="0.06pt solid #000000"/>
      <style:text-properties style:font-name="Liberation Serif" fo:font-size="8pt" style:font-size-asian="8pt" style:font-size-complex="8pt"/>
    </style:style>
    <style:style style:name="ce13" style:family="table-cell" style:parent-style-name="Default">
      <style:table-cell-properties fo:background-color="#ef413d" fo:wrap-option="wrap" fo:border="0.06pt solid #000000"/>
      <style:text-properties style:font-name="Liberation Serif" fo:font-size="8pt" style:font-size-asian="8pt" style:font-size-complex="8pt"/>
    </style:style>
    <style:style style:name="ce14" style:family="table-cell" style:parent-style-name="Default">
      <style:table-cell-properties fo:background-color="#ccffcc" fo:wrap-option="wrap"/>
      <style:text-properties style:use-window-font-color="true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cccc" fo:wrap-option="wrap"/>
      <style:text-properties style:use-window-font-color="true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fff200" fo:wrap-option="wrap" fo:border="0.06pt solid #000000"/>
      <style:text-properties style:font-name="Liberation Serif" fo:font-size="8pt" style:font-size-asian="8pt" style:font-size-complex="8pt"/>
    </style:style>
    <style:style style:name="ce17" style:family="table-cell" style:parent-style-name="Default">
      <style:table-cell-properties fo:background-color="#fff200" fo:wrap-option="wrap" fo:border="0.06pt solid #000000"/>
      <style:text-properties style:font-name="Liberation Serif" fo:font-size="8pt" style:font-size-asian="8pt" style:font-size-complex="8pt"/>
    </style:style>
    <style:style style:name="ce18" style:family="table-cell" style:parent-style-name="Default">
      <style:table-cell-properties fo:background-color="#80ffff" fo:wrap-option="wrap"/>
      <style:text-properties style:use-window-font-color="true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add58a" fo:wrap-option="wrap" fo:border="0.06pt solid #000000"/>
      <style:text-properties style:font-name="Liberation Serif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00_FF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Default" office:value-type="string" calcext:value-type="string">
            <text:p><text:a xlink:href="http://www.pastraiser.com/cpu/gameboy/gameboy_opcodes.html" xlink:type="simple">http://www.pastraiser.com/cpu/gameboy/gameboy_opcodes.html</text:a></text:p>
          </table:table-cell>
          <table:table-cell table:style-name="Default" table:number-columns-repeated="1023"/>
        </table:table-row>
        <table:table-row table:style-name="ro2">
          <table:table-cell table:style-name="ce1" office:value-type="string" calcext:value-type="string">
            <text:p> LR35902</text:p>
          </table:table-cell>
          <table:table-cell table:style-name="ce1" office:value-type="string" calcext:value-type="string">
            <text:p> x0 </text:p>
          </table:table-cell>
          <table:table-cell table:style-name="ce1" office:value-type="string" calcext:value-type="string">
            <text:p> x1 </text:p>
          </table:table-cell>
          <table:table-cell table:style-name="ce1" office:value-type="string" calcext:value-type="string">
            <text:p> x2 </text:p>
          </table:table-cell>
          <table:table-cell table:style-name="ce1" office:value-type="string" calcext:value-type="string">
            <text:p> x3 </text:p>
          </table:table-cell>
          <table:table-cell table:style-name="ce1" office:value-type="string" calcext:value-type="string">
            <text:p> x4 </text:p>
          </table:table-cell>
          <table:table-cell table:style-name="ce1" office:value-type="string" calcext:value-type="string">
            <text:p> x5 </text:p>
          </table:table-cell>
          <table:table-cell table:style-name="ce1" office:value-type="string" calcext:value-type="string">
            <text:p> x6 </text:p>
          </table:table-cell>
          <table:table-cell table:style-name="ce1" office:value-type="string" calcext:value-type="string">
            <text:p> x7 </text:p>
          </table:table-cell>
          <table:table-cell table:style-name="ce1" office:value-type="string" calcext:value-type="string">
            <text:p> x8 </text:p>
          </table:table-cell>
          <table:table-cell table:style-name="ce1" office:value-type="string" calcext:value-type="string">
            <text:p> x9 </text:p>
          </table:table-cell>
          <table:table-cell table:style-name="ce1" office:value-type="string" calcext:value-type="string">
            <text:p> xA </text:p>
          </table:table-cell>
          <table:table-cell table:style-name="ce1" office:value-type="string" calcext:value-type="string">
            <text:p> xB </text:p>
          </table:table-cell>
          <table:table-cell table:style-name="ce1" office:value-type="string" calcext:value-type="string">
            <text:p> xC </text:p>
          </table:table-cell>
          <table:table-cell table:style-name="ce1" office:value-type="string" calcext:value-type="string">
            <text:p> xD </text:p>
          </table:table-cell>
          <table:table-cell table:style-name="ce1" office:value-type="string" calcext:value-type="string">
            <text:p> xE </text:p>
          </table:table-cell>
          <table:table-cell table:style-name="ce1" office:value-type="string" calcext:value-type="string">
            <text:p> xF 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0x </text:p>
          </table:table-cell>
          <table:table-cell table:style-name="ce5" office:value-type="string" calcext:value-type="string">
            <text:p>nop</text:p>
          </table:table-cell>
          <table:table-cell table:style-name="ce14" office:value-type="string" calcext:value-type="string">
            <text:p>ld bc,d16</text:p>
          </table:table-cell>
          <table:table-cell table:style-name="ce7" office:value-type="string" calcext:value-type="string">
            <text:p>ld (bc),a</text:p>
          </table:table-cell>
          <table:table-cell table:style-name="ce15" office:value-type="string" calcext:value-type="string">
            <text:p>inc bc</text:p>
          </table:table-cell>
          <table:table-cell table:style-name="ce8" office:value-type="string" calcext:value-type="string">
            <text:p>inc b</text:p>
          </table:table-cell>
          <table:table-cell table:style-name="ce8" office:value-type="string" calcext:value-type="string">
            <text:p>dec b</text:p>
          </table:table-cell>
          <table:table-cell table:style-name="ce7" office:value-type="string" calcext:value-type="string">
            <text:p>ld b,d8</text:p>
          </table:table-cell>
          <table:table-cell table:style-name="ce18" office:value-type="string" calcext:value-type="string">
            <text:p>rlca</text:p>
          </table:table-cell>
          <table:table-cell table:style-name="ce14" office:value-type="string" calcext:value-type="string">
            <text:p>ld (a16),sp</text:p>
          </table:table-cell>
          <table:table-cell table:style-name="ce15" office:value-type="string" calcext:value-type="string">
            <text:p>add hl,bc</text:p>
          </table:table-cell>
          <table:table-cell table:style-name="ce7" office:value-type="string" calcext:value-type="string">
            <text:p>ld a,(bc)</text:p>
          </table:table-cell>
          <table:table-cell table:style-name="ce15" office:value-type="string" calcext:value-type="string">
            <text:p>dec bc</text:p>
          </table:table-cell>
          <table:table-cell table:style-name="ce8" office:value-type="string" calcext:value-type="string">
            <text:p>inc c</text:p>
          </table:table-cell>
          <table:table-cell table:style-name="ce8" office:value-type="string" calcext:value-type="string">
            <text:p>dec c</text:p>
          </table:table-cell>
          <table:table-cell table:style-name="ce7" office:value-type="string" calcext:value-type="string">
            <text:p>ld c,d8</text:p>
          </table:table-cell>
          <table:table-cell table:style-name="ce18" office:value-type="string" calcext:value-type="string">
            <text:p>rrca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1x </text:p>
          </table:table-cell>
          <table:table-cell table:style-name="ce5" office:value-type="string" calcext:value-type="string">
            <text:p>stop 0</text:p>
          </table:table-cell>
          <table:table-cell table:style-name="ce14" office:value-type="string" calcext:value-type="string">
            <text:p>ld de,d16</text:p>
          </table:table-cell>
          <table:table-cell table:style-name="ce7" office:value-type="string" calcext:value-type="string">
            <text:p>ld (de),a</text:p>
          </table:table-cell>
          <table:table-cell table:style-name="ce15" office:value-type="string" calcext:value-type="string">
            <text:p>inc de</text:p>
          </table:table-cell>
          <table:table-cell table:style-name="ce8" office:value-type="string" calcext:value-type="string">
            <text:p>inc d</text:p>
          </table:table-cell>
          <table:table-cell table:style-name="ce8" office:value-type="string" calcext:value-type="string">
            <text:p>dec d</text:p>
          </table:table-cell>
          <table:table-cell table:style-name="ce7" office:value-type="string" calcext:value-type="string">
            <text:p>ld d,d8</text:p>
          </table:table-cell>
          <table:table-cell table:style-name="ce18" office:value-type="string" calcext:value-type="string">
            <text:p>rla</text:p>
          </table:table-cell>
          <table:table-cell table:style-name="ce6" office:value-type="string" calcext:value-type="string">
            <text:p>jr r8</text:p>
          </table:table-cell>
          <table:table-cell table:style-name="ce15" office:value-type="string" calcext:value-type="string">
            <text:p>add hl,de</text:p>
          </table:table-cell>
          <table:table-cell table:style-name="ce7" office:value-type="string" calcext:value-type="string">
            <text:p>ld a,(de)</text:p>
          </table:table-cell>
          <table:table-cell table:style-name="ce15" office:value-type="string" calcext:value-type="string">
            <text:p>dec de</text:p>
          </table:table-cell>
          <table:table-cell table:style-name="ce8" office:value-type="string" calcext:value-type="string">
            <text:p>inc e</text:p>
          </table:table-cell>
          <table:table-cell table:style-name="ce8" office:value-type="string" calcext:value-type="string">
            <text:p>dec e</text:p>
          </table:table-cell>
          <table:table-cell table:style-name="ce7" office:value-type="string" calcext:value-type="string">
            <text:p>ld e,d8</text:p>
          </table:table-cell>
          <table:table-cell table:style-name="ce18" office:value-type="string" calcext:value-type="string">
            <text:p>rra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2x </text:p>
          </table:table-cell>
          <table:table-cell table:style-name="ce6" office:value-type="string" calcext:value-type="string">
            <text:p>jr nz,r8</text:p>
          </table:table-cell>
          <table:table-cell table:style-name="ce14" office:value-type="string" calcext:value-type="string">
            <text:p>ld hl,d16</text:p>
          </table:table-cell>
          <table:table-cell table:style-name="ce7" office:value-type="string" calcext:value-type="string">
            <text:p>ld (hl+),a</text:p>
          </table:table-cell>
          <table:table-cell table:style-name="ce15" office:value-type="string" calcext:value-type="string">
            <text:p>inc hl</text:p>
          </table:table-cell>
          <table:table-cell table:style-name="ce8" office:value-type="string" calcext:value-type="string">
            <text:p>inc h</text:p>
          </table:table-cell>
          <table:table-cell table:style-name="ce8" office:value-type="string" calcext:value-type="string">
            <text:p>dec h</text:p>
          </table:table-cell>
          <table:table-cell table:style-name="ce7" office:value-type="string" calcext:value-type="string">
            <text:p>ld h,d8</text:p>
          </table:table-cell>
          <table:table-cell table:style-name="ce8" office:value-type="string" calcext:value-type="string">
            <text:p>daa</text:p>
          </table:table-cell>
          <table:table-cell table:style-name="ce6" office:value-type="string" calcext:value-type="string">
            <text:p>jr z,r8</text:p>
          </table:table-cell>
          <table:table-cell table:style-name="ce15" office:value-type="string" calcext:value-type="string">
            <text:p>add hl,hl</text:p>
          </table:table-cell>
          <table:table-cell table:style-name="ce7" office:value-type="string" calcext:value-type="string">
            <text:p>ld a,(hl+)</text:p>
          </table:table-cell>
          <table:table-cell table:style-name="ce15" office:value-type="string" calcext:value-type="string">
            <text:p>dec hl</text:p>
          </table:table-cell>
          <table:table-cell table:style-name="ce8" office:value-type="string" calcext:value-type="string">
            <text:p>inc l</text:p>
          </table:table-cell>
          <table:table-cell table:style-name="ce8" office:value-type="string" calcext:value-type="string">
            <text:p>dec l</text:p>
          </table:table-cell>
          <table:table-cell table:style-name="ce7" office:value-type="string" calcext:value-type="string">
            <text:p>ld l,d8</text:p>
          </table:table-cell>
          <table:table-cell table:style-name="ce8" office:value-type="string" calcext:value-type="string">
            <text:p>cpl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3x </text:p>
          </table:table-cell>
          <table:table-cell table:style-name="ce6" office:value-type="string" calcext:value-type="string">
            <text:p>jr nc,r8</text:p>
          </table:table-cell>
          <table:table-cell table:style-name="ce14" office:value-type="string" calcext:value-type="string">
            <text:p>ld sp,d16</text:p>
          </table:table-cell>
          <table:table-cell table:style-name="ce7" office:value-type="string" calcext:value-type="string">
            <text:p>ld (hl-),a</text:p>
          </table:table-cell>
          <table:table-cell table:style-name="ce15" office:value-type="string" calcext:value-type="string">
            <text:p>inc sp</text:p>
          </table:table-cell>
          <table:table-cell table:style-name="ce8" office:value-type="string" calcext:value-type="string">
            <text:p>inc (hl)</text:p>
          </table:table-cell>
          <table:table-cell table:style-name="ce8" office:value-type="string" calcext:value-type="string">
            <text:p>dec (hl)</text:p>
          </table:table-cell>
          <table:table-cell table:style-name="ce7" office:value-type="string" calcext:value-type="string">
            <text:p>ld (hl),d8</text:p>
          </table:table-cell>
          <table:table-cell table:style-name="ce8" office:value-type="string" calcext:value-type="string">
            <text:p>scf</text:p>
          </table:table-cell>
          <table:table-cell table:style-name="ce6" office:value-type="string" calcext:value-type="string">
            <text:p>jr c,r8</text:p>
          </table:table-cell>
          <table:table-cell table:style-name="ce15" office:value-type="string" calcext:value-type="string">
            <text:p>add hl,sp</text:p>
          </table:table-cell>
          <table:table-cell table:style-name="ce7" office:value-type="string" calcext:value-type="string">
            <text:p>ld a,(hl-)</text:p>
          </table:table-cell>
          <table:table-cell table:style-name="ce15" office:value-type="string" calcext:value-type="string">
            <text:p>dec sp</text:p>
          </table:table-cell>
          <table:table-cell table:style-name="ce8" office:value-type="string" calcext:value-type="string">
            <text:p>inc a</text:p>
          </table:table-cell>
          <table:table-cell table:style-name="ce8" office:value-type="string" calcext:value-type="string">
            <text:p>dec a</text:p>
          </table:table-cell>
          <table:table-cell table:style-name="ce7" office:value-type="string" calcext:value-type="string">
            <text:p>ld a,d8</text:p>
          </table:table-cell>
          <table:table-cell table:style-name="ce8" office:value-type="string" calcext:value-type="string">
            <text:p>ccf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4x </text:p>
          </table:table-cell>
          <table:table-cell table:style-name="ce7" office:value-type="string" calcext:value-type="string">
            <text:p>ld b,b</text:p>
          </table:table-cell>
          <table:table-cell table:style-name="ce7" office:value-type="string" calcext:value-type="string">
            <text:p>ld b,c</text:p>
          </table:table-cell>
          <table:table-cell table:style-name="ce7" office:value-type="string" calcext:value-type="string">
            <text:p>ld b,d</text:p>
          </table:table-cell>
          <table:table-cell table:style-name="ce7" office:value-type="string" calcext:value-type="string">
            <text:p>ld b,e</text:p>
          </table:table-cell>
          <table:table-cell table:style-name="ce7" office:value-type="string" calcext:value-type="string">
            <text:p>ld b,h</text:p>
          </table:table-cell>
          <table:table-cell table:style-name="ce7" office:value-type="string" calcext:value-type="string">
            <text:p>ld b,l</text:p>
          </table:table-cell>
          <table:table-cell table:style-name="ce7" office:value-type="string" calcext:value-type="string">
            <text:p>ld b,(hl)</text:p>
          </table:table-cell>
          <table:table-cell table:style-name="ce7" office:value-type="string" calcext:value-type="string">
            <text:p>ld b,a</text:p>
          </table:table-cell>
          <table:table-cell table:style-name="ce7" office:value-type="string" calcext:value-type="string">
            <text:p>ld c,b</text:p>
          </table:table-cell>
          <table:table-cell table:style-name="ce7" office:value-type="string" calcext:value-type="string">
            <text:p>ld c,c</text:p>
          </table:table-cell>
          <table:table-cell table:style-name="ce7" office:value-type="string" calcext:value-type="string">
            <text:p>ld c,d</text:p>
          </table:table-cell>
          <table:table-cell table:style-name="ce7" office:value-type="string" calcext:value-type="string">
            <text:p>ld c,e</text:p>
          </table:table-cell>
          <table:table-cell table:style-name="ce7" office:value-type="string" calcext:value-type="string">
            <text:p>ld c,h</text:p>
          </table:table-cell>
          <table:table-cell table:style-name="ce7" office:value-type="string" calcext:value-type="string">
            <text:p>ld c,l</text:p>
          </table:table-cell>
          <table:table-cell table:style-name="ce7" office:value-type="string" calcext:value-type="string">
            <text:p>ld c,(hl)</text:p>
          </table:table-cell>
          <table:table-cell table:style-name="ce7" office:value-type="string" calcext:value-type="string">
            <text:p>ld c,a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5x </text:p>
          </table:table-cell>
          <table:table-cell table:style-name="ce7" office:value-type="string" calcext:value-type="string">
            <text:p>ld d,b</text:p>
          </table:table-cell>
          <table:table-cell table:style-name="ce7" office:value-type="string" calcext:value-type="string">
            <text:p>ld d,c</text:p>
          </table:table-cell>
          <table:table-cell table:style-name="ce7" office:value-type="string" calcext:value-type="string">
            <text:p>ld d,d</text:p>
          </table:table-cell>
          <table:table-cell table:style-name="ce7" office:value-type="string" calcext:value-type="string">
            <text:p>ld d,e</text:p>
          </table:table-cell>
          <table:table-cell table:style-name="ce7" office:value-type="string" calcext:value-type="string">
            <text:p>ld d,h</text:p>
          </table:table-cell>
          <table:table-cell table:style-name="ce7" office:value-type="string" calcext:value-type="string">
            <text:p>ld d,l</text:p>
          </table:table-cell>
          <table:table-cell table:style-name="ce7" office:value-type="string" calcext:value-type="string">
            <text:p>ld d,(hl)</text:p>
          </table:table-cell>
          <table:table-cell table:style-name="ce7" office:value-type="string" calcext:value-type="string">
            <text:p>ld d,a</text:p>
          </table:table-cell>
          <table:table-cell table:style-name="ce7" office:value-type="string" calcext:value-type="string">
            <text:p>ld e,b</text:p>
          </table:table-cell>
          <table:table-cell table:style-name="ce7" office:value-type="string" calcext:value-type="string">
            <text:p>ld e,c</text:p>
          </table:table-cell>
          <table:table-cell table:style-name="ce7" office:value-type="string" calcext:value-type="string">
            <text:p>ld e,d</text:p>
          </table:table-cell>
          <table:table-cell table:style-name="ce7" office:value-type="string" calcext:value-type="string">
            <text:p>ld e,e</text:p>
          </table:table-cell>
          <table:table-cell table:style-name="ce7" office:value-type="string" calcext:value-type="string">
            <text:p>ld e,h</text:p>
          </table:table-cell>
          <table:table-cell table:style-name="ce7" office:value-type="string" calcext:value-type="string">
            <text:p>ld e,l</text:p>
          </table:table-cell>
          <table:table-cell table:style-name="ce7" office:value-type="string" calcext:value-type="string">
            <text:p>ld e,(hl)</text:p>
          </table:table-cell>
          <table:table-cell table:style-name="ce7" office:value-type="string" calcext:value-type="string">
            <text:p>ld e,a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6x </text:p>
          </table:table-cell>
          <table:table-cell table:style-name="ce7" office:value-type="string" calcext:value-type="string">
            <text:p>ld h,b</text:p>
          </table:table-cell>
          <table:table-cell table:style-name="ce7" office:value-type="string" calcext:value-type="string">
            <text:p>ld h,c</text:p>
          </table:table-cell>
          <table:table-cell table:style-name="ce7" office:value-type="string" calcext:value-type="string">
            <text:p>ld h,d</text:p>
          </table:table-cell>
          <table:table-cell table:style-name="ce7" office:value-type="string" calcext:value-type="string">
            <text:p>ld h,e</text:p>
          </table:table-cell>
          <table:table-cell table:style-name="ce7" office:value-type="string" calcext:value-type="string">
            <text:p>ld h,h</text:p>
          </table:table-cell>
          <table:table-cell table:style-name="ce7" office:value-type="string" calcext:value-type="string">
            <text:p>ld h,l</text:p>
          </table:table-cell>
          <table:table-cell table:style-name="ce7" office:value-type="string" calcext:value-type="string">
            <text:p>ld h,(hl)</text:p>
          </table:table-cell>
          <table:table-cell table:style-name="ce7" office:value-type="string" calcext:value-type="string">
            <text:p>ld h,a</text:p>
          </table:table-cell>
          <table:table-cell table:style-name="ce7" office:value-type="string" calcext:value-type="string">
            <text:p>ld l,b</text:p>
          </table:table-cell>
          <table:table-cell table:style-name="ce7" office:value-type="string" calcext:value-type="string">
            <text:p>ld l,c</text:p>
          </table:table-cell>
          <table:table-cell table:style-name="ce7" office:value-type="string" calcext:value-type="string">
            <text:p>ld l,d</text:p>
          </table:table-cell>
          <table:table-cell table:style-name="ce7" office:value-type="string" calcext:value-type="string">
            <text:p>ld l,e</text:p>
          </table:table-cell>
          <table:table-cell table:style-name="ce7" office:value-type="string" calcext:value-type="string">
            <text:p>ld l,h</text:p>
          </table:table-cell>
          <table:table-cell table:style-name="ce7" office:value-type="string" calcext:value-type="string">
            <text:p>ld l,l</text:p>
          </table:table-cell>
          <table:table-cell table:style-name="ce7" office:value-type="string" calcext:value-type="string">
            <text:p>ld l,(hl)</text:p>
          </table:table-cell>
          <table:table-cell table:style-name="ce7" office:value-type="string" calcext:value-type="string">
            <text:p>ld l,a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7x </text:p>
          </table:table-cell>
          <table:table-cell table:style-name="ce7" office:value-type="string" calcext:value-type="string">
            <text:p>ld (hl),b</text:p>
          </table:table-cell>
          <table:table-cell table:style-name="ce7" office:value-type="string" calcext:value-type="string">
            <text:p>ld (hl),c</text:p>
          </table:table-cell>
          <table:table-cell table:style-name="ce7" office:value-type="string" calcext:value-type="string">
            <text:p>ld (hl),d</text:p>
          </table:table-cell>
          <table:table-cell table:style-name="ce7" office:value-type="string" calcext:value-type="string">
            <text:p>ld (hl),e</text:p>
          </table:table-cell>
          <table:table-cell table:style-name="ce7" office:value-type="string" calcext:value-type="string">
            <text:p>ld (hl),h</text:p>
          </table:table-cell>
          <table:table-cell table:style-name="ce7" office:value-type="string" calcext:value-type="string">
            <text:p>ld (hl),l</text:p>
          </table:table-cell>
          <table:table-cell table:style-name="ce5" office:value-type="string" calcext:value-type="string">
            <text:p>halt</text:p>
          </table:table-cell>
          <table:table-cell table:style-name="ce7" office:value-type="string" calcext:value-type="string">
            <text:p>ld (hl),a</text:p>
          </table:table-cell>
          <table:table-cell table:style-name="ce7" office:value-type="string" calcext:value-type="string">
            <text:p>ld a,b</text:p>
          </table:table-cell>
          <table:table-cell table:style-name="ce7" office:value-type="string" calcext:value-type="string">
            <text:p>ld a,c</text:p>
          </table:table-cell>
          <table:table-cell table:style-name="ce7" office:value-type="string" calcext:value-type="string">
            <text:p>ld a,d</text:p>
          </table:table-cell>
          <table:table-cell table:style-name="ce7" office:value-type="string" calcext:value-type="string">
            <text:p>ld a,e</text:p>
          </table:table-cell>
          <table:table-cell table:style-name="ce7" office:value-type="string" calcext:value-type="string">
            <text:p>ld a,h</text:p>
          </table:table-cell>
          <table:table-cell table:style-name="ce7" office:value-type="string" calcext:value-type="string">
            <text:p>ld a,l</text:p>
          </table:table-cell>
          <table:table-cell table:style-name="ce7" office:value-type="string" calcext:value-type="string">
            <text:p>ld a,(hl)</text:p>
          </table:table-cell>
          <table:table-cell table:style-name="ce7" office:value-type="string" calcext:value-type="string">
            <text:p>ld a,a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8x </text:p>
          </table:table-cell>
          <table:table-cell table:style-name="ce8" office:value-type="string" calcext:value-type="string">
            <text:p>add a,b</text:p>
          </table:table-cell>
          <table:table-cell table:style-name="ce8" office:value-type="string" calcext:value-type="string">
            <text:p>add a,c</text:p>
          </table:table-cell>
          <table:table-cell table:style-name="ce8" office:value-type="string" calcext:value-type="string">
            <text:p>add a,d</text:p>
          </table:table-cell>
          <table:table-cell table:style-name="ce8" office:value-type="string" calcext:value-type="string">
            <text:p>add a,e</text:p>
          </table:table-cell>
          <table:table-cell table:style-name="ce8" office:value-type="string" calcext:value-type="string">
            <text:p>add a,h</text:p>
          </table:table-cell>
          <table:table-cell table:style-name="ce8" office:value-type="string" calcext:value-type="string">
            <text:p>add a,l</text:p>
          </table:table-cell>
          <table:table-cell table:style-name="ce8" office:value-type="string" calcext:value-type="string">
            <text:p>add a,(hl)</text:p>
          </table:table-cell>
          <table:table-cell table:style-name="ce8" office:value-type="string" calcext:value-type="string">
            <text:p>add a,a</text:p>
          </table:table-cell>
          <table:table-cell table:style-name="ce8" office:value-type="string" calcext:value-type="string">
            <text:p>adc a,b</text:p>
          </table:table-cell>
          <table:table-cell table:style-name="ce8" office:value-type="string" calcext:value-type="string">
            <text:p>adc a,c</text:p>
          </table:table-cell>
          <table:table-cell table:style-name="ce8" office:value-type="string" calcext:value-type="string">
            <text:p>adc a,d</text:p>
          </table:table-cell>
          <table:table-cell table:style-name="ce8" office:value-type="string" calcext:value-type="string">
            <text:p>adc a,e</text:p>
          </table:table-cell>
          <table:table-cell table:style-name="ce8" office:value-type="string" calcext:value-type="string">
            <text:p>adc a,h</text:p>
          </table:table-cell>
          <table:table-cell table:style-name="ce8" office:value-type="string" calcext:value-type="string">
            <text:p>adc a,l</text:p>
          </table:table-cell>
          <table:table-cell table:style-name="ce8" office:value-type="string" calcext:value-type="string">
            <text:p>adc a,(hl)</text:p>
          </table:table-cell>
          <table:table-cell table:style-name="ce8" office:value-type="string" calcext:value-type="string">
            <text:p>adc a,a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9x </text:p>
          </table:table-cell>
          <table:table-cell table:style-name="ce8" office:value-type="string" calcext:value-type="string">
            <text:p>sub b</text:p>
          </table:table-cell>
          <table:table-cell table:style-name="ce8" office:value-type="string" calcext:value-type="string">
            <text:p>sub c</text:p>
          </table:table-cell>
          <table:table-cell table:style-name="ce8" office:value-type="string" calcext:value-type="string">
            <text:p>sub d</text:p>
          </table:table-cell>
          <table:table-cell table:style-name="ce8" office:value-type="string" calcext:value-type="string">
            <text:p>sub e</text:p>
          </table:table-cell>
          <table:table-cell table:style-name="ce8" office:value-type="string" calcext:value-type="string">
            <text:p>sub h</text:p>
          </table:table-cell>
          <table:table-cell table:style-name="ce8" office:value-type="string" calcext:value-type="string">
            <text:p>sub l</text:p>
          </table:table-cell>
          <table:table-cell table:style-name="ce8" office:value-type="string" calcext:value-type="string">
            <text:p>sub (hl)</text:p>
          </table:table-cell>
          <table:table-cell table:style-name="ce8" office:value-type="string" calcext:value-type="string">
            <text:p>sub a</text:p>
          </table:table-cell>
          <table:table-cell table:style-name="ce8" office:value-type="string" calcext:value-type="string">
            <text:p>sbc a,b</text:p>
          </table:table-cell>
          <table:table-cell table:style-name="ce8" office:value-type="string" calcext:value-type="string">
            <text:p>sbc a,c</text:p>
          </table:table-cell>
          <table:table-cell table:style-name="ce8" office:value-type="string" calcext:value-type="string">
            <text:p>sbc a,d</text:p>
          </table:table-cell>
          <table:table-cell table:style-name="ce8" office:value-type="string" calcext:value-type="string">
            <text:p>sbc a,e</text:p>
          </table:table-cell>
          <table:table-cell table:style-name="ce8" office:value-type="string" calcext:value-type="string">
            <text:p>sbc a,h</text:p>
          </table:table-cell>
          <table:table-cell table:style-name="ce8" office:value-type="string" calcext:value-type="string">
            <text:p>sbc a,l</text:p>
          </table:table-cell>
          <table:table-cell table:style-name="ce8" office:value-type="string" calcext:value-type="string">
            <text:p>sbc a,(hl)</text:p>
          </table:table-cell>
          <table:table-cell table:style-name="ce8" office:value-type="string" calcext:value-type="string">
            <text:p>sbc a,a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Ax </text:p>
          </table:table-cell>
          <table:table-cell table:style-name="ce8" office:value-type="string" calcext:value-type="string">
            <text:p>and b</text:p>
          </table:table-cell>
          <table:table-cell table:style-name="ce8" office:value-type="string" calcext:value-type="string">
            <text:p>and c</text:p>
          </table:table-cell>
          <table:table-cell table:style-name="ce8" office:value-type="string" calcext:value-type="string">
            <text:p>and d</text:p>
          </table:table-cell>
          <table:table-cell table:style-name="ce8" office:value-type="string" calcext:value-type="string">
            <text:p>and e</text:p>
          </table:table-cell>
          <table:table-cell table:style-name="ce8" office:value-type="string" calcext:value-type="string">
            <text:p>and h</text:p>
          </table:table-cell>
          <table:table-cell table:style-name="ce8" office:value-type="string" calcext:value-type="string">
            <text:p>and l</text:p>
          </table:table-cell>
          <table:table-cell table:style-name="ce8" office:value-type="string" calcext:value-type="string">
            <text:p>and (hl)</text:p>
          </table:table-cell>
          <table:table-cell table:style-name="ce8" office:value-type="string" calcext:value-type="string">
            <text:p>and a</text:p>
          </table:table-cell>
          <table:table-cell table:style-name="ce8" office:value-type="string" calcext:value-type="string">
            <text:p>xor b</text:p>
          </table:table-cell>
          <table:table-cell table:style-name="ce8" office:value-type="string" calcext:value-type="string">
            <text:p>xor c</text:p>
          </table:table-cell>
          <table:table-cell table:style-name="ce8" office:value-type="string" calcext:value-type="string">
            <text:p>xor d</text:p>
          </table:table-cell>
          <table:table-cell table:style-name="ce8" office:value-type="string" calcext:value-type="string">
            <text:p>xor e</text:p>
          </table:table-cell>
          <table:table-cell table:style-name="ce8" office:value-type="string" calcext:value-type="string">
            <text:p>xor h</text:p>
          </table:table-cell>
          <table:table-cell table:style-name="ce8" office:value-type="string" calcext:value-type="string">
            <text:p>xor l</text:p>
          </table:table-cell>
          <table:table-cell table:style-name="ce8" office:value-type="string" calcext:value-type="string">
            <text:p>xor (hl)</text:p>
          </table:table-cell>
          <table:table-cell table:style-name="ce8" office:value-type="string" calcext:value-type="string">
            <text:p>xor a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Bx </text:p>
          </table:table-cell>
          <table:table-cell table:style-name="ce8" office:value-type="string" calcext:value-type="string">
            <text:p>or b</text:p>
          </table:table-cell>
          <table:table-cell table:style-name="ce8" office:value-type="string" calcext:value-type="string">
            <text:p>or c</text:p>
          </table:table-cell>
          <table:table-cell table:style-name="ce8" office:value-type="string" calcext:value-type="string">
            <text:p>or d</text:p>
          </table:table-cell>
          <table:table-cell table:style-name="ce8" office:value-type="string" calcext:value-type="string">
            <text:p>or e</text:p>
          </table:table-cell>
          <table:table-cell table:style-name="ce8" office:value-type="string" calcext:value-type="string">
            <text:p>or h</text:p>
          </table:table-cell>
          <table:table-cell table:style-name="ce8" office:value-type="string" calcext:value-type="string">
            <text:p>or l</text:p>
          </table:table-cell>
          <table:table-cell table:style-name="ce8" office:value-type="string" calcext:value-type="string">
            <text:p>or (hl)</text:p>
          </table:table-cell>
          <table:table-cell table:style-name="ce8" office:value-type="string" calcext:value-type="string">
            <text:p>or a</text:p>
          </table:table-cell>
          <table:table-cell table:style-name="ce8" office:value-type="string" calcext:value-type="string">
            <text:p>cp b</text:p>
          </table:table-cell>
          <table:table-cell table:style-name="ce8" office:value-type="string" calcext:value-type="string">
            <text:p>cp c</text:p>
          </table:table-cell>
          <table:table-cell table:style-name="ce8" office:value-type="string" calcext:value-type="string">
            <text:p>cp d</text:p>
          </table:table-cell>
          <table:table-cell table:style-name="ce8" office:value-type="string" calcext:value-type="string">
            <text:p>cp e</text:p>
          </table:table-cell>
          <table:table-cell table:style-name="ce8" office:value-type="string" calcext:value-type="string">
            <text:p>cp h</text:p>
          </table:table-cell>
          <table:table-cell table:style-name="ce8" office:value-type="string" calcext:value-type="string">
            <text:p>cp l</text:p>
          </table:table-cell>
          <table:table-cell table:style-name="ce8" office:value-type="string" calcext:value-type="string">
            <text:p>cp (hl)</text:p>
          </table:table-cell>
          <table:table-cell table:style-name="ce8" office:value-type="string" calcext:value-type="string">
            <text:p>cp a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Cx </text:p>
          </table:table-cell>
          <table:table-cell table:style-name="ce6" office:value-type="string" calcext:value-type="string">
            <text:p>ret nz</text:p>
          </table:table-cell>
          <table:table-cell table:style-name="ce14" office:value-type="string" calcext:value-type="string">
            <text:p>pop bc</text:p>
          </table:table-cell>
          <table:table-cell table:style-name="ce6" office:value-type="string" calcext:value-type="string">
            <text:p>jp nz,a16</text:p>
          </table:table-cell>
          <table:table-cell table:style-name="ce6" office:value-type="string" calcext:value-type="string">
            <text:p>jp a16</text:p>
          </table:table-cell>
          <table:table-cell table:style-name="ce6" office:value-type="string" calcext:value-type="string">
            <text:p>call nz,a16</text:p>
          </table:table-cell>
          <table:table-cell table:style-name="ce14" office:value-type="string" calcext:value-type="string">
            <text:p>push bc</text:p>
          </table:table-cell>
          <table:table-cell table:style-name="ce8" office:value-type="string" calcext:value-type="string">
            <text:p>add a,d8</text:p>
          </table:table-cell>
          <table:table-cell table:style-name="ce6" office:value-type="string" calcext:value-type="string">
            <text:p>rst 00h</text:p>
          </table:table-cell>
          <table:table-cell table:style-name="ce6" office:value-type="string" calcext:value-type="string">
            <text:p>ret z</text:p>
          </table:table-cell>
          <table:table-cell table:style-name="ce6" office:value-type="string" calcext:value-type="string">
            <text:p>ret</text:p>
          </table:table-cell>
          <table:table-cell table:style-name="ce6" office:value-type="string" calcext:value-type="string">
            <text:p>jp z,a16</text:p>
          </table:table-cell>
          <table:table-cell table:style-name="ce5" office:value-type="string" calcext:value-type="string">
            <text:p>prefix cb</text:p>
          </table:table-cell>
          <table:table-cell table:style-name="ce6" office:value-type="string" calcext:value-type="string">
            <text:p>call z,a16</text:p>
          </table:table-cell>
          <table:table-cell table:style-name="ce6" office:value-type="string" calcext:value-type="string">
            <text:p>call a16</text:p>
          </table:table-cell>
          <table:table-cell table:style-name="ce8" office:value-type="string" calcext:value-type="string">
            <text:p>adc a,d8</text:p>
          </table:table-cell>
          <table:table-cell table:style-name="ce6" office:value-type="string" calcext:value-type="string">
            <text:p>rst 08h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Dx </text:p>
          </table:table-cell>
          <table:table-cell table:style-name="ce6" office:value-type="string" calcext:value-type="string">
            <text:p>ret nc</text:p>
          </table:table-cell>
          <table:table-cell table:style-name="ce14" office:value-type="string" calcext:value-type="string">
            <text:p>pop de</text:p>
          </table:table-cell>
          <table:table-cell table:style-name="ce6" office:value-type="string" calcext:value-type="string">
            <text:p>jp nc,a16</text:p>
          </table:table-cell>
          <table:table-cell table:style-name="ce9" office:value-type="string" calcext:value-type="string">
            <text:p> </text:p>
          </table:table-cell>
          <table:table-cell table:style-name="ce6" office:value-type="string" calcext:value-type="string">
            <text:p>call nc,a16</text:p>
          </table:table-cell>
          <table:table-cell table:style-name="ce14" office:value-type="string" calcext:value-type="string">
            <text:p>push de</text:p>
          </table:table-cell>
          <table:table-cell table:style-name="ce8" office:value-type="string" calcext:value-type="string">
            <text:p>sub d8</text:p>
          </table:table-cell>
          <table:table-cell table:style-name="ce6" office:value-type="string" calcext:value-type="string">
            <text:p>rst 10h</text:p>
          </table:table-cell>
          <table:table-cell table:style-name="ce6" office:value-type="string" calcext:value-type="string">
            <text:p>ret c</text:p>
          </table:table-cell>
          <table:table-cell table:style-name="ce6" office:value-type="string" calcext:value-type="string">
            <text:p>reti</text:p>
          </table:table-cell>
          <table:table-cell table:style-name="ce6" office:value-type="string" calcext:value-type="string">
            <text:p>jp c,a16</text:p>
          </table:table-cell>
          <table:table-cell table:style-name="ce9" office:value-type="string" calcext:value-type="string">
            <text:p> </text:p>
          </table:table-cell>
          <table:table-cell table:style-name="ce6" office:value-type="string" calcext:value-type="string">
            <text:p>call c,a16</text:p>
          </table:table-cell>
          <table:table-cell table:style-name="ce9" office:value-type="string" calcext:value-type="string">
            <text:p> </text:p>
          </table:table-cell>
          <table:table-cell table:style-name="ce8" office:value-type="string" calcext:value-type="string">
            <text:p>sbc a,d8</text:p>
          </table:table-cell>
          <table:table-cell table:style-name="ce6" office:value-type="string" calcext:value-type="string">
            <text:p>rst 18h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Ex </text:p>
          </table:table-cell>
          <table:table-cell table:style-name="ce7" office:value-type="string" calcext:value-type="string">
            <text:p>ldh (a8),a</text:p>
          </table:table-cell>
          <table:table-cell table:style-name="ce14" office:value-type="string" calcext:value-type="string">
            <text:p>pop hl</text:p>
          </table:table-cell>
          <table:table-cell table:style-name="ce7" office:value-type="string" calcext:value-type="string">
            <text:p>ld (c),a</text:p>
          </table:table-cell>
          <table:table-cell table:style-name="ce9"/>
          <table:table-cell table:style-name="ce9" office:value-type="string" calcext:value-type="string">
            <text:p> </text:p>
          </table:table-cell>
          <table:table-cell table:style-name="ce14" office:value-type="string" calcext:value-type="string">
            <text:p>push hl</text:p>
          </table:table-cell>
          <table:table-cell table:style-name="ce8" office:value-type="string" calcext:value-type="string">
            <text:p>and d8</text:p>
          </table:table-cell>
          <table:table-cell table:style-name="ce6" office:value-type="string" calcext:value-type="string">
            <text:p>rst 20h</text:p>
          </table:table-cell>
          <table:table-cell table:style-name="ce15" office:value-type="string" calcext:value-type="string">
            <text:p>add sp,r8</text:p>
          </table:table-cell>
          <table:table-cell table:style-name="ce6" office:value-type="string" calcext:value-type="string">
            <text:p>jp (hl)</text:p>
          </table:table-cell>
          <table:table-cell table:style-name="ce7" office:value-type="string" calcext:value-type="string">
            <text:p>ld (a16),a</text:p>
          </table:table-cell>
          <table:table-cell table:style-name="ce9"/>
          <table:table-cell table:style-name="ce9" office:value-type="string" calcext:value-type="string">
            <text:p> </text:p>
          </table:table-cell>
          <table:table-cell table:style-name="ce9"/>
          <table:table-cell table:style-name="ce8" office:value-type="string" calcext:value-type="string">
            <text:p>xor d8</text:p>
          </table:table-cell>
          <table:table-cell table:style-name="ce6" office:value-type="string" calcext:value-type="string">
            <text:p>rst 28h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Fx </text:p>
          </table:table-cell>
          <table:table-cell table:style-name="ce7" office:value-type="string" calcext:value-type="string">
            <text:p>ldh a,(a8)</text:p>
          </table:table-cell>
          <table:table-cell table:style-name="ce14" office:value-type="string" calcext:value-type="string">
            <text:p>pop af</text:p>
          </table:table-cell>
          <table:table-cell table:style-name="ce7" office:value-type="string" calcext:value-type="string">
            <text:p>ld a,(c)</text:p>
          </table:table-cell>
          <table:table-cell table:style-name="ce5" office:value-type="string" calcext:value-type="string">
            <text:p>di</text:p>
          </table:table-cell>
          <table:table-cell table:style-name="ce9"/>
          <table:table-cell table:style-name="ce14" office:value-type="string" calcext:value-type="string">
            <text:p>push af</text:p>
          </table:table-cell>
          <table:table-cell table:style-name="ce8" office:value-type="string" calcext:value-type="string">
            <text:p>or d8</text:p>
          </table:table-cell>
          <table:table-cell table:style-name="ce6" office:value-type="string" calcext:value-type="string">
            <text:p>rst 30h</text:p>
          </table:table-cell>
          <table:table-cell table:style-name="ce14" office:value-type="string" calcext:value-type="string">
            <text:p>ld hl,sp+r8</text:p>
          </table:table-cell>
          <table:table-cell table:style-name="ce14" office:value-type="string" calcext:value-type="string">
            <text:p>ld sp,hl</text:p>
          </table:table-cell>
          <table:table-cell table:style-name="ce7" office:value-type="string" calcext:value-type="string">
            <text:p>ld a,(a16)</text:p>
          </table:table-cell>
          <table:table-cell table:style-name="ce5" office:value-type="string" calcext:value-type="string">
            <text:p>ei</text:p>
          </table:table-cell>
          <table:table-cell table:style-name="ce9" table:number-columns-repeated="2"/>
          <table:table-cell table:style-name="ce8" office:value-type="string" calcext:value-type="string">
            <text:p>cp d8</text:p>
          </table:table-cell>
          <table:table-cell table:style-name="ce6" office:value-type="string" calcext:value-type="string">
            <text:p>rst 38h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Default" office:value-type="string" calcext:value-type="string">
            <text:p>http://clrhome.org/table/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Z80</text:p>
          </table:table-cell>
          <table:table-cell table:style-name="ce1" office:value-type="string" calcext:value-type="string">
            <text:p> x0 </text:p>
          </table:table-cell>
          <table:table-cell table:style-name="ce1" office:value-type="string" calcext:value-type="string">
            <text:p> x1 </text:p>
          </table:table-cell>
          <table:table-cell table:style-name="ce1" office:value-type="string" calcext:value-type="string">
            <text:p> x2 </text:p>
          </table:table-cell>
          <table:table-cell table:style-name="ce1" office:value-type="string" calcext:value-type="string">
            <text:p> x3 </text:p>
          </table:table-cell>
          <table:table-cell table:style-name="ce1" office:value-type="string" calcext:value-type="string">
            <text:p> x4 </text:p>
          </table:table-cell>
          <table:table-cell table:style-name="ce1" office:value-type="string" calcext:value-type="string">
            <text:p> x5 </text:p>
          </table:table-cell>
          <table:table-cell table:style-name="ce1" office:value-type="string" calcext:value-type="string">
            <text:p> x6 </text:p>
          </table:table-cell>
          <table:table-cell table:style-name="ce1" office:value-type="string" calcext:value-type="string">
            <text:p> x7 </text:p>
          </table:table-cell>
          <table:table-cell table:style-name="ce1" office:value-type="string" calcext:value-type="string">
            <text:p> x8 </text:p>
          </table:table-cell>
          <table:table-cell table:style-name="ce1" office:value-type="string" calcext:value-type="string">
            <text:p> x9 </text:p>
          </table:table-cell>
          <table:table-cell table:style-name="ce1" office:value-type="string" calcext:value-type="string">
            <text:p> xA </text:p>
          </table:table-cell>
          <table:table-cell table:style-name="ce1" office:value-type="string" calcext:value-type="string">
            <text:p> xB </text:p>
          </table:table-cell>
          <table:table-cell table:style-name="ce1" office:value-type="string" calcext:value-type="string">
            <text:p> xC </text:p>
          </table:table-cell>
          <table:table-cell table:style-name="ce1" office:value-type="string" calcext:value-type="string">
            <text:p> xD </text:p>
          </table:table-cell>
          <table:table-cell table:style-name="ce1" office:value-type="string" calcext:value-type="string">
            <text:p> xE </text:p>
          </table:table-cell>
          <table:table-cell table:style-name="ce1" office:value-type="string" calcext:value-type="string">
            <text:p> xF 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0x </text:p>
          </table:table-cell>
          <table:table-cell table:style-name="ce9" office:value-type="string" calcext:value-type="string">
            <text:p>nop</text:p>
          </table:table-cell>
          <table:table-cell table:style-name="ce9" office:value-type="string" calcext:value-type="string">
            <text:p>ld bc,**</text:p>
          </table:table-cell>
          <table:table-cell table:style-name="ce9" office:value-type="string" calcext:value-type="string">
            <text:p>ld (bc),a</text:p>
          </table:table-cell>
          <table:table-cell table:style-name="ce9" office:value-type="string" calcext:value-type="string">
            <text:p>inc bc</text:p>
          </table:table-cell>
          <table:table-cell table:style-name="ce9" office:value-type="string" calcext:value-type="string">
            <text:p>inc b</text:p>
          </table:table-cell>
          <table:table-cell table:style-name="ce9" office:value-type="string" calcext:value-type="string">
            <text:p>dec b</text:p>
          </table:table-cell>
          <table:table-cell table:style-name="ce9" office:value-type="string" calcext:value-type="string">
            <text:p>ld b,*</text:p>
          </table:table-cell>
          <table:table-cell table:style-name="ce9" office:value-type="string" calcext:value-type="string">
            <text:p>rlca</text:p>
          </table:table-cell>
          <table:table-cell table:style-name="ce9" office:value-type="string" calcext:value-type="string">
            <text:p>ex af,af'</text:p>
          </table:table-cell>
          <table:table-cell table:style-name="ce9" office:value-type="string" calcext:value-type="string">
            <text:p>add hl,bc</text:p>
          </table:table-cell>
          <table:table-cell table:style-name="ce9" office:value-type="string" calcext:value-type="string">
            <text:p>ld a,(bc)</text:p>
          </table:table-cell>
          <table:table-cell table:style-name="ce9" office:value-type="string" calcext:value-type="string">
            <text:p>dec bc</text:p>
          </table:table-cell>
          <table:table-cell table:style-name="ce9" office:value-type="string" calcext:value-type="string">
            <text:p>inc c</text:p>
          </table:table-cell>
          <table:table-cell table:style-name="ce9" office:value-type="string" calcext:value-type="string">
            <text:p>dec c</text:p>
          </table:table-cell>
          <table:table-cell table:style-name="ce9" office:value-type="string" calcext:value-type="string">
            <text:p>ld c,*</text:p>
          </table:table-cell>
          <table:table-cell table:style-name="ce9" office:value-type="string" calcext:value-type="string">
            <text:p>rrca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1x </text:p>
          </table:table-cell>
          <table:table-cell table:style-name="ce9" office:value-type="string" calcext:value-type="string">
            <text:p>djnz *</text:p>
          </table:table-cell>
          <table:table-cell table:style-name="ce9" office:value-type="string" calcext:value-type="string">
            <text:p>ld de,**</text:p>
          </table:table-cell>
          <table:table-cell table:style-name="ce9" office:value-type="string" calcext:value-type="string">
            <text:p>ld (de),a</text:p>
          </table:table-cell>
          <table:table-cell table:style-name="ce9" office:value-type="string" calcext:value-type="string">
            <text:p>inc de</text:p>
          </table:table-cell>
          <table:table-cell table:style-name="ce9" office:value-type="string" calcext:value-type="string">
            <text:p>inc d</text:p>
          </table:table-cell>
          <table:table-cell table:style-name="ce9" office:value-type="string" calcext:value-type="string">
            <text:p>dec d</text:p>
          </table:table-cell>
          <table:table-cell table:style-name="ce9" office:value-type="string" calcext:value-type="string">
            <text:p>ld d,*</text:p>
          </table:table-cell>
          <table:table-cell table:style-name="ce9" office:value-type="string" calcext:value-type="string">
            <text:p>rla</text:p>
          </table:table-cell>
          <table:table-cell table:style-name="ce9" office:value-type="string" calcext:value-type="string">
            <text:p>jr *</text:p>
          </table:table-cell>
          <table:table-cell table:style-name="ce9" office:value-type="string" calcext:value-type="string">
            <text:p>add hl,de</text:p>
          </table:table-cell>
          <table:table-cell table:style-name="ce9" office:value-type="string" calcext:value-type="string">
            <text:p>ld a,(de)</text:p>
          </table:table-cell>
          <table:table-cell table:style-name="ce9" office:value-type="string" calcext:value-type="string">
            <text:p>dec de</text:p>
          </table:table-cell>
          <table:table-cell table:style-name="ce9" office:value-type="string" calcext:value-type="string">
            <text:p>inc e</text:p>
          </table:table-cell>
          <table:table-cell table:style-name="ce9" office:value-type="string" calcext:value-type="string">
            <text:p>dec e</text:p>
          </table:table-cell>
          <table:table-cell table:style-name="ce9" office:value-type="string" calcext:value-type="string">
            <text:p>ld e,*</text:p>
          </table:table-cell>
          <table:table-cell table:style-name="ce9" office:value-type="string" calcext:value-type="string">
            <text:p>rra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2x </text:p>
          </table:table-cell>
          <table:table-cell table:style-name="ce9" office:value-type="string" calcext:value-type="string">
            <text:p>jr nz,*</text:p>
          </table:table-cell>
          <table:table-cell table:style-name="ce9" office:value-type="string" calcext:value-type="string">
            <text:p>ld hl,**</text:p>
          </table:table-cell>
          <table:table-cell table:style-name="ce9" office:value-type="string" calcext:value-type="string">
            <text:p>ld (**),hl</text:p>
          </table:table-cell>
          <table:table-cell table:style-name="ce9" office:value-type="string" calcext:value-type="string">
            <text:p>inc hl</text:p>
          </table:table-cell>
          <table:table-cell table:style-name="ce9" office:value-type="string" calcext:value-type="string">
            <text:p>inc h</text:p>
          </table:table-cell>
          <table:table-cell table:style-name="ce9" office:value-type="string" calcext:value-type="string">
            <text:p>dec h</text:p>
          </table:table-cell>
          <table:table-cell table:style-name="ce9" office:value-type="string" calcext:value-type="string">
            <text:p>ld h,*</text:p>
          </table:table-cell>
          <table:table-cell table:style-name="ce9" office:value-type="string" calcext:value-type="string">
            <text:p>daa</text:p>
          </table:table-cell>
          <table:table-cell table:style-name="ce9" office:value-type="string" calcext:value-type="string">
            <text:p>jr z,*</text:p>
          </table:table-cell>
          <table:table-cell table:style-name="ce9" office:value-type="string" calcext:value-type="string">
            <text:p>add hl,hl</text:p>
          </table:table-cell>
          <table:table-cell table:style-name="ce9" office:value-type="string" calcext:value-type="string">
            <text:p>ld hl,(**)</text:p>
          </table:table-cell>
          <table:table-cell table:style-name="ce9" office:value-type="string" calcext:value-type="string">
            <text:p>dec hl</text:p>
          </table:table-cell>
          <table:table-cell table:style-name="ce9" office:value-type="string" calcext:value-type="string">
            <text:p>inc l</text:p>
          </table:table-cell>
          <table:table-cell table:style-name="ce9" office:value-type="string" calcext:value-type="string">
            <text:p>dec l</text:p>
          </table:table-cell>
          <table:table-cell table:style-name="ce9" office:value-type="string" calcext:value-type="string">
            <text:p>ld l,*</text:p>
          </table:table-cell>
          <table:table-cell table:style-name="ce9" office:value-type="string" calcext:value-type="string">
            <text:p>cpl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3x </text:p>
          </table:table-cell>
          <table:table-cell table:style-name="ce9" office:value-type="string" calcext:value-type="string">
            <text:p>jr nc,*</text:p>
          </table:table-cell>
          <table:table-cell table:style-name="ce9" office:value-type="string" calcext:value-type="string">
            <text:p>ld sp,**</text:p>
          </table:table-cell>
          <table:table-cell table:style-name="ce9" office:value-type="string" calcext:value-type="string">
            <text:p>ld (**),a</text:p>
          </table:table-cell>
          <table:table-cell table:style-name="ce9" office:value-type="string" calcext:value-type="string">
            <text:p>inc sp</text:p>
          </table:table-cell>
          <table:table-cell table:style-name="ce9" office:value-type="string" calcext:value-type="string">
            <text:p>inc (hl)</text:p>
          </table:table-cell>
          <table:table-cell table:style-name="ce9" office:value-type="string" calcext:value-type="string">
            <text:p>dec (hl)</text:p>
          </table:table-cell>
          <table:table-cell table:style-name="ce9" office:value-type="string" calcext:value-type="string">
            <text:p>ld (hl),*</text:p>
          </table:table-cell>
          <table:table-cell table:style-name="ce9" office:value-type="string" calcext:value-type="string">
            <text:p>scf</text:p>
          </table:table-cell>
          <table:table-cell table:style-name="ce9" office:value-type="string" calcext:value-type="string">
            <text:p>jr c,*</text:p>
          </table:table-cell>
          <table:table-cell table:style-name="ce9" office:value-type="string" calcext:value-type="string">
            <text:p>add hl,sp</text:p>
          </table:table-cell>
          <table:table-cell table:style-name="ce9" office:value-type="string" calcext:value-type="string">
            <text:p>ld a,(**)</text:p>
          </table:table-cell>
          <table:table-cell table:style-name="ce9" office:value-type="string" calcext:value-type="string">
            <text:p>dec sp</text:p>
          </table:table-cell>
          <table:table-cell table:style-name="ce9" office:value-type="string" calcext:value-type="string">
            <text:p>inc a</text:p>
          </table:table-cell>
          <table:table-cell table:style-name="ce9" office:value-type="string" calcext:value-type="string">
            <text:p>dec a</text:p>
          </table:table-cell>
          <table:table-cell table:style-name="ce9" office:value-type="string" calcext:value-type="string">
            <text:p>ld a,*</text:p>
          </table:table-cell>
          <table:table-cell table:style-name="ce9" office:value-type="string" calcext:value-type="string">
            <text:p>ccf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4x </text:p>
          </table:table-cell>
          <table:table-cell table:style-name="ce9" office:value-type="string" calcext:value-type="string">
            <text:p>ld b,b</text:p>
          </table:table-cell>
          <table:table-cell table:style-name="ce9" office:value-type="string" calcext:value-type="string">
            <text:p>ld b,c</text:p>
          </table:table-cell>
          <table:table-cell table:style-name="ce9" office:value-type="string" calcext:value-type="string">
            <text:p>ld b,d</text:p>
          </table:table-cell>
          <table:table-cell table:style-name="ce9" office:value-type="string" calcext:value-type="string">
            <text:p>ld b,e</text:p>
          </table:table-cell>
          <table:table-cell table:style-name="ce9" office:value-type="string" calcext:value-type="string">
            <text:p>ld b,h</text:p>
          </table:table-cell>
          <table:table-cell table:style-name="ce9" office:value-type="string" calcext:value-type="string">
            <text:p>ld b,l</text:p>
          </table:table-cell>
          <table:table-cell table:style-name="ce9" office:value-type="string" calcext:value-type="string">
            <text:p>ld b,(hl)</text:p>
          </table:table-cell>
          <table:table-cell table:style-name="ce9" office:value-type="string" calcext:value-type="string">
            <text:p>ld b,a</text:p>
          </table:table-cell>
          <table:table-cell table:style-name="ce9" office:value-type="string" calcext:value-type="string">
            <text:p>ld c,b</text:p>
          </table:table-cell>
          <table:table-cell table:style-name="ce9" office:value-type="string" calcext:value-type="string">
            <text:p>ld c,c</text:p>
          </table:table-cell>
          <table:table-cell table:style-name="ce9" office:value-type="string" calcext:value-type="string">
            <text:p>ld c,d</text:p>
          </table:table-cell>
          <table:table-cell table:style-name="ce9" office:value-type="string" calcext:value-type="string">
            <text:p>ld c,e</text:p>
          </table:table-cell>
          <table:table-cell table:style-name="ce9" office:value-type="string" calcext:value-type="string">
            <text:p>ld c,h</text:p>
          </table:table-cell>
          <table:table-cell table:style-name="ce9" office:value-type="string" calcext:value-type="string">
            <text:p>ld c,l</text:p>
          </table:table-cell>
          <table:table-cell table:style-name="ce9" office:value-type="string" calcext:value-type="string">
            <text:p>ld c,(hl)</text:p>
          </table:table-cell>
          <table:table-cell table:style-name="ce9" office:value-type="string" calcext:value-type="string">
            <text:p>ld c,a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5x </text:p>
          </table:table-cell>
          <table:table-cell table:style-name="ce9" office:value-type="string" calcext:value-type="string">
            <text:p>ld d,b</text:p>
          </table:table-cell>
          <table:table-cell table:style-name="ce9" office:value-type="string" calcext:value-type="string">
            <text:p>ld d,c</text:p>
          </table:table-cell>
          <table:table-cell table:style-name="ce9" office:value-type="string" calcext:value-type="string">
            <text:p>ld d,d</text:p>
          </table:table-cell>
          <table:table-cell table:style-name="ce9" office:value-type="string" calcext:value-type="string">
            <text:p>ld d,e</text:p>
          </table:table-cell>
          <table:table-cell table:style-name="ce9" office:value-type="string" calcext:value-type="string">
            <text:p>ld d,h</text:p>
          </table:table-cell>
          <table:table-cell table:style-name="ce9" office:value-type="string" calcext:value-type="string">
            <text:p>ld d,l</text:p>
          </table:table-cell>
          <table:table-cell table:style-name="ce9" office:value-type="string" calcext:value-type="string">
            <text:p>ld d,(hl)</text:p>
          </table:table-cell>
          <table:table-cell table:style-name="ce9" office:value-type="string" calcext:value-type="string">
            <text:p>ld d,a</text:p>
          </table:table-cell>
          <table:table-cell table:style-name="ce9" office:value-type="string" calcext:value-type="string">
            <text:p>ld e,b</text:p>
          </table:table-cell>
          <table:table-cell table:style-name="ce9" office:value-type="string" calcext:value-type="string">
            <text:p>ld e,c</text:p>
          </table:table-cell>
          <table:table-cell table:style-name="ce9" office:value-type="string" calcext:value-type="string">
            <text:p>ld e,d</text:p>
          </table:table-cell>
          <table:table-cell table:style-name="ce9" office:value-type="string" calcext:value-type="string">
            <text:p>ld e,e</text:p>
          </table:table-cell>
          <table:table-cell table:style-name="ce9" office:value-type="string" calcext:value-type="string">
            <text:p>ld e,h</text:p>
          </table:table-cell>
          <table:table-cell table:style-name="ce9" office:value-type="string" calcext:value-type="string">
            <text:p>ld e,l</text:p>
          </table:table-cell>
          <table:table-cell table:style-name="ce9" office:value-type="string" calcext:value-type="string">
            <text:p>ld e,(hl)</text:p>
          </table:table-cell>
          <table:table-cell table:style-name="ce9" office:value-type="string" calcext:value-type="string">
            <text:p>ld e,a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6x </text:p>
          </table:table-cell>
          <table:table-cell table:style-name="ce9" office:value-type="string" calcext:value-type="string">
            <text:p>ld h,b</text:p>
          </table:table-cell>
          <table:table-cell table:style-name="ce9" office:value-type="string" calcext:value-type="string">
            <text:p>ld h,c</text:p>
          </table:table-cell>
          <table:table-cell table:style-name="ce9" office:value-type="string" calcext:value-type="string">
            <text:p>ld h,d</text:p>
          </table:table-cell>
          <table:table-cell table:style-name="ce9" office:value-type="string" calcext:value-type="string">
            <text:p>ld h,e</text:p>
          </table:table-cell>
          <table:table-cell table:style-name="ce9" office:value-type="string" calcext:value-type="string">
            <text:p>ld h,h</text:p>
          </table:table-cell>
          <table:table-cell table:style-name="ce9" office:value-type="string" calcext:value-type="string">
            <text:p>ld h,l</text:p>
          </table:table-cell>
          <table:table-cell table:style-name="ce9" office:value-type="string" calcext:value-type="string">
            <text:p>ld h,(hl)</text:p>
          </table:table-cell>
          <table:table-cell table:style-name="ce9" office:value-type="string" calcext:value-type="string">
            <text:p>ld h,a</text:p>
          </table:table-cell>
          <table:table-cell table:style-name="ce9" office:value-type="string" calcext:value-type="string">
            <text:p>ld l,b</text:p>
          </table:table-cell>
          <table:table-cell table:style-name="ce9" office:value-type="string" calcext:value-type="string">
            <text:p>ld l,c</text:p>
          </table:table-cell>
          <table:table-cell table:style-name="ce9" office:value-type="string" calcext:value-type="string">
            <text:p>ld l,d</text:p>
          </table:table-cell>
          <table:table-cell table:style-name="ce9" office:value-type="string" calcext:value-type="string">
            <text:p>ld l,e</text:p>
          </table:table-cell>
          <table:table-cell table:style-name="ce9" office:value-type="string" calcext:value-type="string">
            <text:p>ld l,h</text:p>
          </table:table-cell>
          <table:table-cell table:style-name="ce9" office:value-type="string" calcext:value-type="string">
            <text:p>ld l,l</text:p>
          </table:table-cell>
          <table:table-cell table:style-name="ce9" office:value-type="string" calcext:value-type="string">
            <text:p>ld l,(hl)</text:p>
          </table:table-cell>
          <table:table-cell table:style-name="ce9" office:value-type="string" calcext:value-type="string">
            <text:p>ld l,a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7x </text:p>
          </table:table-cell>
          <table:table-cell table:style-name="ce9" office:value-type="string" calcext:value-type="string">
            <text:p>ld (hl),b</text:p>
          </table:table-cell>
          <table:table-cell table:style-name="ce9" office:value-type="string" calcext:value-type="string">
            <text:p>ld (hl),c</text:p>
          </table:table-cell>
          <table:table-cell table:style-name="ce9" office:value-type="string" calcext:value-type="string">
            <text:p>ld (hl),d</text:p>
          </table:table-cell>
          <table:table-cell table:style-name="ce9" office:value-type="string" calcext:value-type="string">
            <text:p>ld (hl),e</text:p>
          </table:table-cell>
          <table:table-cell table:style-name="ce9" office:value-type="string" calcext:value-type="string">
            <text:p>ld (hl),h</text:p>
          </table:table-cell>
          <table:table-cell table:style-name="ce9" office:value-type="string" calcext:value-type="string">
            <text:p>ld (hl),l</text:p>
          </table:table-cell>
          <table:table-cell table:style-name="ce9" office:value-type="string" calcext:value-type="string">
            <text:p>halt</text:p>
          </table:table-cell>
          <table:table-cell table:style-name="ce9" office:value-type="string" calcext:value-type="string">
            <text:p>ld (hl),a</text:p>
          </table:table-cell>
          <table:table-cell table:style-name="ce9" office:value-type="string" calcext:value-type="string">
            <text:p>ld a,b</text:p>
          </table:table-cell>
          <table:table-cell table:style-name="ce9" office:value-type="string" calcext:value-type="string">
            <text:p>ld a,c</text:p>
          </table:table-cell>
          <table:table-cell table:style-name="ce9" office:value-type="string" calcext:value-type="string">
            <text:p>ld a,d</text:p>
          </table:table-cell>
          <table:table-cell table:style-name="ce9" office:value-type="string" calcext:value-type="string">
            <text:p>ld a,e</text:p>
          </table:table-cell>
          <table:table-cell table:style-name="ce9" office:value-type="string" calcext:value-type="string">
            <text:p>ld a,h</text:p>
          </table:table-cell>
          <table:table-cell table:style-name="ce9" office:value-type="string" calcext:value-type="string">
            <text:p>ld a,l</text:p>
          </table:table-cell>
          <table:table-cell table:style-name="ce9" office:value-type="string" calcext:value-type="string">
            <text:p>ld a,(hl)</text:p>
          </table:table-cell>
          <table:table-cell table:style-name="ce9" office:value-type="string" calcext:value-type="string">
            <text:p>ld a,a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8x </text:p>
          </table:table-cell>
          <table:table-cell table:style-name="ce9" office:value-type="string" calcext:value-type="string">
            <text:p>add a,b</text:p>
          </table:table-cell>
          <table:table-cell table:style-name="ce9" office:value-type="string" calcext:value-type="string">
            <text:p>add a,c</text:p>
          </table:table-cell>
          <table:table-cell table:style-name="ce9" office:value-type="string" calcext:value-type="string">
            <text:p>add a,d</text:p>
          </table:table-cell>
          <table:table-cell table:style-name="ce9" office:value-type="string" calcext:value-type="string">
            <text:p>add a,e</text:p>
          </table:table-cell>
          <table:table-cell table:style-name="ce9" office:value-type="string" calcext:value-type="string">
            <text:p>add a,h</text:p>
          </table:table-cell>
          <table:table-cell table:style-name="ce9" office:value-type="string" calcext:value-type="string">
            <text:p>add a,l</text:p>
          </table:table-cell>
          <table:table-cell table:style-name="ce9" office:value-type="string" calcext:value-type="string">
            <text:p>add a,(hl)</text:p>
          </table:table-cell>
          <table:table-cell table:style-name="ce9" office:value-type="string" calcext:value-type="string">
            <text:p>add a,a</text:p>
          </table:table-cell>
          <table:table-cell table:style-name="ce9" office:value-type="string" calcext:value-type="string">
            <text:p>adc a,b</text:p>
          </table:table-cell>
          <table:table-cell table:style-name="ce9" office:value-type="string" calcext:value-type="string">
            <text:p>adc a,c</text:p>
          </table:table-cell>
          <table:table-cell table:style-name="ce9" office:value-type="string" calcext:value-type="string">
            <text:p>adc a,d</text:p>
          </table:table-cell>
          <table:table-cell table:style-name="ce9" office:value-type="string" calcext:value-type="string">
            <text:p>adc a,e</text:p>
          </table:table-cell>
          <table:table-cell table:style-name="ce9" office:value-type="string" calcext:value-type="string">
            <text:p>adc a,h</text:p>
          </table:table-cell>
          <table:table-cell table:style-name="ce9" office:value-type="string" calcext:value-type="string">
            <text:p>adc a,l</text:p>
          </table:table-cell>
          <table:table-cell table:style-name="ce9" office:value-type="string" calcext:value-type="string">
            <text:p>adc a,(hl)</text:p>
          </table:table-cell>
          <table:table-cell table:style-name="ce9" office:value-type="string" calcext:value-type="string">
            <text:p>adc a,a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9x </text:p>
          </table:table-cell>
          <table:table-cell table:style-name="ce9" office:value-type="string" calcext:value-type="string">
            <text:p>sub b</text:p>
          </table:table-cell>
          <table:table-cell table:style-name="ce9" office:value-type="string" calcext:value-type="string">
            <text:p>sub c</text:p>
          </table:table-cell>
          <table:table-cell table:style-name="ce9" office:value-type="string" calcext:value-type="string">
            <text:p>sub d</text:p>
          </table:table-cell>
          <table:table-cell table:style-name="ce9" office:value-type="string" calcext:value-type="string">
            <text:p>sub e</text:p>
          </table:table-cell>
          <table:table-cell table:style-name="ce9" office:value-type="string" calcext:value-type="string">
            <text:p>sub h</text:p>
          </table:table-cell>
          <table:table-cell table:style-name="ce9" office:value-type="string" calcext:value-type="string">
            <text:p>sub l</text:p>
          </table:table-cell>
          <table:table-cell table:style-name="ce9" office:value-type="string" calcext:value-type="string">
            <text:p>sub (hl)</text:p>
          </table:table-cell>
          <table:table-cell table:style-name="ce9" office:value-type="string" calcext:value-type="string">
            <text:p>sub a</text:p>
          </table:table-cell>
          <table:table-cell table:style-name="ce9" office:value-type="string" calcext:value-type="string">
            <text:p>sbc a,b</text:p>
          </table:table-cell>
          <table:table-cell table:style-name="ce9" office:value-type="string" calcext:value-type="string">
            <text:p>sbc a,c</text:p>
          </table:table-cell>
          <table:table-cell table:style-name="ce9" office:value-type="string" calcext:value-type="string">
            <text:p>sbc a,d</text:p>
          </table:table-cell>
          <table:table-cell table:style-name="ce9" office:value-type="string" calcext:value-type="string">
            <text:p>sbc a,e</text:p>
          </table:table-cell>
          <table:table-cell table:style-name="ce9" office:value-type="string" calcext:value-type="string">
            <text:p>sbc a,h</text:p>
          </table:table-cell>
          <table:table-cell table:style-name="ce9" office:value-type="string" calcext:value-type="string">
            <text:p>sbc a,l</text:p>
          </table:table-cell>
          <table:table-cell table:style-name="ce9" office:value-type="string" calcext:value-type="string">
            <text:p>sbc a,(hl)</text:p>
          </table:table-cell>
          <table:table-cell table:style-name="ce9" office:value-type="string" calcext:value-type="string">
            <text:p>sbc a,a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Ax </text:p>
          </table:table-cell>
          <table:table-cell table:style-name="ce9" office:value-type="string" calcext:value-type="string">
            <text:p>and b</text:p>
          </table:table-cell>
          <table:table-cell table:style-name="ce9" office:value-type="string" calcext:value-type="string">
            <text:p>and c</text:p>
          </table:table-cell>
          <table:table-cell table:style-name="ce9" office:value-type="string" calcext:value-type="string">
            <text:p>and d</text:p>
          </table:table-cell>
          <table:table-cell table:style-name="ce9" office:value-type="string" calcext:value-type="string">
            <text:p>and e</text:p>
          </table:table-cell>
          <table:table-cell table:style-name="ce9" office:value-type="string" calcext:value-type="string">
            <text:p>and h</text:p>
          </table:table-cell>
          <table:table-cell table:style-name="ce9" office:value-type="string" calcext:value-type="string">
            <text:p>and l</text:p>
          </table:table-cell>
          <table:table-cell table:style-name="ce9" office:value-type="string" calcext:value-type="string">
            <text:p>and (hl)</text:p>
          </table:table-cell>
          <table:table-cell table:style-name="ce9" office:value-type="string" calcext:value-type="string">
            <text:p>and a</text:p>
          </table:table-cell>
          <table:table-cell table:style-name="ce9" office:value-type="string" calcext:value-type="string">
            <text:p>xor b</text:p>
          </table:table-cell>
          <table:table-cell table:style-name="ce9" office:value-type="string" calcext:value-type="string">
            <text:p>xor c</text:p>
          </table:table-cell>
          <table:table-cell table:style-name="ce9" office:value-type="string" calcext:value-type="string">
            <text:p>xor d</text:p>
          </table:table-cell>
          <table:table-cell table:style-name="ce9" office:value-type="string" calcext:value-type="string">
            <text:p>xor e</text:p>
          </table:table-cell>
          <table:table-cell table:style-name="ce9" office:value-type="string" calcext:value-type="string">
            <text:p>xor h</text:p>
          </table:table-cell>
          <table:table-cell table:style-name="ce9" office:value-type="string" calcext:value-type="string">
            <text:p>xor l</text:p>
          </table:table-cell>
          <table:table-cell table:style-name="ce9" office:value-type="string" calcext:value-type="string">
            <text:p>xor (hl)</text:p>
          </table:table-cell>
          <table:table-cell table:style-name="ce9" office:value-type="string" calcext:value-type="string">
            <text:p>xor a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Bx </text:p>
          </table:table-cell>
          <table:table-cell table:style-name="ce9" office:value-type="string" calcext:value-type="string">
            <text:p>or b</text:p>
          </table:table-cell>
          <table:table-cell table:style-name="ce9" office:value-type="string" calcext:value-type="string">
            <text:p>or c</text:p>
          </table:table-cell>
          <table:table-cell table:style-name="ce9" office:value-type="string" calcext:value-type="string">
            <text:p>or d</text:p>
          </table:table-cell>
          <table:table-cell table:style-name="ce9" office:value-type="string" calcext:value-type="string">
            <text:p>or e</text:p>
          </table:table-cell>
          <table:table-cell table:style-name="ce9" office:value-type="string" calcext:value-type="string">
            <text:p>or h</text:p>
          </table:table-cell>
          <table:table-cell table:style-name="ce9" office:value-type="string" calcext:value-type="string">
            <text:p>or l</text:p>
          </table:table-cell>
          <table:table-cell table:style-name="ce9" office:value-type="string" calcext:value-type="string">
            <text:p>or (hl)</text:p>
          </table:table-cell>
          <table:table-cell table:style-name="ce9" office:value-type="string" calcext:value-type="string">
            <text:p>or a</text:p>
          </table:table-cell>
          <table:table-cell table:style-name="ce9" office:value-type="string" calcext:value-type="string">
            <text:p>cp b</text:p>
          </table:table-cell>
          <table:table-cell table:style-name="ce9" office:value-type="string" calcext:value-type="string">
            <text:p>cp c</text:p>
          </table:table-cell>
          <table:table-cell table:style-name="ce9" office:value-type="string" calcext:value-type="string">
            <text:p>cp d</text:p>
          </table:table-cell>
          <table:table-cell table:style-name="ce9" office:value-type="string" calcext:value-type="string">
            <text:p>cp e</text:p>
          </table:table-cell>
          <table:table-cell table:style-name="ce9" office:value-type="string" calcext:value-type="string">
            <text:p>cp h</text:p>
          </table:table-cell>
          <table:table-cell table:style-name="ce9" office:value-type="string" calcext:value-type="string">
            <text:p>cp l</text:p>
          </table:table-cell>
          <table:table-cell table:style-name="ce9" office:value-type="string" calcext:value-type="string">
            <text:p>cp (hl)</text:p>
          </table:table-cell>
          <table:table-cell table:style-name="ce9" office:value-type="string" calcext:value-type="string">
            <text:p>cp a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Cx </text:p>
          </table:table-cell>
          <table:table-cell table:style-name="ce9" office:value-type="string" calcext:value-type="string">
            <text:p>ret nz</text:p>
          </table:table-cell>
          <table:table-cell table:style-name="ce9" office:value-type="string" calcext:value-type="string">
            <text:p>pop bc</text:p>
          </table:table-cell>
          <table:table-cell table:style-name="ce9" office:value-type="string" calcext:value-type="string">
            <text:p>jp nz,**</text:p>
          </table:table-cell>
          <table:table-cell table:style-name="ce9" office:value-type="string" calcext:value-type="string">
            <text:p>jp **</text:p>
          </table:table-cell>
          <table:table-cell table:style-name="ce9" office:value-type="string" calcext:value-type="string">
            <text:p>call nz,**</text:p>
          </table:table-cell>
          <table:table-cell table:style-name="ce9" office:value-type="string" calcext:value-type="string">
            <text:p>push bc</text:p>
          </table:table-cell>
          <table:table-cell table:style-name="ce9" office:value-type="string" calcext:value-type="string">
            <text:p>add a,*</text:p>
          </table:table-cell>
          <table:table-cell table:style-name="ce9" office:value-type="string" calcext:value-type="string">
            <text:p>rst 00h</text:p>
          </table:table-cell>
          <table:table-cell table:style-name="ce9" office:value-type="string" calcext:value-type="string">
            <text:p>ret z</text:p>
          </table:table-cell>
          <table:table-cell table:style-name="ce9" office:value-type="string" calcext:value-type="string">
            <text:p>ret</text:p>
          </table:table-cell>
          <table:table-cell table:style-name="ce9" office:value-type="string" calcext:value-type="string">
            <text:p>jp z,**</text:p>
          </table:table-cell>
          <table:table-cell table:style-name="ce9" office:value-type="string" calcext:value-type="string">
            <text:p><text:a xlink:href="http://clrhome.org/table/#table3" xlink:type="simple">BITS</text:a> </text:p>
          </table:table-cell>
          <table:table-cell table:style-name="ce9" office:value-type="string" calcext:value-type="string">
            <text:p>call z,**</text:p>
          </table:table-cell>
          <table:table-cell table:style-name="ce9" office:value-type="string" calcext:value-type="string">
            <text:p>call **</text:p>
          </table:table-cell>
          <table:table-cell table:style-name="ce9" office:value-type="string" calcext:value-type="string">
            <text:p>adc a,*</text:p>
          </table:table-cell>
          <table:table-cell table:style-name="ce9" office:value-type="string" calcext:value-type="string">
            <text:p>rst 08h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Dx </text:p>
          </table:table-cell>
          <table:table-cell table:style-name="ce9" office:value-type="string" calcext:value-type="string">
            <text:p>ret nc</text:p>
          </table:table-cell>
          <table:table-cell table:style-name="ce9" office:value-type="string" calcext:value-type="string">
            <text:p>pop de</text:p>
          </table:table-cell>
          <table:table-cell table:style-name="ce9" office:value-type="string" calcext:value-type="string">
            <text:p>jp nc,**</text:p>
          </table:table-cell>
          <table:table-cell table:style-name="ce9" office:value-type="string" calcext:value-type="string">
            <text:p>out (*),a</text:p>
          </table:table-cell>
          <table:table-cell table:style-name="ce9" office:value-type="string" calcext:value-type="string">
            <text:p>call nc,**</text:p>
          </table:table-cell>
          <table:table-cell table:style-name="ce9" office:value-type="string" calcext:value-type="string">
            <text:p>push de</text:p>
          </table:table-cell>
          <table:table-cell table:style-name="ce9" office:value-type="string" calcext:value-type="string">
            <text:p>sub *</text:p>
          </table:table-cell>
          <table:table-cell table:style-name="ce9" office:value-type="string" calcext:value-type="string">
            <text:p>rst 10h</text:p>
          </table:table-cell>
          <table:table-cell table:style-name="ce9" office:value-type="string" calcext:value-type="string">
            <text:p>ret c</text:p>
          </table:table-cell>
          <table:table-cell table:style-name="ce9" office:value-type="string" calcext:value-type="string">
            <text:p>exx</text:p>
          </table:table-cell>
          <table:table-cell table:style-name="ce9" office:value-type="string" calcext:value-type="string">
            <text:p>jp c,**</text:p>
          </table:table-cell>
          <table:table-cell table:style-name="ce9" office:value-type="string" calcext:value-type="string">
            <text:p>in a,(*)</text:p>
          </table:table-cell>
          <table:table-cell table:style-name="ce9" office:value-type="string" calcext:value-type="string">
            <text:p>call c,**</text:p>
          </table:table-cell>
          <table:table-cell table:style-name="ce9" office:value-type="string" calcext:value-type="string">
            <text:p><text:a xlink:href="http://clrhome.org/table/#table4" xlink:type="simple">IX</text:a> </text:p>
          </table:table-cell>
          <table:table-cell table:style-name="ce9" office:value-type="string" calcext:value-type="string">
            <text:p>sbc a,*</text:p>
          </table:table-cell>
          <table:table-cell table:style-name="ce9" office:value-type="string" calcext:value-type="string">
            <text:p>rst 18h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Ex </text:p>
          </table:table-cell>
          <table:table-cell table:style-name="ce9" office:value-type="string" calcext:value-type="string">
            <text:p>ret po</text:p>
          </table:table-cell>
          <table:table-cell table:style-name="ce9" office:value-type="string" calcext:value-type="string">
            <text:p>pop hl</text:p>
          </table:table-cell>
          <table:table-cell table:style-name="ce9" office:value-type="string" calcext:value-type="string">
            <text:p>jp po,**</text:p>
          </table:table-cell>
          <table:table-cell table:style-name="ce9" office:value-type="string" calcext:value-type="string">
            <text:p>ex (sp),hl</text:p>
          </table:table-cell>
          <table:table-cell table:style-name="ce9" office:value-type="string" calcext:value-type="string">
            <text:p>call po,**</text:p>
          </table:table-cell>
          <table:table-cell table:style-name="ce9" office:value-type="string" calcext:value-type="string">
            <text:p>push hl</text:p>
          </table:table-cell>
          <table:table-cell table:style-name="ce9" office:value-type="string" calcext:value-type="string">
            <text:p>and *</text:p>
          </table:table-cell>
          <table:table-cell table:style-name="ce9" office:value-type="string" calcext:value-type="string">
            <text:p>rst 20h</text:p>
          </table:table-cell>
          <table:table-cell table:style-name="ce9" office:value-type="string" calcext:value-type="string">
            <text:p>ret pe</text:p>
          </table:table-cell>
          <table:table-cell table:style-name="ce9" office:value-type="string" calcext:value-type="string">
            <text:p>jp (hl)</text:p>
          </table:table-cell>
          <table:table-cell table:style-name="ce9" office:value-type="string" calcext:value-type="string">
            <text:p>jp pe,**</text:p>
          </table:table-cell>
          <table:table-cell table:style-name="ce9" office:value-type="string" calcext:value-type="string">
            <text:p>ex de,hl</text:p>
          </table:table-cell>
          <table:table-cell table:style-name="ce9" office:value-type="string" calcext:value-type="string">
            <text:p>call pe,**</text:p>
          </table:table-cell>
          <table:table-cell table:style-name="ce9" office:value-type="string" calcext:value-type="string">
            <text:p><text:a xlink:href="http://clrhome.org/table/#table2" xlink:type="simple">EXTD</text:a> </text:p>
          </table:table-cell>
          <table:table-cell table:style-name="ce9" office:value-type="string" calcext:value-type="string">
            <text:p>xor *</text:p>
          </table:table-cell>
          <table:table-cell table:style-name="ce9" office:value-type="string" calcext:value-type="string">
            <text:p>rst 28h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Fx </text:p>
          </table:table-cell>
          <table:table-cell table:style-name="ce9" office:value-type="string" calcext:value-type="string">
            <text:p>ret p</text:p>
          </table:table-cell>
          <table:table-cell table:style-name="ce9" office:value-type="string" calcext:value-type="string">
            <text:p>pop af</text:p>
          </table:table-cell>
          <table:table-cell table:style-name="ce9" office:value-type="string" calcext:value-type="string">
            <text:p>jp p,**</text:p>
          </table:table-cell>
          <table:table-cell table:style-name="ce9" office:value-type="string" calcext:value-type="string">
            <text:p>di</text:p>
          </table:table-cell>
          <table:table-cell table:style-name="ce9" office:value-type="string" calcext:value-type="string">
            <text:p>call p,**</text:p>
          </table:table-cell>
          <table:table-cell table:style-name="ce9" office:value-type="string" calcext:value-type="string">
            <text:p>push af</text:p>
          </table:table-cell>
          <table:table-cell table:style-name="ce9" office:value-type="string" calcext:value-type="string">
            <text:p>or *</text:p>
          </table:table-cell>
          <table:table-cell table:style-name="ce9" office:value-type="string" calcext:value-type="string">
            <text:p>rst 30h</text:p>
          </table:table-cell>
          <table:table-cell table:style-name="ce9" office:value-type="string" calcext:value-type="string">
            <text:p>ret m</text:p>
          </table:table-cell>
          <table:table-cell table:style-name="ce9" office:value-type="string" calcext:value-type="string">
            <text:p>ld sp,hl</text:p>
          </table:table-cell>
          <table:table-cell table:style-name="ce9" office:value-type="string" calcext:value-type="string">
            <text:p>jp m,**</text:p>
          </table:table-cell>
          <table:table-cell table:style-name="ce9" office:value-type="string" calcext:value-type="string">
            <text:p>ei</text:p>
          </table:table-cell>
          <table:table-cell table:style-name="ce9" office:value-type="string" calcext:value-type="string">
            <text:p>call m,**</text:p>
          </table:table-cell>
          <table:table-cell table:style-name="ce9" office:value-type="string" calcext:value-type="string">
            <text:p><text:a xlink:href="http://clrhome.org/table/#table6" xlink:type="simple">IY</text:a> </text:p>
          </table:table-cell>
          <table:table-cell table:style-name="ce9" office:value-type="string" calcext:value-type="string">
            <text:p>cp *</text:p>
          </table:table-cell>
          <table:table-cell table:style-name="ce9" office:value-type="string" calcext:value-type="string">
            <text:p>rst 38h</text:p>
          </table:table-cell>
          <table:table-cell table:number-columns-repeated="1007"/>
        </table:table-row>
        <table:table-row table:style-name="ro2" table:number-rows-repeated="2">
          <table:table-cell table:style-name="ce3" table:number-columns-repeated="17"/>
          <table:table-cell table:number-columns-repeated="1007"/>
        </table:table-row>
        <table:table-row table:style-name="ro2">
          <table:table-cell table:style-name="ce4"/>
          <table:table-cell table:style-name="ce1" office:value-type="string" calcext:value-type="string">
            <text:p> x0 </text:p>
          </table:table-cell>
          <table:table-cell table:style-name="ce1" office:value-type="string" calcext:value-type="string">
            <text:p> x1 </text:p>
          </table:table-cell>
          <table:table-cell table:style-name="ce1" office:value-type="string" calcext:value-type="string">
            <text:p> x2 </text:p>
          </table:table-cell>
          <table:table-cell table:style-name="ce1" office:value-type="string" calcext:value-type="string">
            <text:p> x3 </text:p>
          </table:table-cell>
          <table:table-cell table:style-name="ce1" office:value-type="string" calcext:value-type="string">
            <text:p> x4 </text:p>
          </table:table-cell>
          <table:table-cell table:style-name="ce1" office:value-type="string" calcext:value-type="string">
            <text:p> x5 </text:p>
          </table:table-cell>
          <table:table-cell table:style-name="ce1" office:value-type="string" calcext:value-type="string">
            <text:p> x6 </text:p>
          </table:table-cell>
          <table:table-cell table:style-name="ce1" office:value-type="string" calcext:value-type="string">
            <text:p> x7 </text:p>
          </table:table-cell>
          <table:table-cell table:style-name="ce1" office:value-type="string" calcext:value-type="string">
            <text:p> x8 </text:p>
          </table:table-cell>
          <table:table-cell table:style-name="ce1" office:value-type="string" calcext:value-type="string">
            <text:p> x9 </text:p>
          </table:table-cell>
          <table:table-cell table:style-name="ce1" office:value-type="string" calcext:value-type="string">
            <text:p> xA </text:p>
          </table:table-cell>
          <table:table-cell table:style-name="ce1" office:value-type="string" calcext:value-type="string">
            <text:p> xB </text:p>
          </table:table-cell>
          <table:table-cell table:style-name="ce1" office:value-type="string" calcext:value-type="string">
            <text:p> xC </text:p>
          </table:table-cell>
          <table:table-cell table:style-name="ce1" office:value-type="string" calcext:value-type="string">
            <text:p> xD </text:p>
          </table:table-cell>
          <table:table-cell table:style-name="ce1" office:value-type="string" calcext:value-type="string">
            <text:p> xE </text:p>
          </table:table-cell>
          <table:table-cell table:style-name="ce1" office:value-type="string" calcext:value-type="string">
            <text:p> xF </text:p>
          </table:table-cell>
          <table:table-cell table:number-columns-repeated="1007"/>
        </table:table-row>
        <table:table-row table:style-name="ro3">
          <table:table-cell table:style-name="ce1" office:value-type="string" calcext:value-type="string">
            <text:p> 0x </text:p>
          </table:table-cell>
          <table:table-cell table:style-name="ce10" table:formula="of:=IF([.B3]&lt;&gt;[.B22]; COM.MICROSOFT.CONCAT([.B22];&quot; ############ &quot;;[.B3]);[.B3])" office:value-type="string" office:string-value="nop" calcext:value-type="string">
            <text:p>nop</text:p>
          </table:table-cell>
          <table:table-cell table:style-name="ce10" table:formula="of:=IF([.C3]&lt;&gt;[.C22]; COM.MICROSOFT.CONCAT([.C22];&quot; ############ &quot;;[.C3]);[.C3])" office:value-type="string" office:string-value="ld bc,** ############ ld bc,d16" calcext:value-type="string">
            <text:p>ld bc,** ############ ld bc,d16</text:p>
          </table:table-cell>
          <table:table-cell table:style-name="ce10" table:formula="of:=IF([.D3]&lt;&gt;[.D22]; COM.MICROSOFT.CONCAT([.D22];&quot; ############ &quot;;[.D3]);[.D3])" office:value-type="string" office:string-value="ld (bc),a" calcext:value-type="string">
            <text:p>ld (bc),a</text:p>
          </table:table-cell>
          <table:table-cell table:style-name="ce10" table:formula="of:=IF([.E3]&lt;&gt;[.E22]; COM.MICROSOFT.CONCAT([.E22];&quot; ############ &quot;;[.E3]);[.E3])" office:value-type="string" office:string-value="inc bc" calcext:value-type="string">
            <text:p>inc bc</text:p>
          </table:table-cell>
          <table:table-cell table:style-name="ce10" table:formula="of:=IF([.F3]&lt;&gt;[.F22]; COM.MICROSOFT.CONCAT([.F22];&quot; ############ &quot;;[.F3]);[.F3])" office:value-type="string" office:string-value="inc b" calcext:value-type="string">
            <text:p>inc b</text:p>
          </table:table-cell>
          <table:table-cell table:style-name="ce10" table:formula="of:=IF([.G3]&lt;&gt;[.G22]; COM.MICROSOFT.CONCAT([.G22];&quot; ############ &quot;;[.G3]);[.G3])" office:value-type="string" office:string-value="dec b" calcext:value-type="string">
            <text:p>dec b</text:p>
          </table:table-cell>
          <table:table-cell table:style-name="ce10" table:formula="of:=IF([.H3]&lt;&gt;[.H22]; COM.MICROSOFT.CONCAT([.H22];&quot; ############ &quot;;[.H3]);[.H3])" office:value-type="string" office:string-value="ld b,* ############ ld b,d8" calcext:value-type="string">
            <text:p>ld b,* ############ ld b,d8</text:p>
          </table:table-cell>
          <table:table-cell table:style-name="ce10" table:formula="of:=IF([.I3]&lt;&gt;[.I22]; COM.MICROSOFT.CONCAT([.I22];&quot; ############ &quot;;[.I3]);[.I3])" office:value-type="string" office:string-value="rlca" calcext:value-type="string">
            <text:p>rlca</text:p>
          </table:table-cell>
          <table:table-cell table:style-name="ce13" table:formula="of:=IF([.J3]&lt;&gt;[.J22]; COM.MICROSOFT.CONCAT([.J22];&quot; ############ &quot;;[.J3]);[.J3])" office:value-type="string" office:string-value="ex af,af' ############ ld (a16),sp" calcext:value-type="string">
            <text:p>ex af,af' ############ ld (a16),sp</text:p>
          </table:table-cell>
          <table:table-cell table:style-name="ce10" table:formula="of:=IF([.K3]&lt;&gt;[.K22]; COM.MICROSOFT.CONCAT([.K22];&quot; ############ &quot;;[.K3]);[.K3])" office:value-type="string" office:string-value="add hl,bc" calcext:value-type="string">
            <text:p>add hl,bc</text:p>
          </table:table-cell>
          <table:table-cell table:style-name="ce10" table:formula="of:=IF([.L3]&lt;&gt;[.L22]; COM.MICROSOFT.CONCAT([.L22];&quot; ############ &quot;;[.L3]);[.L3])" office:value-type="string" office:string-value="ld a,(bc)" calcext:value-type="string">
            <text:p>ld a,(bc)</text:p>
          </table:table-cell>
          <table:table-cell table:style-name="ce10" table:formula="of:=IF([.M3]&lt;&gt;[.M22]; COM.MICROSOFT.CONCAT([.M22];&quot; ############ &quot;;[.M3]);[.M3])" office:value-type="string" office:string-value="dec bc" calcext:value-type="string">
            <text:p>dec bc</text:p>
          </table:table-cell>
          <table:table-cell table:style-name="ce10" table:formula="of:=IF([.N3]&lt;&gt;[.N22]; COM.MICROSOFT.CONCAT([.N22];&quot; ############ &quot;;[.N3]);[.N3])" office:value-type="string" office:string-value="inc c" calcext:value-type="string">
            <text:p>inc c</text:p>
          </table:table-cell>
          <table:table-cell table:style-name="ce10" table:formula="of:=IF([.O3]&lt;&gt;[.O22]; COM.MICROSOFT.CONCAT([.O22];&quot; ############ &quot;;[.O3]);[.O3])" office:value-type="string" office:string-value="dec c" calcext:value-type="string">
            <text:p>dec c</text:p>
          </table:table-cell>
          <table:table-cell table:style-name="ce10" table:formula="of:=IF([.P3]&lt;&gt;[.P22]; COM.MICROSOFT.CONCAT([.P22];&quot; ############ &quot;;[.P3]);[.P3])" office:value-type="string" office:string-value="ld c,* ############ ld c,d8" calcext:value-type="string">
            <text:p>ld c,* ############ ld c,d8</text:p>
          </table:table-cell>
          <table:table-cell table:style-name="ce10" table:formula="of:=IF([.Q3]&lt;&gt;[.Q22]; COM.MICROSOFT.CONCAT([.Q22];&quot; ############ &quot;;[.Q3]);[.Q3])" office:value-type="string" office:string-value="rrca" calcext:value-type="string">
            <text:p>rrca</text:p>
          </table:table-cell>
          <table:table-cell table:number-columns-repeated="1007"/>
        </table:table-row>
        <table:table-row table:style-name="ro3">
          <table:table-cell table:style-name="ce1" office:value-type="string" calcext:value-type="string">
            <text:p> 1x </text:p>
          </table:table-cell>
          <table:table-cell table:style-name="ce11" table:formula="of:=IF([.B4]&lt;&gt;[.B23]; COM.MICROSOFT.CONCAT([.B23];&quot; ############ &quot;;[.B4]);[.B4])" office:value-type="string" office:string-value="djnz * ############ stop 0" calcext:value-type="string">
            <text:p>djnz * ############ stop 0</text:p>
          </table:table-cell>
          <table:table-cell table:style-name="ce12" table:formula="of:=IF([.C4]&lt;&gt;[.C23]; COM.MICROSOFT.CONCAT([.C23];&quot; ############ &quot;;[.C4]);[.C4])" office:value-type="string" office:string-value="ld de,** ############ ld de,d16" calcext:value-type="string">
            <text:p>ld de,** ############ ld de,d16</text:p>
          </table:table-cell>
          <table:table-cell table:style-name="ce12" table:formula="of:=IF([.D4]&lt;&gt;[.D23]; COM.MICROSOFT.CONCAT([.D23];&quot; ############ &quot;;[.D4]);[.D4])" office:value-type="string" office:string-value="ld (de),a" calcext:value-type="string">
            <text:p>ld (de),a</text:p>
          </table:table-cell>
          <table:table-cell table:style-name="ce12" table:formula="of:=IF([.E4]&lt;&gt;[.E23]; COM.MICROSOFT.CONCAT([.E23];&quot; ############ &quot;;[.E4]);[.E4])" office:value-type="string" office:string-value="inc de" calcext:value-type="string">
            <text:p>inc de</text:p>
          </table:table-cell>
          <table:table-cell table:style-name="ce12" table:formula="of:=IF([.F4]&lt;&gt;[.F23]; COM.MICROSOFT.CONCAT([.F23];&quot; ############ &quot;;[.F4]);[.F4])" office:value-type="string" office:string-value="inc d" calcext:value-type="string">
            <text:p>inc d</text:p>
          </table:table-cell>
          <table:table-cell table:style-name="ce12" table:formula="of:=IF([.G4]&lt;&gt;[.G23]; COM.MICROSOFT.CONCAT([.G23];&quot; ############ &quot;;[.G4]);[.G4])" office:value-type="string" office:string-value="dec d" calcext:value-type="string">
            <text:p>dec d</text:p>
          </table:table-cell>
          <table:table-cell table:style-name="ce12" table:formula="of:=IF([.H4]&lt;&gt;[.H23]; COM.MICROSOFT.CONCAT([.H23];&quot; ############ &quot;;[.H4]);[.H4])" office:value-type="string" office:string-value="ld d,* ############ ld d,d8" calcext:value-type="string">
            <text:p>ld d,* ############ ld d,d8</text:p>
          </table:table-cell>
          <table:table-cell table:style-name="ce12" table:formula="of:=IF([.I4]&lt;&gt;[.I23]; COM.MICROSOFT.CONCAT([.I23];&quot; ############ &quot;;[.I4]);[.I4])" office:value-type="string" office:string-value="rla" calcext:value-type="string">
            <text:p>rla</text:p>
          </table:table-cell>
          <table:table-cell table:style-name="ce12" table:formula="of:=IF([.J4]&lt;&gt;[.J23]; COM.MICROSOFT.CONCAT([.J23];&quot; ############ &quot;;[.J4]);[.J4])" office:value-type="string" office:string-value="jr * ############ jr r8" calcext:value-type="string">
            <text:p>jr * ############ jr r8</text:p>
          </table:table-cell>
          <table:table-cell table:style-name="ce12" table:formula="of:=IF([.K4]&lt;&gt;[.K23]; COM.MICROSOFT.CONCAT([.K23];&quot; ############ &quot;;[.K4]);[.K4])" office:value-type="string" office:string-value="add hl,de" calcext:value-type="string">
            <text:p>add hl,de</text:p>
          </table:table-cell>
          <table:table-cell table:style-name="ce12" table:formula="of:=IF([.L4]&lt;&gt;[.L23]; COM.MICROSOFT.CONCAT([.L23];&quot; ############ &quot;;[.L4]);[.L4])" office:value-type="string" office:string-value="ld a,(de)" calcext:value-type="string">
            <text:p>ld a,(de)</text:p>
          </table:table-cell>
          <table:table-cell table:style-name="ce12" table:formula="of:=IF([.M4]&lt;&gt;[.M23]; COM.MICROSOFT.CONCAT([.M23];&quot; ############ &quot;;[.M4]);[.M4])" office:value-type="string" office:string-value="dec de" calcext:value-type="string">
            <text:p>dec de</text:p>
          </table:table-cell>
          <table:table-cell table:style-name="ce12" table:formula="of:=IF([.N4]&lt;&gt;[.N23]; COM.MICROSOFT.CONCAT([.N23];&quot; ############ &quot;;[.N4]);[.N4])" office:value-type="string" office:string-value="inc e" calcext:value-type="string">
            <text:p>inc e</text:p>
          </table:table-cell>
          <table:table-cell table:style-name="ce12" table:formula="of:=IF([.O4]&lt;&gt;[.O23]; COM.MICROSOFT.CONCAT([.O23];&quot; ############ &quot;;[.O4]);[.O4])" office:value-type="string" office:string-value="dec e" calcext:value-type="string">
            <text:p>dec e</text:p>
          </table:table-cell>
          <table:table-cell table:style-name="ce12" table:formula="of:=IF([.P4]&lt;&gt;[.P23]; COM.MICROSOFT.CONCAT([.P23];&quot; ############ &quot;;[.P4]);[.P4])" office:value-type="string" office:string-value="ld e,* ############ ld e,d8" calcext:value-type="string">
            <text:p>ld e,* ############ ld e,d8</text:p>
          </table:table-cell>
          <table:table-cell table:style-name="ce12" table:formula="of:=IF([.Q4]&lt;&gt;[.Q23]; COM.MICROSOFT.CONCAT([.Q23];&quot; ############ &quot;;[.Q4]);[.Q4])" office:value-type="string" office:string-value="rra" calcext:value-type="string">
            <text:p>rra</text:p>
          </table:table-cell>
          <table:table-cell table:number-columns-repeated="1007"/>
        </table:table-row>
        <table:table-row table:style-name="ro3">
          <table:table-cell table:style-name="ce1" office:value-type="string" calcext:value-type="string">
            <text:p> 2x </text:p>
          </table:table-cell>
          <table:table-cell table:style-name="ce12" table:formula="of:=IF([.B5]&lt;&gt;[.B24]; COM.MICROSOFT.CONCAT([.B24];&quot; ############ &quot;;[.B5]);[.B5])" office:value-type="string" office:string-value="jr nz,* ############ jr nz,r8" calcext:value-type="string">
            <text:p>jr nz,* ############ jr nz,r8</text:p>
          </table:table-cell>
          <table:table-cell table:style-name="ce12" table:formula="of:=IF([.C5]&lt;&gt;[.C24]; COM.MICROSOFT.CONCAT([.C24];&quot; ############ &quot;;[.C5]);[.C5])" office:value-type="string" office:string-value="ld hl,** ############ ld hl,d16" calcext:value-type="string">
            <text:p>ld hl,** ############ ld hl,d16</text:p>
          </table:table-cell>
          <table:table-cell table:style-name="ce11" table:formula="of:=IF([.D5]&lt;&gt;[.D24]; COM.MICROSOFT.CONCAT([.D24];&quot; ############ &quot;;[.D5]);[.D5])" office:value-type="string" office:string-value="ld (**),hl ############ ld (hl+),a" calcext:value-type="string">
            <text:p>ld (**),hl ############ ld (hl+),a</text:p>
          </table:table-cell>
          <table:table-cell table:style-name="ce12" table:formula="of:=IF([.E5]&lt;&gt;[.E24]; COM.MICROSOFT.CONCAT([.E24];&quot; ############ &quot;;[.E5]);[.E5])" office:value-type="string" office:string-value="inc hl" calcext:value-type="string">
            <text:p>inc hl</text:p>
          </table:table-cell>
          <table:table-cell table:style-name="ce12" table:formula="of:=IF([.F5]&lt;&gt;[.F24]; COM.MICROSOFT.CONCAT([.F24];&quot; ############ &quot;;[.F5]);[.F5])" office:value-type="string" office:string-value="inc h" calcext:value-type="string">
            <text:p>inc h</text:p>
          </table:table-cell>
          <table:table-cell table:style-name="ce12" table:formula="of:=IF([.G5]&lt;&gt;[.G24]; COM.MICROSOFT.CONCAT([.G24];&quot; ############ &quot;;[.G5]);[.G5])" office:value-type="string" office:string-value="dec h" calcext:value-type="string">
            <text:p>dec h</text:p>
          </table:table-cell>
          <table:table-cell table:style-name="ce12" table:formula="of:=IF([.H5]&lt;&gt;[.H24]; COM.MICROSOFT.CONCAT([.H24];&quot; ############ &quot;;[.H5]);[.H5])" office:value-type="string" office:string-value="ld h,* ############ ld h,d8" calcext:value-type="string">
            <text:p>ld h,* ############ ld h,d8</text:p>
          </table:table-cell>
          <table:table-cell table:style-name="ce12" table:formula="of:=IF([.I5]&lt;&gt;[.I24]; COM.MICROSOFT.CONCAT([.I24];&quot; ############ &quot;;[.I5]);[.I5])" office:value-type="string" office:string-value="daa" calcext:value-type="string">
            <text:p>daa</text:p>
          </table:table-cell>
          <table:table-cell table:style-name="ce12" table:formula="of:=IF([.J5]&lt;&gt;[.J24]; COM.MICROSOFT.CONCAT([.J24];&quot; ############ &quot;;[.J5]);[.J5])" office:value-type="string" office:string-value="jr z,* ############ jr z,r8" calcext:value-type="string">
            <text:p>jr z,* ############ jr z,r8</text:p>
          </table:table-cell>
          <table:table-cell table:style-name="ce12" table:formula="of:=IF([.K5]&lt;&gt;[.K24]; COM.MICROSOFT.CONCAT([.K24];&quot; ############ &quot;;[.K5]);[.K5])" office:value-type="string" office:string-value="add hl,hl" calcext:value-type="string">
            <text:p>add hl,hl</text:p>
          </table:table-cell>
          <table:table-cell table:style-name="ce11" table:formula="of:=IF([.L5]&lt;&gt;[.L24]; COM.MICROSOFT.CONCAT([.L24];&quot; ############ &quot;;[.L5]);[.L5])" office:value-type="string" office:string-value="ld hl,(**) ############ ld a,(hl+)" calcext:value-type="string">
            <text:p>ld hl,(**) ############ ld a,(hl+)</text:p>
          </table:table-cell>
          <table:table-cell table:style-name="ce12" table:formula="of:=IF([.M5]&lt;&gt;[.M24]; COM.MICROSOFT.CONCAT([.M24];&quot; ############ &quot;;[.M5]);[.M5])" office:value-type="string" office:string-value="dec hl" calcext:value-type="string">
            <text:p>dec hl</text:p>
          </table:table-cell>
          <table:table-cell table:style-name="ce12" table:formula="of:=IF([.N5]&lt;&gt;[.N24]; COM.MICROSOFT.CONCAT([.N24];&quot; ############ &quot;;[.N5]);[.N5])" office:value-type="string" office:string-value="inc l" calcext:value-type="string">
            <text:p>inc l</text:p>
          </table:table-cell>
          <table:table-cell table:style-name="ce12" table:formula="of:=IF([.O5]&lt;&gt;[.O24]; COM.MICROSOFT.CONCAT([.O24];&quot; ############ &quot;;[.O5]);[.O5])" office:value-type="string" office:string-value="dec l" calcext:value-type="string">
            <text:p>dec l</text:p>
          </table:table-cell>
          <table:table-cell table:style-name="ce12" table:formula="of:=IF([.P5]&lt;&gt;[.P24]; COM.MICROSOFT.CONCAT([.P24];&quot; ############ &quot;;[.P5]);[.P5])" office:value-type="string" office:string-value="ld l,* ############ ld l,d8" calcext:value-type="string">
            <text:p>ld l,* ############ ld l,d8</text:p>
          </table:table-cell>
          <table:table-cell table:style-name="ce12" table:formula="of:=IF([.Q5]&lt;&gt;[.Q24]; COM.MICROSOFT.CONCAT([.Q24];&quot; ############ &quot;;[.Q5]);[.Q5])" office:value-type="string" office:string-value="cpl" calcext:value-type="string">
            <text:p>cpl</text:p>
          </table:table-cell>
          <table:table-cell table:number-columns-repeated="1007"/>
        </table:table-row>
        <table:table-row table:style-name="ro3">
          <table:table-cell table:style-name="ce1" office:value-type="string" calcext:value-type="string">
            <text:p> 3x </text:p>
          </table:table-cell>
          <table:table-cell table:style-name="ce10" table:formula="of:=IF([.B6]&lt;&gt;[.B25]; COM.MICROSOFT.CONCAT([.B25];&quot; ############ &quot;;[.B6]);[.B6])" office:value-type="string" office:string-value="jr nc,* ############ jr nc,r8" calcext:value-type="string">
            <text:p>jr nc,* ############ jr nc,r8</text:p>
          </table:table-cell>
          <table:table-cell table:style-name="ce10" table:formula="of:=IF([.C6]&lt;&gt;[.C25]; COM.MICROSOFT.CONCAT([.C25];&quot; ############ &quot;;[.C6]);[.C6])" office:value-type="string" office:string-value="ld sp,** ############ ld sp,d16" calcext:value-type="string">
            <text:p>ld sp,** ############ ld sp,d16</text:p>
          </table:table-cell>
          <table:table-cell table:style-name="ce13" table:formula="of:=IF([.D6]&lt;&gt;[.D25]; COM.MICROSOFT.CONCAT([.D25];&quot; ############ &quot;;[.D6]);[.D6])" office:value-type="string" office:string-value="ld (**),a ############ ld (hl-),a" calcext:value-type="string">
            <text:p>ld (**),a ############ ld (hl-),a</text:p>
          </table:table-cell>
          <table:table-cell table:style-name="ce10" table:formula="of:=IF([.E6]&lt;&gt;[.E25]; COM.MICROSOFT.CONCAT([.E25];&quot; ############ &quot;;[.E6]);[.E6])" office:value-type="string" office:string-value="inc sp" calcext:value-type="string">
            <text:p>inc sp</text:p>
          </table:table-cell>
          <table:table-cell table:style-name="ce10" table:formula="of:=IF([.F6]&lt;&gt;[.F25]; COM.MICROSOFT.CONCAT([.F25];&quot; ############ &quot;;[.F6]);[.F6])" office:value-type="string" office:string-value="inc (hl)" calcext:value-type="string">
            <text:p>inc (hl)</text:p>
          </table:table-cell>
          <table:table-cell table:style-name="ce10" table:formula="of:=IF([.G6]&lt;&gt;[.G25]; COM.MICROSOFT.CONCAT([.G25];&quot; ############ &quot;;[.G6]);[.G6])" office:value-type="string" office:string-value="dec (hl)" calcext:value-type="string">
            <text:p>dec (hl)</text:p>
          </table:table-cell>
          <table:table-cell table:style-name="ce10" table:formula="of:=IF([.H6]&lt;&gt;[.H25]; COM.MICROSOFT.CONCAT([.H25];&quot; ############ &quot;;[.H6]);[.H6])" office:value-type="string" office:string-value="ld (hl),* ############ ld (hl),d8" calcext:value-type="string">
            <text:p>ld (hl),* ############ ld (hl),d8</text:p>
          </table:table-cell>
          <table:table-cell table:style-name="ce10" table:formula="of:=IF([.I6]&lt;&gt;[.I25]; COM.MICROSOFT.CONCAT([.I25];&quot; ############ &quot;;[.I6]);[.I6])" office:value-type="string" office:string-value="scf" calcext:value-type="string">
            <text:p>scf</text:p>
          </table:table-cell>
          <table:table-cell table:style-name="ce10" table:formula="of:=IF([.J6]&lt;&gt;[.J25]; COM.MICROSOFT.CONCAT([.J25];&quot; ############ &quot;;[.J6]);[.J6])" office:value-type="string" office:string-value="jr c,* ############ jr c,r8" calcext:value-type="string">
            <text:p>jr c,* ############ jr c,r8</text:p>
          </table:table-cell>
          <table:table-cell table:style-name="ce10" table:formula="of:=IF([.K6]&lt;&gt;[.K25]; COM.MICROSOFT.CONCAT([.K25];&quot; ############ &quot;;[.K6]);[.K6])" office:value-type="string" office:string-value="add hl,sp" calcext:value-type="string">
            <text:p>add hl,sp</text:p>
          </table:table-cell>
          <table:table-cell table:style-name="ce13" table:formula="of:=IF([.L6]&lt;&gt;[.L25]; COM.MICROSOFT.CONCAT([.L25];&quot; ############ &quot;;[.L6]);[.L6])" office:value-type="string" office:string-value="ld a,(**) ############ ld a,(hl-)" calcext:value-type="string">
            <text:p>ld a,(**) ############ ld a,(hl-)</text:p>
          </table:table-cell>
          <table:table-cell table:style-name="ce10" table:formula="of:=IF([.M6]&lt;&gt;[.M25]; COM.MICROSOFT.CONCAT([.M25];&quot; ############ &quot;;[.M6]);[.M6])" office:value-type="string" office:string-value="dec sp" calcext:value-type="string">
            <text:p>dec sp</text:p>
          </table:table-cell>
          <table:table-cell table:style-name="ce10" table:formula="of:=IF([.N6]&lt;&gt;[.N25]; COM.MICROSOFT.CONCAT([.N25];&quot; ############ &quot;;[.N6]);[.N6])" office:value-type="string" office:string-value="inc a" calcext:value-type="string">
            <text:p>inc a</text:p>
          </table:table-cell>
          <table:table-cell table:style-name="ce10" table:formula="of:=IF([.O6]&lt;&gt;[.O25]; COM.MICROSOFT.CONCAT([.O25];&quot; ############ &quot;;[.O6]);[.O6])" office:value-type="string" office:string-value="dec a" calcext:value-type="string">
            <text:p>dec a</text:p>
          </table:table-cell>
          <table:table-cell table:style-name="ce10" table:formula="of:=IF([.P6]&lt;&gt;[.P25]; COM.MICROSOFT.CONCAT([.P25];&quot; ############ &quot;;[.P6]);[.P6])" office:value-type="string" office:string-value="ld a,* ############ ld a,d8" calcext:value-type="string">
            <text:p>ld a,* ############ ld a,d8</text:p>
          </table:table-cell>
          <table:table-cell table:style-name="ce10" table:formula="of:=IF([.Q6]&lt;&gt;[.Q25]; COM.MICROSOFT.CONCAT([.Q25];&quot; ############ &quot;;[.Q6]);[.Q6])" office:value-type="string" office:string-value="ccf" calcext:value-type="string">
            <text:p>ccf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4x </text:p>
          </table:table-cell>
          <table:table-cell table:style-name="ce12" table:formula="of:=IF([.B7]&lt;&gt;[.B26]; COM.MICROSOFT.CONCAT([.B26];&quot; ############ &quot;;[.B7]);[.B7])" office:value-type="string" office:string-value="ld b,b" calcext:value-type="string">
            <text:p>ld b,b</text:p>
          </table:table-cell>
          <table:table-cell table:style-name="ce12" table:formula="of:=IF([.C7]&lt;&gt;[.C26]; COM.MICROSOFT.CONCAT([.C26];&quot; ############ &quot;;[.C7]);[.C7])" office:value-type="string" office:string-value="ld b,c" calcext:value-type="string">
            <text:p>ld b,c</text:p>
          </table:table-cell>
          <table:table-cell table:style-name="ce12" table:formula="of:=IF([.D7]&lt;&gt;[.D26]; COM.MICROSOFT.CONCAT([.D26];&quot; ############ &quot;;[.D7]);[.D7])" office:value-type="string" office:string-value="ld b,d" calcext:value-type="string">
            <text:p>ld b,d</text:p>
          </table:table-cell>
          <table:table-cell table:style-name="ce12" table:formula="of:=IF([.E7]&lt;&gt;[.E26]; COM.MICROSOFT.CONCAT([.E26];&quot; ############ &quot;;[.E7]);[.E7])" office:value-type="string" office:string-value="ld b,e" calcext:value-type="string">
            <text:p>ld b,e</text:p>
          </table:table-cell>
          <table:table-cell table:style-name="ce12" table:formula="of:=IF([.F7]&lt;&gt;[.F26]; COM.MICROSOFT.CONCAT([.F26];&quot; ############ &quot;;[.F7]);[.F7])" office:value-type="string" office:string-value="ld b,h" calcext:value-type="string">
            <text:p>ld b,h</text:p>
          </table:table-cell>
          <table:table-cell table:style-name="ce12" table:formula="of:=IF([.G7]&lt;&gt;[.G26]; COM.MICROSOFT.CONCAT([.G26];&quot; ############ &quot;;[.G7]);[.G7])" office:value-type="string" office:string-value="ld b,l" calcext:value-type="string">
            <text:p>ld b,l</text:p>
          </table:table-cell>
          <table:table-cell table:style-name="ce12" table:formula="of:=IF([.H7]&lt;&gt;[.H26]; COM.MICROSOFT.CONCAT([.H26];&quot; ############ &quot;;[.H7]);[.H7])" office:value-type="string" office:string-value="ld b,(hl)" calcext:value-type="string">
            <text:p>ld b,(hl)</text:p>
          </table:table-cell>
          <table:table-cell table:style-name="ce12" table:formula="of:=IF([.I7]&lt;&gt;[.I26]; COM.MICROSOFT.CONCAT([.I26];&quot; ############ &quot;;[.I7]);[.I7])" office:value-type="string" office:string-value="ld b,a" calcext:value-type="string">
            <text:p>ld b,a</text:p>
          </table:table-cell>
          <table:table-cell table:style-name="ce12" table:formula="of:=IF([.J7]&lt;&gt;[.J26]; COM.MICROSOFT.CONCAT([.J26];&quot; ############ &quot;;[.J7]);[.J7])" office:value-type="string" office:string-value="ld c,b" calcext:value-type="string">
            <text:p>ld c,b</text:p>
          </table:table-cell>
          <table:table-cell table:style-name="ce12" table:formula="of:=IF([.K7]&lt;&gt;[.K26]; COM.MICROSOFT.CONCAT([.K26];&quot; ############ &quot;;[.K7]);[.K7])" office:value-type="string" office:string-value="ld c,c" calcext:value-type="string">
            <text:p>ld c,c</text:p>
          </table:table-cell>
          <table:table-cell table:style-name="ce12" table:formula="of:=IF([.L7]&lt;&gt;[.L26]; COM.MICROSOFT.CONCAT([.L26];&quot; ############ &quot;;[.L7]);[.L7])" office:value-type="string" office:string-value="ld c,d" calcext:value-type="string">
            <text:p>ld c,d</text:p>
          </table:table-cell>
          <table:table-cell table:style-name="ce12" table:formula="of:=IF([.M7]&lt;&gt;[.M26]; COM.MICROSOFT.CONCAT([.M26];&quot; ############ &quot;;[.M7]);[.M7])" office:value-type="string" office:string-value="ld c,e" calcext:value-type="string">
            <text:p>ld c,e</text:p>
          </table:table-cell>
          <table:table-cell table:style-name="ce12" table:formula="of:=IF([.N7]&lt;&gt;[.N26]; COM.MICROSOFT.CONCAT([.N26];&quot; ############ &quot;;[.N7]);[.N7])" office:value-type="string" office:string-value="ld c,h" calcext:value-type="string">
            <text:p>ld c,h</text:p>
          </table:table-cell>
          <table:table-cell table:style-name="ce12" table:formula="of:=IF([.O7]&lt;&gt;[.O26]; COM.MICROSOFT.CONCAT([.O26];&quot; ############ &quot;;[.O7]);[.O7])" office:value-type="string" office:string-value="ld c,l" calcext:value-type="string">
            <text:p>ld c,l</text:p>
          </table:table-cell>
          <table:table-cell table:style-name="ce12" table:formula="of:=IF([.P7]&lt;&gt;[.P26]; COM.MICROSOFT.CONCAT([.P26];&quot; ############ &quot;;[.P7]);[.P7])" office:value-type="string" office:string-value="ld c,(hl)" calcext:value-type="string">
            <text:p>ld c,(hl)</text:p>
          </table:table-cell>
          <table:table-cell table:style-name="ce12" table:formula="of:=IF([.Q7]&lt;&gt;[.Q26]; COM.MICROSOFT.CONCAT([.Q26];&quot; ############ &quot;;[.Q7]);[.Q7])" office:value-type="string" office:string-value="ld c,a" calcext:value-type="string">
            <text:p>ld c,a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5x </text:p>
          </table:table-cell>
          <table:table-cell table:style-name="ce12" table:formula="of:=IF([.B8]&lt;&gt;[.B27]; COM.MICROSOFT.CONCAT([.B27];&quot; ############ &quot;;[.B8]);[.B8])" office:value-type="string" office:string-value="ld d,b" calcext:value-type="string">
            <text:p>ld d,b</text:p>
          </table:table-cell>
          <table:table-cell table:style-name="ce12" table:formula="of:=IF([.C8]&lt;&gt;[.C27]; COM.MICROSOFT.CONCAT([.C27];&quot; ############ &quot;;[.C8]);[.C8])" office:value-type="string" office:string-value="ld d,c" calcext:value-type="string">
            <text:p>ld d,c</text:p>
          </table:table-cell>
          <table:table-cell table:style-name="ce12" table:formula="of:=IF([.D8]&lt;&gt;[.D27]; COM.MICROSOFT.CONCAT([.D27];&quot; ############ &quot;;[.D8]);[.D8])" office:value-type="string" office:string-value="ld d,d" calcext:value-type="string">
            <text:p>ld d,d</text:p>
          </table:table-cell>
          <table:table-cell table:style-name="ce12" table:formula="of:=IF([.E8]&lt;&gt;[.E27]; COM.MICROSOFT.CONCAT([.E27];&quot; ############ &quot;;[.E8]);[.E8])" office:value-type="string" office:string-value="ld d,e" calcext:value-type="string">
            <text:p>ld d,e</text:p>
          </table:table-cell>
          <table:table-cell table:style-name="ce12" table:formula="of:=IF([.F8]&lt;&gt;[.F27]; COM.MICROSOFT.CONCAT([.F27];&quot; ############ &quot;;[.F8]);[.F8])" office:value-type="string" office:string-value="ld d,h" calcext:value-type="string">
            <text:p>ld d,h</text:p>
          </table:table-cell>
          <table:table-cell table:style-name="ce12" table:formula="of:=IF([.G8]&lt;&gt;[.G27]; COM.MICROSOFT.CONCAT([.G27];&quot; ############ &quot;;[.G8]);[.G8])" office:value-type="string" office:string-value="ld d,l" calcext:value-type="string">
            <text:p>ld d,l</text:p>
          </table:table-cell>
          <table:table-cell table:style-name="ce12" table:formula="of:=IF([.H8]&lt;&gt;[.H27]; COM.MICROSOFT.CONCAT([.H27];&quot; ############ &quot;;[.H8]);[.H8])" office:value-type="string" office:string-value="ld d,(hl)" calcext:value-type="string">
            <text:p>ld d,(hl)</text:p>
          </table:table-cell>
          <table:table-cell table:style-name="ce12" table:formula="of:=IF([.I8]&lt;&gt;[.I27]; COM.MICROSOFT.CONCAT([.I27];&quot; ############ &quot;;[.I8]);[.I8])" office:value-type="string" office:string-value="ld d,a" calcext:value-type="string">
            <text:p>ld d,a</text:p>
          </table:table-cell>
          <table:table-cell table:style-name="ce12" table:formula="of:=IF([.J8]&lt;&gt;[.J27]; COM.MICROSOFT.CONCAT([.J27];&quot; ############ &quot;;[.J8]);[.J8])" office:value-type="string" office:string-value="ld e,b" calcext:value-type="string">
            <text:p>ld e,b</text:p>
          </table:table-cell>
          <table:table-cell table:style-name="ce12" table:formula="of:=IF([.K8]&lt;&gt;[.K27]; COM.MICROSOFT.CONCAT([.K27];&quot; ############ &quot;;[.K8]);[.K8])" office:value-type="string" office:string-value="ld e,c" calcext:value-type="string">
            <text:p>ld e,c</text:p>
          </table:table-cell>
          <table:table-cell table:style-name="ce12" table:formula="of:=IF([.L8]&lt;&gt;[.L27]; COM.MICROSOFT.CONCAT([.L27];&quot; ############ &quot;;[.L8]);[.L8])" office:value-type="string" office:string-value="ld e,d" calcext:value-type="string">
            <text:p>ld e,d</text:p>
          </table:table-cell>
          <table:table-cell table:style-name="ce12" table:formula="of:=IF([.M8]&lt;&gt;[.M27]; COM.MICROSOFT.CONCAT([.M27];&quot; ############ &quot;;[.M8]);[.M8])" office:value-type="string" office:string-value="ld e,e" calcext:value-type="string">
            <text:p>ld e,e</text:p>
          </table:table-cell>
          <table:table-cell table:style-name="ce12" table:formula="of:=IF([.N8]&lt;&gt;[.N27]; COM.MICROSOFT.CONCAT([.N27];&quot; ############ &quot;;[.N8]);[.N8])" office:value-type="string" office:string-value="ld e,h" calcext:value-type="string">
            <text:p>ld e,h</text:p>
          </table:table-cell>
          <table:table-cell table:style-name="ce12" table:formula="of:=IF([.O8]&lt;&gt;[.O27]; COM.MICROSOFT.CONCAT([.O27];&quot; ############ &quot;;[.O8]);[.O8])" office:value-type="string" office:string-value="ld e,l" calcext:value-type="string">
            <text:p>ld e,l</text:p>
          </table:table-cell>
          <table:table-cell table:style-name="ce12" table:formula="of:=IF([.P8]&lt;&gt;[.P27]; COM.MICROSOFT.CONCAT([.P27];&quot; ############ &quot;;[.P8]);[.P8])" office:value-type="string" office:string-value="ld e,(hl)" calcext:value-type="string">
            <text:p>ld e,(hl)</text:p>
          </table:table-cell>
          <table:table-cell table:style-name="ce12" table:formula="of:=IF([.Q8]&lt;&gt;[.Q27]; COM.MICROSOFT.CONCAT([.Q27];&quot; ############ &quot;;[.Q8]);[.Q8])" office:value-type="string" office:string-value="ld e,a" calcext:value-type="string">
            <text:p>ld e,a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6x </text:p>
          </table:table-cell>
          <table:table-cell table:style-name="ce10" table:formula="of:=IF([.B9]&lt;&gt;[.B28]; COM.MICROSOFT.CONCAT([.B28];&quot; ############ &quot;;[.B9]);[.B9])" office:value-type="string" office:string-value="ld h,b" calcext:value-type="string">
            <text:p>ld h,b</text:p>
          </table:table-cell>
          <table:table-cell table:style-name="ce10" table:formula="of:=IF([.C9]&lt;&gt;[.C28]; COM.MICROSOFT.CONCAT([.C28];&quot; ############ &quot;;[.C9]);[.C9])" office:value-type="string" office:string-value="ld h,c" calcext:value-type="string">
            <text:p>ld h,c</text:p>
          </table:table-cell>
          <table:table-cell table:style-name="ce10" table:formula="of:=IF([.D9]&lt;&gt;[.D28]; COM.MICROSOFT.CONCAT([.D28];&quot; ############ &quot;;[.D9]);[.D9])" office:value-type="string" office:string-value="ld h,d" calcext:value-type="string">
            <text:p>ld h,d</text:p>
          </table:table-cell>
          <table:table-cell table:style-name="ce10" table:formula="of:=IF([.E9]&lt;&gt;[.E28]; COM.MICROSOFT.CONCAT([.E28];&quot; ############ &quot;;[.E9]);[.E9])" office:value-type="string" office:string-value="ld h,e" calcext:value-type="string">
            <text:p>ld h,e</text:p>
          </table:table-cell>
          <table:table-cell table:style-name="ce10" table:formula="of:=IF([.F9]&lt;&gt;[.F28]; COM.MICROSOFT.CONCAT([.F28];&quot; ############ &quot;;[.F9]);[.F9])" office:value-type="string" office:string-value="ld h,h" calcext:value-type="string">
            <text:p>ld h,h</text:p>
          </table:table-cell>
          <table:table-cell table:style-name="ce10" table:formula="of:=IF([.G9]&lt;&gt;[.G28]; COM.MICROSOFT.CONCAT([.G28];&quot; ############ &quot;;[.G9]);[.G9])" office:value-type="string" office:string-value="ld h,l" calcext:value-type="string">
            <text:p>ld h,l</text:p>
          </table:table-cell>
          <table:table-cell table:style-name="ce10" table:formula="of:=IF([.H9]&lt;&gt;[.H28]; COM.MICROSOFT.CONCAT([.H28];&quot; ############ &quot;;[.H9]);[.H9])" office:value-type="string" office:string-value="ld h,(hl)" calcext:value-type="string">
            <text:p>ld h,(hl)</text:p>
          </table:table-cell>
          <table:table-cell table:style-name="ce10" table:formula="of:=IF([.I9]&lt;&gt;[.I28]; COM.MICROSOFT.CONCAT([.I28];&quot; ############ &quot;;[.I9]);[.I9])" office:value-type="string" office:string-value="ld h,a" calcext:value-type="string">
            <text:p>ld h,a</text:p>
          </table:table-cell>
          <table:table-cell table:style-name="ce10" table:formula="of:=IF([.J9]&lt;&gt;[.J28]; COM.MICROSOFT.CONCAT([.J28];&quot; ############ &quot;;[.J9]);[.J9])" office:value-type="string" office:string-value="ld l,b" calcext:value-type="string">
            <text:p>ld l,b</text:p>
          </table:table-cell>
          <table:table-cell table:style-name="ce10" table:formula="of:=IF([.K9]&lt;&gt;[.K28]; COM.MICROSOFT.CONCAT([.K28];&quot; ############ &quot;;[.K9]);[.K9])" office:value-type="string" office:string-value="ld l,c" calcext:value-type="string">
            <text:p>ld l,c</text:p>
          </table:table-cell>
          <table:table-cell table:style-name="ce10" table:formula="of:=IF([.L9]&lt;&gt;[.L28]; COM.MICROSOFT.CONCAT([.L28];&quot; ############ &quot;;[.L9]);[.L9])" office:value-type="string" office:string-value="ld l,d" calcext:value-type="string">
            <text:p>ld l,d</text:p>
          </table:table-cell>
          <table:table-cell table:style-name="ce10" table:formula="of:=IF([.M9]&lt;&gt;[.M28]; COM.MICROSOFT.CONCAT([.M28];&quot; ############ &quot;;[.M9]);[.M9])" office:value-type="string" office:string-value="ld l,e" calcext:value-type="string">
            <text:p>ld l,e</text:p>
          </table:table-cell>
          <table:table-cell table:style-name="ce10" table:formula="of:=IF([.N9]&lt;&gt;[.N28]; COM.MICROSOFT.CONCAT([.N28];&quot; ############ &quot;;[.N9]);[.N9])" office:value-type="string" office:string-value="ld l,h" calcext:value-type="string">
            <text:p>ld l,h</text:p>
          </table:table-cell>
          <table:table-cell table:style-name="ce10" table:formula="of:=IF([.O9]&lt;&gt;[.O28]; COM.MICROSOFT.CONCAT([.O28];&quot; ############ &quot;;[.O9]);[.O9])" office:value-type="string" office:string-value="ld l,l" calcext:value-type="string">
            <text:p>ld l,l</text:p>
          </table:table-cell>
          <table:table-cell table:style-name="ce10" table:formula="of:=IF([.P9]&lt;&gt;[.P28]; COM.MICROSOFT.CONCAT([.P28];&quot; ############ &quot;;[.P9]);[.P9])" office:value-type="string" office:string-value="ld l,(hl)" calcext:value-type="string">
            <text:p>ld l,(hl)</text:p>
          </table:table-cell>
          <table:table-cell table:style-name="ce10" table:formula="of:=IF([.Q9]&lt;&gt;[.Q28]; COM.MICROSOFT.CONCAT([.Q28];&quot; ############ &quot;;[.Q9]);[.Q9])" office:value-type="string" office:string-value="ld l,a" calcext:value-type="string">
            <text:p>ld l,a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7x </text:p>
          </table:table-cell>
          <table:table-cell table:style-name="ce12" table:formula="of:=IF([.B10]&lt;&gt;[.B29]; COM.MICROSOFT.CONCAT([.B29];&quot; ############ &quot;;[.B10]);[.B10])" office:value-type="string" office:string-value="ld (hl),b" calcext:value-type="string">
            <text:p>ld (hl),b</text:p>
          </table:table-cell>
          <table:table-cell table:style-name="ce12" table:formula="of:=IF([.C10]&lt;&gt;[.C29]; COM.MICROSOFT.CONCAT([.C29];&quot; ############ &quot;;[.C10]);[.C10])" office:value-type="string" office:string-value="ld (hl),c" calcext:value-type="string">
            <text:p>ld (hl),c</text:p>
          </table:table-cell>
          <table:table-cell table:style-name="ce12" table:formula="of:=IF([.D10]&lt;&gt;[.D29]; COM.MICROSOFT.CONCAT([.D29];&quot; ############ &quot;;[.D10]);[.D10])" office:value-type="string" office:string-value="ld (hl),d" calcext:value-type="string">
            <text:p>ld (hl),d</text:p>
          </table:table-cell>
          <table:table-cell table:style-name="ce12" table:formula="of:=IF([.E10]&lt;&gt;[.E29]; COM.MICROSOFT.CONCAT([.E29];&quot; ############ &quot;;[.E10]);[.E10])" office:value-type="string" office:string-value="ld (hl),e" calcext:value-type="string">
            <text:p>ld (hl),e</text:p>
          </table:table-cell>
          <table:table-cell table:style-name="ce12" table:formula="of:=IF([.F10]&lt;&gt;[.F29]; COM.MICROSOFT.CONCAT([.F29];&quot; ############ &quot;;[.F10]);[.F10])" office:value-type="string" office:string-value="ld (hl),h" calcext:value-type="string">
            <text:p>ld (hl),h</text:p>
          </table:table-cell>
          <table:table-cell table:style-name="ce12" table:formula="of:=IF([.G10]&lt;&gt;[.G29]; COM.MICROSOFT.CONCAT([.G29];&quot; ############ &quot;;[.G10]);[.G10])" office:value-type="string" office:string-value="ld (hl),l" calcext:value-type="string">
            <text:p>ld (hl),l</text:p>
          </table:table-cell>
          <table:table-cell table:style-name="ce12" table:formula="of:=IF([.H10]&lt;&gt;[.H29]; COM.MICROSOFT.CONCAT([.H29];&quot; ############ &quot;;[.H10]);[.H10])" office:value-type="string" office:string-value="halt" calcext:value-type="string">
            <text:p>halt</text:p>
          </table:table-cell>
          <table:table-cell table:style-name="ce12" table:formula="of:=IF([.I10]&lt;&gt;[.I29]; COM.MICROSOFT.CONCAT([.I29];&quot; ############ &quot;;[.I10]);[.I10])" office:value-type="string" office:string-value="ld (hl),a" calcext:value-type="string">
            <text:p>ld (hl),a</text:p>
          </table:table-cell>
          <table:table-cell table:style-name="ce12" table:formula="of:=IF([.J10]&lt;&gt;[.J29]; COM.MICROSOFT.CONCAT([.J29];&quot; ############ &quot;;[.J10]);[.J10])" office:value-type="string" office:string-value="ld a,b" calcext:value-type="string">
            <text:p>ld a,b</text:p>
          </table:table-cell>
          <table:table-cell table:style-name="ce12" table:formula="of:=IF([.K10]&lt;&gt;[.K29]; COM.MICROSOFT.CONCAT([.K29];&quot; ############ &quot;;[.K10]);[.K10])" office:value-type="string" office:string-value="ld a,c" calcext:value-type="string">
            <text:p>ld a,c</text:p>
          </table:table-cell>
          <table:table-cell table:style-name="ce12" table:formula="of:=IF([.L10]&lt;&gt;[.L29]; COM.MICROSOFT.CONCAT([.L29];&quot; ############ &quot;;[.L10]);[.L10])" office:value-type="string" office:string-value="ld a,d" calcext:value-type="string">
            <text:p>ld a,d</text:p>
          </table:table-cell>
          <table:table-cell table:style-name="ce12" table:formula="of:=IF([.M10]&lt;&gt;[.M29]; COM.MICROSOFT.CONCAT([.M29];&quot; ############ &quot;;[.M10]);[.M10])" office:value-type="string" office:string-value="ld a,e" calcext:value-type="string">
            <text:p>ld a,e</text:p>
          </table:table-cell>
          <table:table-cell table:style-name="ce12" table:formula="of:=IF([.N10]&lt;&gt;[.N29]; COM.MICROSOFT.CONCAT([.N29];&quot; ############ &quot;;[.N10]);[.N10])" office:value-type="string" office:string-value="ld a,h" calcext:value-type="string">
            <text:p>ld a,h</text:p>
          </table:table-cell>
          <table:table-cell table:style-name="ce12" table:formula="of:=IF([.O10]&lt;&gt;[.O29]; COM.MICROSOFT.CONCAT([.O29];&quot; ############ &quot;;[.O10]);[.O10])" office:value-type="string" office:string-value="ld a,l" calcext:value-type="string">
            <text:p>ld a,l</text:p>
          </table:table-cell>
          <table:table-cell table:style-name="ce12" table:formula="of:=IF([.P10]&lt;&gt;[.P29]; COM.MICROSOFT.CONCAT([.P29];&quot; ############ &quot;;[.P10]);[.P10])" office:value-type="string" office:string-value="ld a,(hl)" calcext:value-type="string">
            <text:p>ld a,(hl)</text:p>
          </table:table-cell>
          <table:table-cell table:style-name="ce12" table:formula="of:=IF([.Q10]&lt;&gt;[.Q29]; COM.MICROSOFT.CONCAT([.Q29];&quot; ############ &quot;;[.Q10]);[.Q10])" office:value-type="string" office:string-value="ld a,a" calcext:value-type="string">
            <text:p>ld a,a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8x </text:p>
          </table:table-cell>
          <table:table-cell table:style-name="ce12" table:formula="of:=IF([.B11]&lt;&gt;[.B30]; COM.MICROSOFT.CONCAT([.B30];&quot; ############ &quot;;[.B11]);[.B11])" office:value-type="string" office:string-value="add a,b" calcext:value-type="string">
            <text:p>add a,b</text:p>
          </table:table-cell>
          <table:table-cell table:style-name="ce12" table:formula="of:=IF([.C11]&lt;&gt;[.C30]; COM.MICROSOFT.CONCAT([.C30];&quot; ############ &quot;;[.C11]);[.C11])" office:value-type="string" office:string-value="add a,c" calcext:value-type="string">
            <text:p>add a,c</text:p>
          </table:table-cell>
          <table:table-cell table:style-name="ce12" table:formula="of:=IF([.D11]&lt;&gt;[.D30]; COM.MICROSOFT.CONCAT([.D30];&quot; ############ &quot;;[.D11]);[.D11])" office:value-type="string" office:string-value="add a,d" calcext:value-type="string">
            <text:p>add a,d</text:p>
          </table:table-cell>
          <table:table-cell table:style-name="ce12" table:formula="of:=IF([.E11]&lt;&gt;[.E30]; COM.MICROSOFT.CONCAT([.E30];&quot; ############ &quot;;[.E11]);[.E11])" office:value-type="string" office:string-value="add a,e" calcext:value-type="string">
            <text:p>add a,e</text:p>
          </table:table-cell>
          <table:table-cell table:style-name="ce12" table:formula="of:=IF([.F11]&lt;&gt;[.F30]; COM.MICROSOFT.CONCAT([.F30];&quot; ############ &quot;;[.F11]);[.F11])" office:value-type="string" office:string-value="add a,h" calcext:value-type="string">
            <text:p>add a,h</text:p>
          </table:table-cell>
          <table:table-cell table:style-name="ce12" table:formula="of:=IF([.G11]&lt;&gt;[.G30]; COM.MICROSOFT.CONCAT([.G30];&quot; ############ &quot;;[.G11]);[.G11])" office:value-type="string" office:string-value="add a,l" calcext:value-type="string">
            <text:p>add a,l</text:p>
          </table:table-cell>
          <table:table-cell table:style-name="ce12" table:formula="of:=IF([.H11]&lt;&gt;[.H30]; COM.MICROSOFT.CONCAT([.H30];&quot; ############ &quot;;[.H11]);[.H11])" office:value-type="string" office:string-value="add a,(hl)" calcext:value-type="string">
            <text:p>add a,(hl)</text:p>
          </table:table-cell>
          <table:table-cell table:style-name="ce12" table:formula="of:=IF([.I11]&lt;&gt;[.I30]; COM.MICROSOFT.CONCAT([.I30];&quot; ############ &quot;;[.I11]);[.I11])" office:value-type="string" office:string-value="add a,a" calcext:value-type="string">
            <text:p>add a,a</text:p>
          </table:table-cell>
          <table:table-cell table:style-name="ce12" table:formula="of:=IF([.J11]&lt;&gt;[.J30]; COM.MICROSOFT.CONCAT([.J30];&quot; ############ &quot;;[.J11]);[.J11])" office:value-type="string" office:string-value="adc a,b" calcext:value-type="string">
            <text:p>adc a,b</text:p>
          </table:table-cell>
          <table:table-cell table:style-name="ce12" table:formula="of:=IF([.K11]&lt;&gt;[.K30]; COM.MICROSOFT.CONCAT([.K30];&quot; ############ &quot;;[.K11]);[.K11])" office:value-type="string" office:string-value="adc a,c" calcext:value-type="string">
            <text:p>adc a,c</text:p>
          </table:table-cell>
          <table:table-cell table:style-name="ce12" table:formula="of:=IF([.L11]&lt;&gt;[.L30]; COM.MICROSOFT.CONCAT([.L30];&quot; ############ &quot;;[.L11]);[.L11])" office:value-type="string" office:string-value="adc a,d" calcext:value-type="string">
            <text:p>adc a,d</text:p>
          </table:table-cell>
          <table:table-cell table:style-name="ce12" table:formula="of:=IF([.M11]&lt;&gt;[.M30]; COM.MICROSOFT.CONCAT([.M30];&quot; ############ &quot;;[.M11]);[.M11])" office:value-type="string" office:string-value="adc a,e" calcext:value-type="string">
            <text:p>adc a,e</text:p>
          </table:table-cell>
          <table:table-cell table:style-name="ce12" table:formula="of:=IF([.N11]&lt;&gt;[.N30]; COM.MICROSOFT.CONCAT([.N30];&quot; ############ &quot;;[.N11]);[.N11])" office:value-type="string" office:string-value="adc a,h" calcext:value-type="string">
            <text:p>adc a,h</text:p>
          </table:table-cell>
          <table:table-cell table:style-name="ce12" table:formula="of:=IF([.O11]&lt;&gt;[.O30]; COM.MICROSOFT.CONCAT([.O30];&quot; ############ &quot;;[.O11]);[.O11])" office:value-type="string" office:string-value="adc a,l" calcext:value-type="string">
            <text:p>adc a,l</text:p>
          </table:table-cell>
          <table:table-cell table:style-name="ce12" table:formula="of:=IF([.P11]&lt;&gt;[.P30]; COM.MICROSOFT.CONCAT([.P30];&quot; ############ &quot;;[.P11]);[.P11])" office:value-type="string" office:string-value="adc a,(hl)" calcext:value-type="string">
            <text:p>adc a,(hl)</text:p>
          </table:table-cell>
          <table:table-cell table:style-name="ce12" table:formula="of:=IF([.Q11]&lt;&gt;[.Q30]; COM.MICROSOFT.CONCAT([.Q30];&quot; ############ &quot;;[.Q11]);[.Q11])" office:value-type="string" office:string-value="adc a,a" calcext:value-type="string">
            <text:p>adc a,a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9x </text:p>
          </table:table-cell>
          <table:table-cell table:style-name="ce10" table:formula="of:=IF([.B12]&lt;&gt;[.B31]; COM.MICROSOFT.CONCAT([.B31];&quot; ############ &quot;;[.B12]);[.B12])" office:value-type="string" office:string-value="sub b" calcext:value-type="string">
            <text:p>sub b</text:p>
          </table:table-cell>
          <table:table-cell table:style-name="ce10" table:formula="of:=IF([.C12]&lt;&gt;[.C31]; COM.MICROSOFT.CONCAT([.C31];&quot; ############ &quot;;[.C12]);[.C12])" office:value-type="string" office:string-value="sub c" calcext:value-type="string">
            <text:p>sub c</text:p>
          </table:table-cell>
          <table:table-cell table:style-name="ce10" table:formula="of:=IF([.D12]&lt;&gt;[.D31]; COM.MICROSOFT.CONCAT([.D31];&quot; ############ &quot;;[.D12]);[.D12])" office:value-type="string" office:string-value="sub d" calcext:value-type="string">
            <text:p>sub d</text:p>
          </table:table-cell>
          <table:table-cell table:style-name="ce10" table:formula="of:=IF([.E12]&lt;&gt;[.E31]; COM.MICROSOFT.CONCAT([.E31];&quot; ############ &quot;;[.E12]);[.E12])" office:value-type="string" office:string-value="sub e" calcext:value-type="string">
            <text:p>sub e</text:p>
          </table:table-cell>
          <table:table-cell table:style-name="ce10" table:formula="of:=IF([.F12]&lt;&gt;[.F31]; COM.MICROSOFT.CONCAT([.F31];&quot; ############ &quot;;[.F12]);[.F12])" office:value-type="string" office:string-value="sub h" calcext:value-type="string">
            <text:p>sub h</text:p>
          </table:table-cell>
          <table:table-cell table:style-name="ce10" table:formula="of:=IF([.G12]&lt;&gt;[.G31]; COM.MICROSOFT.CONCAT([.G31];&quot; ############ &quot;;[.G12]);[.G12])" office:value-type="string" office:string-value="sub l" calcext:value-type="string">
            <text:p>sub l</text:p>
          </table:table-cell>
          <table:table-cell table:style-name="ce10" table:formula="of:=IF([.H12]&lt;&gt;[.H31]; COM.MICROSOFT.CONCAT([.H31];&quot; ############ &quot;;[.H12]);[.H12])" office:value-type="string" office:string-value="sub (hl)" calcext:value-type="string">
            <text:p>sub (hl)</text:p>
          </table:table-cell>
          <table:table-cell table:style-name="ce10" table:formula="of:=IF([.I12]&lt;&gt;[.I31]; COM.MICROSOFT.CONCAT([.I31];&quot; ############ &quot;;[.I12]);[.I12])" office:value-type="string" office:string-value="sub a" calcext:value-type="string">
            <text:p>sub a</text:p>
          </table:table-cell>
          <table:table-cell table:style-name="ce10" table:formula="of:=IF([.J12]&lt;&gt;[.J31]; COM.MICROSOFT.CONCAT([.J31];&quot; ############ &quot;;[.J12]);[.J12])" office:value-type="string" office:string-value="sbc a,b" calcext:value-type="string">
            <text:p>sbc a,b</text:p>
          </table:table-cell>
          <table:table-cell table:style-name="ce10" table:formula="of:=IF([.K12]&lt;&gt;[.K31]; COM.MICROSOFT.CONCAT([.K31];&quot; ############ &quot;;[.K12]);[.K12])" office:value-type="string" office:string-value="sbc a,c" calcext:value-type="string">
            <text:p>sbc a,c</text:p>
          </table:table-cell>
          <table:table-cell table:style-name="ce10" table:formula="of:=IF([.L12]&lt;&gt;[.L31]; COM.MICROSOFT.CONCAT([.L31];&quot; ############ &quot;;[.L12]);[.L12])" office:value-type="string" office:string-value="sbc a,d" calcext:value-type="string">
            <text:p>sbc a,d</text:p>
          </table:table-cell>
          <table:table-cell table:style-name="ce10" table:formula="of:=IF([.M12]&lt;&gt;[.M31]; COM.MICROSOFT.CONCAT([.M31];&quot; ############ &quot;;[.M12]);[.M12])" office:value-type="string" office:string-value="sbc a,e" calcext:value-type="string">
            <text:p>sbc a,e</text:p>
          </table:table-cell>
          <table:table-cell table:style-name="ce10" table:formula="of:=IF([.N12]&lt;&gt;[.N31]; COM.MICROSOFT.CONCAT([.N31];&quot; ############ &quot;;[.N12]);[.N12])" office:value-type="string" office:string-value="sbc a,h" calcext:value-type="string">
            <text:p>sbc a,h</text:p>
          </table:table-cell>
          <table:table-cell table:style-name="ce10" table:formula="of:=IF([.O12]&lt;&gt;[.O31]; COM.MICROSOFT.CONCAT([.O31];&quot; ############ &quot;;[.O12]);[.O12])" office:value-type="string" office:string-value="sbc a,l" calcext:value-type="string">
            <text:p>sbc a,l</text:p>
          </table:table-cell>
          <table:table-cell table:style-name="ce10" table:formula="of:=IF([.P12]&lt;&gt;[.P31]; COM.MICROSOFT.CONCAT([.P31];&quot; ############ &quot;;[.P12]);[.P12])" office:value-type="string" office:string-value="sbc a,(hl)" calcext:value-type="string">
            <text:p>sbc a,(hl)</text:p>
          </table:table-cell>
          <table:table-cell table:style-name="ce10" table:formula="of:=IF([.Q12]&lt;&gt;[.Q31]; COM.MICROSOFT.CONCAT([.Q31];&quot; ############ &quot;;[.Q12]);[.Q12])" office:value-type="string" office:string-value="sbc a,a" calcext:value-type="string">
            <text:p>sbc a,a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Ax </text:p>
          </table:table-cell>
          <table:table-cell table:style-name="ce12" table:formula="of:=IF([.B13]&lt;&gt;[.B32]; COM.MICROSOFT.CONCAT([.B32];&quot; ############ &quot;;[.B13]);[.B13])" office:value-type="string" office:string-value="and b" calcext:value-type="string">
            <text:p>and b</text:p>
          </table:table-cell>
          <table:table-cell table:style-name="ce12" table:formula="of:=IF([.C13]&lt;&gt;[.C32]; COM.MICROSOFT.CONCAT([.C32];&quot; ############ &quot;;[.C13]);[.C13])" office:value-type="string" office:string-value="and c" calcext:value-type="string">
            <text:p>and c</text:p>
          </table:table-cell>
          <table:table-cell table:style-name="ce12" table:formula="of:=IF([.D13]&lt;&gt;[.D32]; COM.MICROSOFT.CONCAT([.D32];&quot; ############ &quot;;[.D13]);[.D13])" office:value-type="string" office:string-value="and d" calcext:value-type="string">
            <text:p>and d</text:p>
          </table:table-cell>
          <table:table-cell table:style-name="ce12" table:formula="of:=IF([.E13]&lt;&gt;[.E32]; COM.MICROSOFT.CONCAT([.E32];&quot; ############ &quot;;[.E13]);[.E13])" office:value-type="string" office:string-value="and e" calcext:value-type="string">
            <text:p>and e</text:p>
          </table:table-cell>
          <table:table-cell table:style-name="ce12" table:formula="of:=IF([.F13]&lt;&gt;[.F32]; COM.MICROSOFT.CONCAT([.F32];&quot; ############ &quot;;[.F13]);[.F13])" office:value-type="string" office:string-value="and h" calcext:value-type="string">
            <text:p>and h</text:p>
          </table:table-cell>
          <table:table-cell table:style-name="ce12" table:formula="of:=IF([.G13]&lt;&gt;[.G32]; COM.MICROSOFT.CONCAT([.G32];&quot; ############ &quot;;[.G13]);[.G13])" office:value-type="string" office:string-value="and l" calcext:value-type="string">
            <text:p>and l</text:p>
          </table:table-cell>
          <table:table-cell table:style-name="ce12" table:formula="of:=IF([.H13]&lt;&gt;[.H32]; COM.MICROSOFT.CONCAT([.H32];&quot; ############ &quot;;[.H13]);[.H13])" office:value-type="string" office:string-value="and (hl)" calcext:value-type="string">
            <text:p>and (hl)</text:p>
          </table:table-cell>
          <table:table-cell table:style-name="ce12" table:formula="of:=IF([.I13]&lt;&gt;[.I32]; COM.MICROSOFT.CONCAT([.I32];&quot; ############ &quot;;[.I13]);[.I13])" office:value-type="string" office:string-value="and a" calcext:value-type="string">
            <text:p>and a</text:p>
          </table:table-cell>
          <table:table-cell table:style-name="ce12" table:formula="of:=IF([.J13]&lt;&gt;[.J32]; COM.MICROSOFT.CONCAT([.J32];&quot; ############ &quot;;[.J13]);[.J13])" office:value-type="string" office:string-value="xor b" calcext:value-type="string">
            <text:p>xor b</text:p>
          </table:table-cell>
          <table:table-cell table:style-name="ce12" table:formula="of:=IF([.K13]&lt;&gt;[.K32]; COM.MICROSOFT.CONCAT([.K32];&quot; ############ &quot;;[.K13]);[.K13])" office:value-type="string" office:string-value="xor c" calcext:value-type="string">
            <text:p>xor c</text:p>
          </table:table-cell>
          <table:table-cell table:style-name="ce12" table:formula="of:=IF([.L13]&lt;&gt;[.L32]; COM.MICROSOFT.CONCAT([.L32];&quot; ############ &quot;;[.L13]);[.L13])" office:value-type="string" office:string-value="xor d" calcext:value-type="string">
            <text:p>xor d</text:p>
          </table:table-cell>
          <table:table-cell table:style-name="ce12" table:formula="of:=IF([.M13]&lt;&gt;[.M32]; COM.MICROSOFT.CONCAT([.M32];&quot; ############ &quot;;[.M13]);[.M13])" office:value-type="string" office:string-value="xor e" calcext:value-type="string">
            <text:p>xor e</text:p>
          </table:table-cell>
          <table:table-cell table:style-name="ce12" table:formula="of:=IF([.N13]&lt;&gt;[.N32]; COM.MICROSOFT.CONCAT([.N32];&quot; ############ &quot;;[.N13]);[.N13])" office:value-type="string" office:string-value="xor h" calcext:value-type="string">
            <text:p>xor h</text:p>
          </table:table-cell>
          <table:table-cell table:style-name="ce12" table:formula="of:=IF([.O13]&lt;&gt;[.O32]; COM.MICROSOFT.CONCAT([.O32];&quot; ############ &quot;;[.O13]);[.O13])" office:value-type="string" office:string-value="xor l" calcext:value-type="string">
            <text:p>xor l</text:p>
          </table:table-cell>
          <table:table-cell table:style-name="ce12" table:formula="of:=IF([.P13]&lt;&gt;[.P32]; COM.MICROSOFT.CONCAT([.P32];&quot; ############ &quot;;[.P13]);[.P13])" office:value-type="string" office:string-value="xor (hl)" calcext:value-type="string">
            <text:p>xor (hl)</text:p>
          </table:table-cell>
          <table:table-cell table:style-name="ce12" table:formula="of:=IF([.Q13]&lt;&gt;[.Q32]; COM.MICROSOFT.CONCAT([.Q32];&quot; ############ &quot;;[.Q13]);[.Q13])" office:value-type="string" office:string-value="xor a" calcext:value-type="string">
            <text:p>xor a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 Bx </text:p>
          </table:table-cell>
          <table:table-cell table:style-name="ce12" table:formula="of:=IF([.B14]&lt;&gt;[.B33]; COM.MICROSOFT.CONCAT([.B33];&quot; ############ &quot;;[.B14]);[.B14])" office:value-type="string" office:string-value="or b" calcext:value-type="string">
            <text:p>or b</text:p>
          </table:table-cell>
          <table:table-cell table:style-name="ce12" table:formula="of:=IF([.C14]&lt;&gt;[.C33]; COM.MICROSOFT.CONCAT([.C33];&quot; ############ &quot;;[.C14]);[.C14])" office:value-type="string" office:string-value="or c" calcext:value-type="string">
            <text:p>or c</text:p>
          </table:table-cell>
          <table:table-cell table:style-name="ce12" table:formula="of:=IF([.D14]&lt;&gt;[.D33]; COM.MICROSOFT.CONCAT([.D33];&quot; ############ &quot;;[.D14]);[.D14])" office:value-type="string" office:string-value="or d" calcext:value-type="string">
            <text:p>or d</text:p>
          </table:table-cell>
          <table:table-cell table:style-name="ce12" table:formula="of:=IF([.E14]&lt;&gt;[.E33]; COM.MICROSOFT.CONCAT([.E33];&quot; ############ &quot;;[.E14]);[.E14])" office:value-type="string" office:string-value="or e" calcext:value-type="string">
            <text:p>or e</text:p>
          </table:table-cell>
          <table:table-cell table:style-name="ce12" table:formula="of:=IF([.F14]&lt;&gt;[.F33]; COM.MICROSOFT.CONCAT([.F33];&quot; ############ &quot;;[.F14]);[.F14])" office:value-type="string" office:string-value="or h" calcext:value-type="string">
            <text:p>or h</text:p>
          </table:table-cell>
          <table:table-cell table:style-name="ce12" table:formula="of:=IF([.G14]&lt;&gt;[.G33]; COM.MICROSOFT.CONCAT([.G33];&quot; ############ &quot;;[.G14]);[.G14])" office:value-type="string" office:string-value="or l" calcext:value-type="string">
            <text:p>or l</text:p>
          </table:table-cell>
          <table:table-cell table:style-name="ce12" table:formula="of:=IF([.H14]&lt;&gt;[.H33]; COM.MICROSOFT.CONCAT([.H33];&quot; ############ &quot;;[.H14]);[.H14])" office:value-type="string" office:string-value="or (hl)" calcext:value-type="string">
            <text:p>or (hl)</text:p>
          </table:table-cell>
          <table:table-cell table:style-name="ce12" table:formula="of:=IF([.I14]&lt;&gt;[.I33]; COM.MICROSOFT.CONCAT([.I33];&quot; ############ &quot;;[.I14]);[.I14])" office:value-type="string" office:string-value="or a" calcext:value-type="string">
            <text:p>or a</text:p>
          </table:table-cell>
          <table:table-cell table:style-name="ce12" table:formula="of:=IF([.J14]&lt;&gt;[.J33]; COM.MICROSOFT.CONCAT([.J33];&quot; ############ &quot;;[.J14]);[.J14])" office:value-type="string" office:string-value="cp b" calcext:value-type="string">
            <text:p>cp b</text:p>
          </table:table-cell>
          <table:table-cell table:style-name="ce12" table:formula="of:=IF([.K14]&lt;&gt;[.K33]; COM.MICROSOFT.CONCAT([.K33];&quot; ############ &quot;;[.K14]);[.K14])" office:value-type="string" office:string-value="cp c" calcext:value-type="string">
            <text:p>cp c</text:p>
          </table:table-cell>
          <table:table-cell table:style-name="ce12" table:formula="of:=IF([.L14]&lt;&gt;[.L33]; COM.MICROSOFT.CONCAT([.L33];&quot; ############ &quot;;[.L14]);[.L14])" office:value-type="string" office:string-value="cp d" calcext:value-type="string">
            <text:p>cp d</text:p>
          </table:table-cell>
          <table:table-cell table:style-name="ce12" table:formula="of:=IF([.M14]&lt;&gt;[.M33]; COM.MICROSOFT.CONCAT([.M33];&quot; ############ &quot;;[.M14]);[.M14])" office:value-type="string" office:string-value="cp e" calcext:value-type="string">
            <text:p>cp e</text:p>
          </table:table-cell>
          <table:table-cell table:style-name="ce12" table:formula="of:=IF([.N14]&lt;&gt;[.N33]; COM.MICROSOFT.CONCAT([.N33];&quot; ############ &quot;;[.N14]);[.N14])" office:value-type="string" office:string-value="cp h" calcext:value-type="string">
            <text:p>cp h</text:p>
          </table:table-cell>
          <table:table-cell table:style-name="ce12" table:formula="of:=IF([.O14]&lt;&gt;[.O33]; COM.MICROSOFT.CONCAT([.O33];&quot; ############ &quot;;[.O14]);[.O14])" office:value-type="string" office:string-value="cp l" calcext:value-type="string">
            <text:p>cp l</text:p>
          </table:table-cell>
          <table:table-cell table:style-name="ce12" table:formula="of:=IF([.P14]&lt;&gt;[.P33]; COM.MICROSOFT.CONCAT([.P33];&quot; ############ &quot;;[.P14]);[.P14])" office:value-type="string" office:string-value="cp (hl)" calcext:value-type="string">
            <text:p>cp (hl)</text:p>
          </table:table-cell>
          <table:table-cell table:style-name="ce12" table:formula="of:=IF([.Q14]&lt;&gt;[.Q33]; COM.MICROSOFT.CONCAT([.Q33];&quot; ############ &quot;;[.Q14]);[.Q14])" office:value-type="string" office:string-value="cp a" calcext:value-type="string">
            <text:p>cp a</text:p>
          </table:table-cell>
          <table:table-cell table:number-columns-repeated="1007"/>
        </table:table-row>
        <table:table-row table:style-name="ro3">
          <table:table-cell table:style-name="ce1" office:value-type="string" calcext:value-type="string">
            <text:p> Cx </text:p>
          </table:table-cell>
          <table:table-cell table:style-name="ce10" table:formula="of:=IF([.B15]&lt;&gt;[.B34]; COM.MICROSOFT.CONCAT([.B34];&quot; ############ &quot;;[.B15]);[.B15])" office:value-type="string" office:string-value="ret nz" calcext:value-type="string">
            <text:p>ret nz</text:p>
          </table:table-cell>
          <table:table-cell table:style-name="ce10" table:formula="of:=IF([.C15]&lt;&gt;[.C34]; COM.MICROSOFT.CONCAT([.C34];&quot; ############ &quot;;[.C15]);[.C15])" office:value-type="string" office:string-value="pop bc" calcext:value-type="string">
            <text:p>pop bc</text:p>
          </table:table-cell>
          <table:table-cell table:style-name="ce10" table:formula="of:=IF([.D15]&lt;&gt;[.D34]; COM.MICROSOFT.CONCAT([.D34];&quot; ############ &quot;;[.D15]);[.D15])" office:value-type="string" office:string-value="jp nz,** ############ jp nz,a16" calcext:value-type="string">
            <text:p>jp nz,** ############ jp nz,a16</text:p>
          </table:table-cell>
          <table:table-cell table:style-name="ce10" table:formula="of:=IF([.E15]&lt;&gt;[.E34]; COM.MICROSOFT.CONCAT([.E34];&quot; ############ &quot;;[.E15]);[.E15])" office:value-type="string" office:string-value="jp ** ############ jp a16" calcext:value-type="string">
            <text:p>jp ** ############ jp a16</text:p>
          </table:table-cell>
          <table:table-cell table:style-name="ce10" table:formula="of:=IF([.F15]&lt;&gt;[.F34]; COM.MICROSOFT.CONCAT([.F34];&quot; ############ &quot;;[.F15]);[.F15])" office:value-type="string" office:string-value="call nz,** ############ call nz,a16" calcext:value-type="string">
            <text:p>call nz,** ############ call nz,a16</text:p>
          </table:table-cell>
          <table:table-cell table:style-name="ce10" table:formula="of:=IF([.G15]&lt;&gt;[.G34]; COM.MICROSOFT.CONCAT([.G34];&quot; ############ &quot;;[.G15]);[.G15])" office:value-type="string" office:string-value="push bc" calcext:value-type="string">
            <text:p>push bc</text:p>
          </table:table-cell>
          <table:table-cell table:style-name="ce10" table:formula="of:=IF([.H15]&lt;&gt;[.H34]; COM.MICROSOFT.CONCAT([.H34];&quot; ############ &quot;;[.H15]);[.H15])" office:value-type="string" office:string-value="add a,* ############ add a,d8" calcext:value-type="string">
            <text:p>add a,* ############ add a,d8</text:p>
          </table:table-cell>
          <table:table-cell table:style-name="ce10" table:formula="of:=IF([.I15]&lt;&gt;[.I34]; COM.MICROSOFT.CONCAT([.I34];&quot; ############ &quot;;[.I15]);[.I15])" office:value-type="string" office:string-value="rst 00h" calcext:value-type="string">
            <text:p>rst 00h</text:p>
          </table:table-cell>
          <table:table-cell table:style-name="ce10" table:formula="of:=IF([.J15]&lt;&gt;[.J34]; COM.MICROSOFT.CONCAT([.J34];&quot; ############ &quot;;[.J15]);[.J15])" office:value-type="string" office:string-value="ret z" calcext:value-type="string">
            <text:p>ret z</text:p>
          </table:table-cell>
          <table:table-cell table:style-name="ce10" table:formula="of:=IF([.K15]&lt;&gt;[.K34]; COM.MICROSOFT.CONCAT([.K34];&quot; ############ &quot;;[.K15]);[.K15])" office:value-type="string" office:string-value="ret" calcext:value-type="string">
            <text:p>ret</text:p>
          </table:table-cell>
          <table:table-cell table:style-name="ce10" table:formula="of:=IF([.L15]&lt;&gt;[.L34]; COM.MICROSOFT.CONCAT([.L34];&quot; ############ &quot;;[.L15]);[.L15])" office:value-type="string" office:string-value="jp z,** ############ jp z,a16" calcext:value-type="string">
            <text:p>jp z,** ############ jp z,a16</text:p>
          </table:table-cell>
          <table:table-cell table:style-name="ce19" table:formula="of:=IF([.M15]&lt;&gt;[.M34]; COM.MICROSOFT.CONCAT([.M34];&quot; ############ &quot;;[.M15]);[.M15])" office:value-type="string" office:string-value="BITS  ############ prefix cb" calcext:value-type="string">
            <text:p>BITS <text:s/>############ prefix cb</text:p>
          </table:table-cell>
          <table:table-cell table:style-name="ce10" table:formula="of:=IF([.N15]&lt;&gt;[.N34]; COM.MICROSOFT.CONCAT([.N34];&quot; ############ &quot;;[.N15]);[.N15])" office:value-type="string" office:string-value="call z,** ############ call z,a16" calcext:value-type="string">
            <text:p>call z,** ############ call z,a16</text:p>
          </table:table-cell>
          <table:table-cell table:style-name="ce10" table:formula="of:=IF([.O15]&lt;&gt;[.O34]; COM.MICROSOFT.CONCAT([.O34];&quot; ############ &quot;;[.O15]);[.O15])" office:value-type="string" office:string-value="call ** ############ call a16" calcext:value-type="string">
            <text:p>call ** ############ call a16</text:p>
          </table:table-cell>
          <table:table-cell table:style-name="ce10" table:formula="of:=IF([.P15]&lt;&gt;[.P34]; COM.MICROSOFT.CONCAT([.P34];&quot; ############ &quot;;[.P15]);[.P15])" office:value-type="string" office:string-value="adc a,* ############ adc a,d8" calcext:value-type="string">
            <text:p>adc a,* ############ adc a,d8</text:p>
          </table:table-cell>
          <table:table-cell table:style-name="ce10" table:formula="of:=IF([.Q15]&lt;&gt;[.Q34]; COM.MICROSOFT.CONCAT([.Q34];&quot; ############ &quot;;[.Q15]);[.Q15])" office:value-type="string" office:string-value="rst 08h" calcext:value-type="string">
            <text:p>rst 08h</text:p>
          </table:table-cell>
          <table:table-cell table:number-columns-repeated="1007"/>
        </table:table-row>
        <table:table-row table:style-name="ro3">
          <table:table-cell table:style-name="ce1" office:value-type="string" calcext:value-type="string">
            <text:p> Dx </text:p>
          </table:table-cell>
          <table:table-cell table:style-name="ce12" table:formula="of:=IF([.B16]&lt;&gt;[.B35]; COM.MICROSOFT.CONCAT([.B35];&quot; ############ &quot;;[.B16]);[.B16])" office:value-type="string" office:string-value="ret nc" calcext:value-type="string">
            <text:p>ret nc</text:p>
          </table:table-cell>
          <table:table-cell table:style-name="ce12" table:formula="of:=IF([.C16]&lt;&gt;[.C35]; COM.MICROSOFT.CONCAT([.C35];&quot; ############ &quot;;[.C16]);[.C16])" office:value-type="string" office:string-value="pop de" calcext:value-type="string">
            <text:p>pop de</text:p>
          </table:table-cell>
          <table:table-cell table:style-name="ce12" table:formula="of:=IF([.D16]&lt;&gt;[.D35]; COM.MICROSOFT.CONCAT([.D35];&quot; ############ &quot;;[.D16]);[.D16])" office:value-type="string" office:string-value="jp nc,** ############ jp nc,a16" calcext:value-type="string">
            <text:p>jp nc,** ############ jp nc,a16</text:p>
          </table:table-cell>
          <table:table-cell table:style-name="ce16" table:formula="of:=IF([.E16]&lt;&gt;[.E35]; COM.MICROSOFT.CONCAT([.E35];&quot; ############ &quot;;[.E16]);[.E16])" office:value-type="string" office:string-value="out (*),a ############  " calcext:value-type="string">
            <text:p>out (*),a ############  </text:p>
          </table:table-cell>
          <table:table-cell table:style-name="ce12" table:formula="of:=IF([.F16]&lt;&gt;[.F35]; COM.MICROSOFT.CONCAT([.F35];&quot; ############ &quot;;[.F16]);[.F16])" office:value-type="string" office:string-value="call nc,** ############ call nc,a16" calcext:value-type="string">
            <text:p>call nc,** ############ call nc,a16</text:p>
          </table:table-cell>
          <table:table-cell table:style-name="ce12" table:formula="of:=IF([.G16]&lt;&gt;[.G35]; COM.MICROSOFT.CONCAT([.G35];&quot; ############ &quot;;[.G16]);[.G16])" office:value-type="string" office:string-value="push de" calcext:value-type="string">
            <text:p>push de</text:p>
          </table:table-cell>
          <table:table-cell table:style-name="ce12" table:formula="of:=IF([.H16]&lt;&gt;[.H35]; COM.MICROSOFT.CONCAT([.H35];&quot; ############ &quot;;[.H16]);[.H16])" office:value-type="string" office:string-value="sub * ############ sub d8" calcext:value-type="string">
            <text:p>sub * ############ sub d8</text:p>
          </table:table-cell>
          <table:table-cell table:style-name="ce12" table:formula="of:=IF([.I16]&lt;&gt;[.I35]; COM.MICROSOFT.CONCAT([.I35];&quot; ############ &quot;;[.I16]);[.I16])" office:value-type="string" office:string-value="rst 10h" calcext:value-type="string">
            <text:p>rst 10h</text:p>
          </table:table-cell>
          <table:table-cell table:style-name="ce12" table:formula="of:=IF([.J16]&lt;&gt;[.J35]; COM.MICROSOFT.CONCAT([.J35];&quot; ############ &quot;;[.J16]);[.J16])" office:value-type="string" office:string-value="ret c" calcext:value-type="string">
            <text:p>ret c</text:p>
          </table:table-cell>
          <table:table-cell table:style-name="ce11" table:formula="of:=IF([.K16]&lt;&gt;[.K35]; COM.MICROSOFT.CONCAT([.K35];&quot; ############ &quot;;[.K16]);[.K16])" office:value-type="string" office:string-value="exx ############ reti" calcext:value-type="string">
            <text:p>exx ############ reti</text:p>
          </table:table-cell>
          <table:table-cell table:style-name="ce12" table:formula="of:=IF([.L16]&lt;&gt;[.L35]; COM.MICROSOFT.CONCAT([.L35];&quot; ############ &quot;;[.L16]);[.L16])" office:value-type="string" office:string-value="jp c,** ############ jp c,a16" calcext:value-type="string">
            <text:p>jp c,** ############ jp c,a16</text:p>
          </table:table-cell>
          <table:table-cell table:style-name="ce16" table:formula="of:=IF([.M16]&lt;&gt;[.M35]; COM.MICROSOFT.CONCAT([.M35];&quot; ############ &quot;;[.M16]);[.M16])" office:value-type="string" office:string-value="in a,(*) ############  " calcext:value-type="string">
            <text:p>in a,(*) ############  </text:p>
          </table:table-cell>
          <table:table-cell table:style-name="ce12" table:formula="of:=IF([.N16]&lt;&gt;[.N35]; COM.MICROSOFT.CONCAT([.N35];&quot; ############ &quot;;[.N16]);[.N16])" office:value-type="string" office:string-value="call c,** ############ call c,a16" calcext:value-type="string">
            <text:p>call c,** ############ call c,a16</text:p>
          </table:table-cell>
          <table:table-cell table:style-name="ce16" table:formula="of:=IF([.O16]&lt;&gt;[.O35]; COM.MICROSOFT.CONCAT([.O35];&quot; ############ &quot;;[.O16]);[.O16])" office:value-type="string" office:string-value="IX  ############  " calcext:value-type="string">
            <text:p>IX <text:s/>############  </text:p>
          </table:table-cell>
          <table:table-cell table:style-name="ce12" table:formula="of:=IF([.P16]&lt;&gt;[.P35]; COM.MICROSOFT.CONCAT([.P35];&quot; ############ &quot;;[.P16]);[.P16])" office:value-type="string" office:string-value="sbc a,* ############ sbc a,d8" calcext:value-type="string">
            <text:p>sbc a,* ############ sbc a,d8</text:p>
          </table:table-cell>
          <table:table-cell table:style-name="ce12" table:formula="of:=IF([.Q16]&lt;&gt;[.Q35]; COM.MICROSOFT.CONCAT([.Q35];&quot; ############ &quot;;[.Q16]);[.Q16])" office:value-type="string" office:string-value="rst 18h" calcext:value-type="string">
            <text:p>rst 18h</text:p>
          </table:table-cell>
          <table:table-cell table:number-columns-repeated="1007"/>
        </table:table-row>
        <table:table-row table:style-name="ro3">
          <table:table-cell table:style-name="ce1" office:value-type="string" calcext:value-type="string">
            <text:p> Ex </text:p>
          </table:table-cell>
          <table:table-cell table:style-name="ce11" table:formula="of:=IF([.B17]&lt;&gt;[.B36]; COM.MICROSOFT.CONCAT([.B36];&quot; ############ &quot;;[.B17]);[.B17])" office:value-type="string" office:string-value="ret po ############ ldh (a8),a" calcext:value-type="string">
            <text:p>ret po ############ ldh (a8),a</text:p>
          </table:table-cell>
          <table:table-cell table:style-name="ce12" table:formula="of:=IF([.C17]&lt;&gt;[.C36]; COM.MICROSOFT.CONCAT([.C36];&quot; ############ &quot;;[.C17]);[.C17])" office:value-type="string" office:string-value="pop hl" calcext:value-type="string">
            <text:p>pop hl</text:p>
          </table:table-cell>
          <table:table-cell table:style-name="ce11" table:formula="of:=IF([.D17]&lt;&gt;[.D36]; COM.MICROSOFT.CONCAT([.D36];&quot; ############ &quot;;[.D17]);[.D17])" office:value-type="string" office:string-value="jp po,** ############ ld (c),a" calcext:value-type="string">
            <text:p>jp po,** ############ ld (c),a</text:p>
          </table:table-cell>
          <table:table-cell table:style-name="ce16" table:formula="of:=IF([.E17]&lt;&gt;[.E36]; COM.MICROSOFT.CONCAT([.E36];&quot; ############ &quot;;[.E17]);[.E17])" office:value-type="string" office:string-value="ex (sp),hl ############ " calcext:value-type="string">
            <text:p>ex (sp),hl ############ </text:p>
          </table:table-cell>
          <table:table-cell table:style-name="ce16" table:formula="of:=IF([.F17]&lt;&gt;[.F36]; COM.MICROSOFT.CONCAT([.F36];&quot; ############ &quot;;[.F17]);[.F17])" office:value-type="string" office:string-value="call po,** ############  " calcext:value-type="string">
            <text:p>call po,** ############  </text:p>
          </table:table-cell>
          <table:table-cell table:style-name="ce12" table:formula="of:=IF([.G17]&lt;&gt;[.G36]; COM.MICROSOFT.CONCAT([.G36];&quot; ############ &quot;;[.G17]);[.G17])" office:value-type="string" office:string-value="push hl" calcext:value-type="string">
            <text:p>push hl</text:p>
          </table:table-cell>
          <table:table-cell table:style-name="ce12" table:formula="of:=IF([.H17]&lt;&gt;[.H36]; COM.MICROSOFT.CONCAT([.H36];&quot; ############ &quot;;[.H17]);[.H17])" office:value-type="string" office:string-value="and * ############ and d8" calcext:value-type="string">
            <text:p>and * ############ and d8</text:p>
          </table:table-cell>
          <table:table-cell table:style-name="ce12" table:formula="of:=IF([.I17]&lt;&gt;[.I36]; COM.MICROSOFT.CONCAT([.I36];&quot; ############ &quot;;[.I17]);[.I17])" office:value-type="string" office:string-value="rst 20h" calcext:value-type="string">
            <text:p>rst 20h</text:p>
          </table:table-cell>
          <table:table-cell table:style-name="ce11" table:formula="of:=IF([.J17]&lt;&gt;[.J36]; COM.MICROSOFT.CONCAT([.J36];&quot; ############ &quot;;[.J17]);[.J17])" office:value-type="string" office:string-value="ret pe ############ add sp,r8" calcext:value-type="string">
            <text:p>ret pe ############ add sp,r8</text:p>
          </table:table-cell>
          <table:table-cell table:style-name="ce12" table:formula="of:=IF([.K17]&lt;&gt;[.K36]; COM.MICROSOFT.CONCAT([.K36];&quot; ############ &quot;;[.K17]);[.K17])" office:value-type="string" office:string-value="jp (hl)" calcext:value-type="string">
            <text:p>jp (hl)</text:p>
          </table:table-cell>
          <table:table-cell table:style-name="ce11" table:formula="of:=IF([.L17]&lt;&gt;[.L36]; COM.MICROSOFT.CONCAT([.L36];&quot; ############ &quot;;[.L17]);[.L17])" office:value-type="string" office:string-value="jp pe,** ############ ld (a16),a" calcext:value-type="string">
            <text:p>jp pe,** ############ ld (a16),a</text:p>
          </table:table-cell>
          <table:table-cell table:style-name="ce16" table:formula="of:=IF([.M17]&lt;&gt;[.M36]; COM.MICROSOFT.CONCAT([.M36];&quot; ############ &quot;;[.M17]);[.M17])" office:value-type="string" office:string-value="ex de,hl ############ " calcext:value-type="string">
            <text:p>ex de,hl ############ </text:p>
          </table:table-cell>
          <table:table-cell table:style-name="ce16" table:formula="of:=IF([.N17]&lt;&gt;[.N36]; COM.MICROSOFT.CONCAT([.N36];&quot; ############ &quot;;[.N17]);[.N17])" office:value-type="string" office:string-value="call pe,** ############  " calcext:value-type="string">
            <text:p>call pe,** ############  </text:p>
          </table:table-cell>
          <table:table-cell table:style-name="ce16" table:formula="of:=IF([.O17]&lt;&gt;[.O36]; COM.MICROSOFT.CONCAT([.O36];&quot; ############ &quot;;[.O17]);[.O17])" office:value-type="string" office:string-value="EXTD  ############ " calcext:value-type="string">
            <text:p>EXTD <text:s/>############ </text:p>
          </table:table-cell>
          <table:table-cell table:style-name="ce12" table:formula="of:=IF([.P17]&lt;&gt;[.P36]; COM.MICROSOFT.CONCAT([.P36];&quot; ############ &quot;;[.P17]);[.P17])" office:value-type="string" office:string-value="xor * ############ xor d8" calcext:value-type="string">
            <text:p>xor * ############ xor d8</text:p>
          </table:table-cell>
          <table:table-cell table:style-name="ce12" table:formula="of:=IF([.Q17]&lt;&gt;[.Q36]; COM.MICROSOFT.CONCAT([.Q36];&quot; ############ &quot;;[.Q17]);[.Q17])" office:value-type="string" office:string-value="rst 28h" calcext:value-type="string">
            <text:p>rst 28h</text:p>
          </table:table-cell>
          <table:table-cell table:number-columns-repeated="1007"/>
        </table:table-row>
        <table:table-row table:style-name="ro3">
          <table:table-cell table:style-name="ce1" office:value-type="string" calcext:value-type="string">
            <text:p> Fx </text:p>
          </table:table-cell>
          <table:table-cell table:style-name="ce13" table:formula="of:=IF([.B18]&lt;&gt;[.B37]; COM.MICROSOFT.CONCAT([.B37];&quot; ############ &quot;;[.B18]);[.B18])" office:value-type="string" office:string-value="ret p ############ ldh a,(a8)" calcext:value-type="string">
            <text:p>ret p ############ ldh a,(a8)</text:p>
          </table:table-cell>
          <table:table-cell table:style-name="ce10" table:formula="of:=IF([.C18]&lt;&gt;[.C37]; COM.MICROSOFT.CONCAT([.C37];&quot; ############ &quot;;[.C18]);[.C18])" office:value-type="string" office:string-value="pop af" calcext:value-type="string">
            <text:p>pop af</text:p>
          </table:table-cell>
          <table:table-cell table:style-name="ce13" table:formula="of:=IF([.D18]&lt;&gt;[.D37]; COM.MICROSOFT.CONCAT([.D37];&quot; ############ &quot;;[.D18]);[.D18])" office:value-type="string" office:string-value="jp p,** ############ ld a,(c)" calcext:value-type="string">
            <text:p>jp p,** ############ ld a,(c)</text:p>
          </table:table-cell>
          <table:table-cell table:style-name="ce10" table:formula="of:=IF([.E18]&lt;&gt;[.E37]; COM.MICROSOFT.CONCAT([.E37];&quot; ############ &quot;;[.E18]);[.E18])" office:value-type="string" office:string-value="di" calcext:value-type="string">
            <text:p>di</text:p>
          </table:table-cell>
          <table:table-cell table:style-name="ce17" table:formula="of:=IF([.F18]&lt;&gt;[.F37]; COM.MICROSOFT.CONCAT([.F37];&quot; ############ &quot;;[.F18]);[.F18])" office:value-type="string" office:string-value="call p,** ############ " calcext:value-type="string">
            <text:p>call p,** ############ </text:p>
          </table:table-cell>
          <table:table-cell table:style-name="ce10" table:formula="of:=IF([.G18]&lt;&gt;[.G37]; COM.MICROSOFT.CONCAT([.G37];&quot; ############ &quot;;[.G18]);[.G18])" office:value-type="string" office:string-value="push af" calcext:value-type="string">
            <text:p>push af</text:p>
          </table:table-cell>
          <table:table-cell table:style-name="ce10" table:formula="of:=IF([.H18]&lt;&gt;[.H37]; COM.MICROSOFT.CONCAT([.H37];&quot; ############ &quot;;[.H18]);[.H18])" office:value-type="string" office:string-value="or * ############ or d8" calcext:value-type="string">
            <text:p>or * ############ or d8</text:p>
          </table:table-cell>
          <table:table-cell table:style-name="ce10" table:formula="of:=IF([.I18]&lt;&gt;[.I37]; COM.MICROSOFT.CONCAT([.I37];&quot; ############ &quot;;[.I18]);[.I18])" office:value-type="string" office:string-value="rst 30h" calcext:value-type="string">
            <text:p>rst 30h</text:p>
          </table:table-cell>
          <table:table-cell table:style-name="ce13" table:formula="of:=IF([.J18]&lt;&gt;[.J37]; COM.MICROSOFT.CONCAT([.J37];&quot; ############ &quot;;[.J18]);[.J18])" office:value-type="string" office:string-value="ret m ############ ld hl,sp+r8" calcext:value-type="string">
            <text:p>ret m ############ ld hl,sp+r8</text:p>
          </table:table-cell>
          <table:table-cell table:style-name="ce10" table:formula="of:=IF([.K18]&lt;&gt;[.K37]; COM.MICROSOFT.CONCAT([.K37];&quot; ############ &quot;;[.K18]);[.K18])" office:value-type="string" office:string-value="ld sp,hl" calcext:value-type="string">
            <text:p>ld sp,hl</text:p>
          </table:table-cell>
          <table:table-cell table:style-name="ce13" table:formula="of:=IF([.L18]&lt;&gt;[.L37]; COM.MICROSOFT.CONCAT([.L37];&quot; ############ &quot;;[.L18]);[.L18])" office:value-type="string" office:string-value="jp m,** ############ ld a,(a16)" calcext:value-type="string">
            <text:p>jp m,** ############ ld a,(a16)</text:p>
          </table:table-cell>
          <table:table-cell table:style-name="ce10" table:formula="of:=IF([.M18]&lt;&gt;[.M37]; COM.MICROSOFT.CONCAT([.M37];&quot; ############ &quot;;[.M18]);[.M18])" office:value-type="string" office:string-value="ei" calcext:value-type="string">
            <text:p>ei</text:p>
          </table:table-cell>
          <table:table-cell table:style-name="ce17" table:formula="of:=IF([.N18]&lt;&gt;[.N37]; COM.MICROSOFT.CONCAT([.N37];&quot; ############ &quot;;[.N18]);[.N18])" office:value-type="string" office:string-value="call m,** ############ " calcext:value-type="string">
            <text:p>call m,** ############ </text:p>
          </table:table-cell>
          <table:table-cell table:style-name="ce17" table:formula="of:=IF([.O18]&lt;&gt;[.O37]; COM.MICROSOFT.CONCAT([.O37];&quot; ############ &quot;;[.O18]);[.O18])" office:value-type="string" office:string-value="IY  ############ " calcext:value-type="string">
            <text:p>IY <text:s/>############ </text:p>
          </table:table-cell>
          <table:table-cell table:style-name="ce10" table:formula="of:=IF([.P18]&lt;&gt;[.P37]; COM.MICROSOFT.CONCAT([.P37];&quot; ############ &quot;;[.P18]);[.P18])" office:value-type="string" office:string-value="cp * ############ cp d8" calcext:value-type="string">
            <text:p>cp * ############ cp d8</text:p>
          </table:table-cell>
          <table:table-cell table:style-name="ce10" table:formula="of:=IF([.Q18]&lt;&gt;[.Q37]; COM.MICROSOFT.CONCAT([.Q37];&quot; ############ &quot;;[.Q18]);[.Q18])" office:value-type="string" office:string-value="rst 38h" calcext:value-type="string">
            <text:p>rst 38h</text:p>
          </table:table-cell>
          <table:table-cell table:number-columns-repeated="1007"/>
        </table:table-row>
        <table:table-row table:style-name="ro2">
          <table:table-cell table:style-name="ce3" table:number-columns-repeated="17"/>
          <table:table-cell table:number-columns-repeated="100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B_xx" table:style-name="ta1">
        <table:table-column table:style-name="co3" table:default-cell-style-name="ce1"/>
        <table:table-column table:style-name="co4" table:number-columns-repeated="16" table:default-cell-style-name="ce18"/>
        <table:table-row table:style-name="ro2">
          <table:table-cell table:style-name="Default" table:number-columns-repeated="17"/>
        </table:table-row>
        <table:table-row table:style-name="ro2">
          <table:table-cell office:value-type="string" calcext:value-type="string">
            <text:p> LR35902</text:p>
          </table:table-cell>
          <table:table-cell table:style-name="ce1" office:value-type="string" calcext:value-type="string">
            <text:p> x0 </text:p>
          </table:table-cell>
          <table:table-cell table:style-name="ce1" office:value-type="string" calcext:value-type="string">
            <text:p> x1 </text:p>
          </table:table-cell>
          <table:table-cell table:style-name="ce1" office:value-type="string" calcext:value-type="string">
            <text:p> x2 </text:p>
          </table:table-cell>
          <table:table-cell table:style-name="ce1" office:value-type="string" calcext:value-type="string">
            <text:p> x3 </text:p>
          </table:table-cell>
          <table:table-cell table:style-name="ce1" office:value-type="string" calcext:value-type="string">
            <text:p> x4 </text:p>
          </table:table-cell>
          <table:table-cell table:style-name="ce1" office:value-type="string" calcext:value-type="string">
            <text:p> x5 </text:p>
          </table:table-cell>
          <table:table-cell table:style-name="ce1" office:value-type="string" calcext:value-type="string">
            <text:p> x6 </text:p>
          </table:table-cell>
          <table:table-cell table:style-name="ce1" office:value-type="string" calcext:value-type="string">
            <text:p> x7 </text:p>
          </table:table-cell>
          <table:table-cell table:style-name="ce1" office:value-type="string" calcext:value-type="string">
            <text:p> x8 </text:p>
          </table:table-cell>
          <table:table-cell table:style-name="ce1" office:value-type="string" calcext:value-type="string">
            <text:p> x9 </text:p>
          </table:table-cell>
          <table:table-cell table:style-name="ce1" office:value-type="string" calcext:value-type="string">
            <text:p> xA </text:p>
          </table:table-cell>
          <table:table-cell table:style-name="ce1" office:value-type="string" calcext:value-type="string">
            <text:p> xB </text:p>
          </table:table-cell>
          <table:table-cell table:style-name="ce1" office:value-type="string" calcext:value-type="string">
            <text:p> xC </text:p>
          </table:table-cell>
          <table:table-cell table:style-name="ce1" office:value-type="string" calcext:value-type="string">
            <text:p> xD </text:p>
          </table:table-cell>
          <table:table-cell table:style-name="ce1" office:value-type="string" calcext:value-type="string">
            <text:p> xE </text:p>
          </table:table-cell>
          <table:table-cell table:style-name="ce1" office:value-type="string" calcext:value-type="string">
            <text:p> xF </text:p>
          </table:table-cell>
        </table:table-row>
        <table:table-row table:style-name="ro2">
          <table:table-cell office:value-type="string" calcext:value-type="string">
            <text:p> 0x </text:p>
          </table:table-cell>
          <table:table-cell office:value-type="string" calcext:value-type="string">
            <text:p>rlc b</text:p>
          </table:table-cell>
          <table:table-cell office:value-type="string" calcext:value-type="string">
            <text:p>rlc c</text:p>
          </table:table-cell>
          <table:table-cell office:value-type="string" calcext:value-type="string">
            <text:p>rlc d</text:p>
          </table:table-cell>
          <table:table-cell office:value-type="string" calcext:value-type="string">
            <text:p>rlc e</text:p>
          </table:table-cell>
          <table:table-cell office:value-type="string" calcext:value-type="string">
            <text:p>rlc h</text:p>
          </table:table-cell>
          <table:table-cell office:value-type="string" calcext:value-type="string">
            <text:p>rlc l</text:p>
          </table:table-cell>
          <table:table-cell office:value-type="string" calcext:value-type="string">
            <text:p>rlc (hl)</text:p>
          </table:table-cell>
          <table:table-cell office:value-type="string" calcext:value-type="string">
            <text:p>rlc a</text:p>
          </table:table-cell>
          <table:table-cell office:value-type="string" calcext:value-type="string">
            <text:p>rrc b</text:p>
          </table:table-cell>
          <table:table-cell office:value-type="string" calcext:value-type="string">
            <text:p>rrc c</text:p>
          </table:table-cell>
          <table:table-cell office:value-type="string" calcext:value-type="string">
            <text:p>rrc d</text:p>
          </table:table-cell>
          <table:table-cell office:value-type="string" calcext:value-type="string">
            <text:p>rrc e</text:p>
          </table:table-cell>
          <table:table-cell office:value-type="string" calcext:value-type="string">
            <text:p>rrc h</text:p>
          </table:table-cell>
          <table:table-cell office:value-type="string" calcext:value-type="string">
            <text:p>rrc l</text:p>
          </table:table-cell>
          <table:table-cell office:value-type="string" calcext:value-type="string">
            <text:p>rrc (hl)</text:p>
          </table:table-cell>
          <table:table-cell office:value-type="string" calcext:value-type="string">
            <text:p>rrc a</text:p>
          </table:table-cell>
        </table:table-row>
        <table:table-row table:style-name="ro2">
          <table:table-cell office:value-type="string" calcext:value-type="string">
            <text:p> 1x </text:p>
          </table:table-cell>
          <table:table-cell office:value-type="string" calcext:value-type="string">
            <text:p>rl b</text:p>
          </table:table-cell>
          <table:table-cell office:value-type="string" calcext:value-type="string">
            <text:p>rl c</text:p>
          </table:table-cell>
          <table:table-cell office:value-type="string" calcext:value-type="string">
            <text:p>rl d</text:p>
          </table:table-cell>
          <table:table-cell office:value-type="string" calcext:value-type="string">
            <text:p>rl e</text:p>
          </table:table-cell>
          <table:table-cell office:value-type="string" calcext:value-type="string">
            <text:p>rl h</text:p>
          </table:table-cell>
          <table:table-cell office:value-type="string" calcext:value-type="string">
            <text:p>rl l</text:p>
          </table:table-cell>
          <table:table-cell office:value-type="string" calcext:value-type="string">
            <text:p>rl (hl)</text:p>
          </table:table-cell>
          <table:table-cell office:value-type="string" calcext:value-type="string">
            <text:p>rl a</text:p>
          </table:table-cell>
          <table:table-cell office:value-type="string" calcext:value-type="string">
            <text:p>rr b</text:p>
          </table:table-cell>
          <table:table-cell office:value-type="string" calcext:value-type="string">
            <text:p>rr c</text:p>
          </table:table-cell>
          <table:table-cell office:value-type="string" calcext:value-type="string">
            <text:p>rr d</text:p>
          </table:table-cell>
          <table:table-cell office:value-type="string" calcext:value-type="string">
            <text:p>rr e</text:p>
          </table:table-cell>
          <table:table-cell office:value-type="string" calcext:value-type="string">
            <text:p>rr h</text:p>
          </table:table-cell>
          <table:table-cell office:value-type="string" calcext:value-type="string">
            <text:p>rr l</text:p>
          </table:table-cell>
          <table:table-cell office:value-type="string" calcext:value-type="string">
            <text:p>rr (hl)</text:p>
          </table:table-cell>
          <table:table-cell office:value-type="string" calcext:value-type="string">
            <text:p>rr a</text:p>
          </table:table-cell>
        </table:table-row>
        <table:table-row table:style-name="ro2">
          <table:table-cell office:value-type="string" calcext:value-type="string">
            <text:p> 2x </text:p>
          </table:table-cell>
          <table:table-cell office:value-type="string" calcext:value-type="string">
            <text:p>sla b</text:p>
          </table:table-cell>
          <table:table-cell office:value-type="string" calcext:value-type="string">
            <text:p>sla c</text:p>
          </table:table-cell>
          <table:table-cell office:value-type="string" calcext:value-type="string">
            <text:p>sla d</text:p>
          </table:table-cell>
          <table:table-cell office:value-type="string" calcext:value-type="string">
            <text:p>sla e</text:p>
          </table:table-cell>
          <table:table-cell office:value-type="string" calcext:value-type="string">
            <text:p>sla h</text:p>
          </table:table-cell>
          <table:table-cell office:value-type="string" calcext:value-type="string">
            <text:p>sla l</text:p>
          </table:table-cell>
          <table:table-cell office:value-type="string" calcext:value-type="string">
            <text:p>sla (hl)</text:p>
          </table:table-cell>
          <table:table-cell office:value-type="string" calcext:value-type="string">
            <text:p>sla a</text:p>
          </table:table-cell>
          <table:table-cell office:value-type="string" calcext:value-type="string">
            <text:p>sra b</text:p>
          </table:table-cell>
          <table:table-cell office:value-type="string" calcext:value-type="string">
            <text:p>sra c</text:p>
          </table:table-cell>
          <table:table-cell office:value-type="string" calcext:value-type="string">
            <text:p>sra d</text:p>
          </table:table-cell>
          <table:table-cell office:value-type="string" calcext:value-type="string">
            <text:p>sra e</text:p>
          </table:table-cell>
          <table:table-cell office:value-type="string" calcext:value-type="string">
            <text:p>sra h</text:p>
          </table:table-cell>
          <table:table-cell office:value-type="string" calcext:value-type="string">
            <text:p>sra l</text:p>
          </table:table-cell>
          <table:table-cell office:value-type="string" calcext:value-type="string">
            <text:p>sra (hl)</text:p>
          </table:table-cell>
          <table:table-cell office:value-type="string" calcext:value-type="string">
            <text:p>sra a</text:p>
          </table:table-cell>
        </table:table-row>
        <table:table-row table:style-name="ro2">
          <table:table-cell office:value-type="string" calcext:value-type="string">
            <text:p> 3x </text:p>
          </table:table-cell>
          <table:table-cell office:value-type="string" calcext:value-type="string">
            <text:p>swap b</text:p>
          </table:table-cell>
          <table:table-cell office:value-type="string" calcext:value-type="string">
            <text:p>swap c</text:p>
          </table:table-cell>
          <table:table-cell office:value-type="string" calcext:value-type="string">
            <text:p>swap d</text:p>
          </table:table-cell>
          <table:table-cell office:value-type="string" calcext:value-type="string">
            <text:p>swap e</text:p>
          </table:table-cell>
          <table:table-cell office:value-type="string" calcext:value-type="string">
            <text:p>swap h</text:p>
          </table:table-cell>
          <table:table-cell office:value-type="string" calcext:value-type="string">
            <text:p>swap l</text:p>
          </table:table-cell>
          <table:table-cell office:value-type="string" calcext:value-type="string">
            <text:p>swap (hl)</text:p>
          </table:table-cell>
          <table:table-cell office:value-type="string" calcext:value-type="string">
            <text:p>swap a</text:p>
          </table:table-cell>
          <table:table-cell office:value-type="string" calcext:value-type="string">
            <text:p>srl b</text:p>
          </table:table-cell>
          <table:table-cell office:value-type="string" calcext:value-type="string">
            <text:p>srl c</text:p>
          </table:table-cell>
          <table:table-cell office:value-type="string" calcext:value-type="string">
            <text:p>srl d</text:p>
          </table:table-cell>
          <table:table-cell office:value-type="string" calcext:value-type="string">
            <text:p>srl e</text:p>
          </table:table-cell>
          <table:table-cell office:value-type="string" calcext:value-type="string">
            <text:p>srl h</text:p>
          </table:table-cell>
          <table:table-cell office:value-type="string" calcext:value-type="string">
            <text:p>srl l</text:p>
          </table:table-cell>
          <table:table-cell office:value-type="string" calcext:value-type="string">
            <text:p>srl (hl)</text:p>
          </table:table-cell>
          <table:table-cell office:value-type="string" calcext:value-type="string">
            <text:p>srl a</text:p>
          </table:table-cell>
        </table:table-row>
        <table:table-row table:style-name="ro2">
          <table:table-cell office:value-type="string" calcext:value-type="string">
            <text:p> 4x </text:p>
          </table:table-cell>
          <table:table-cell office:value-type="string" calcext:value-type="string">
            <text:p>bit 0,b</text:p>
          </table:table-cell>
          <table:table-cell office:value-type="string" calcext:value-type="string">
            <text:p>bit 0,c</text:p>
          </table:table-cell>
          <table:table-cell office:value-type="string" calcext:value-type="string">
            <text:p>bit 0,d</text:p>
          </table:table-cell>
          <table:table-cell office:value-type="string" calcext:value-type="string">
            <text:p>bit 0,e</text:p>
          </table:table-cell>
          <table:table-cell office:value-type="string" calcext:value-type="string">
            <text:p>bit 0,h</text:p>
          </table:table-cell>
          <table:table-cell office:value-type="string" calcext:value-type="string">
            <text:p>bit 0,l</text:p>
          </table:table-cell>
          <table:table-cell office:value-type="string" calcext:value-type="string">
            <text:p>bit 0,(hl)</text:p>
          </table:table-cell>
          <table:table-cell office:value-type="string" calcext:value-type="string">
            <text:p>bit 0,a</text:p>
          </table:table-cell>
          <table:table-cell office:value-type="string" calcext:value-type="string">
            <text:p>bit 1,b</text:p>
          </table:table-cell>
          <table:table-cell office:value-type="string" calcext:value-type="string">
            <text:p>bit 1,c</text:p>
          </table:table-cell>
          <table:table-cell office:value-type="string" calcext:value-type="string">
            <text:p>bit 1,d</text:p>
          </table:table-cell>
          <table:table-cell office:value-type="string" calcext:value-type="string">
            <text:p>bit 1,e</text:p>
          </table:table-cell>
          <table:table-cell office:value-type="string" calcext:value-type="string">
            <text:p>bit 1,h</text:p>
          </table:table-cell>
          <table:table-cell office:value-type="string" calcext:value-type="string">
            <text:p>bit 1,l</text:p>
          </table:table-cell>
          <table:table-cell office:value-type="string" calcext:value-type="string">
            <text:p>bit 1,(hl)</text:p>
          </table:table-cell>
          <table:table-cell office:value-type="string" calcext:value-type="string">
            <text:p>bit 1,a</text:p>
          </table:table-cell>
        </table:table-row>
        <table:table-row table:style-name="ro2">
          <table:table-cell office:value-type="string" calcext:value-type="string">
            <text:p> 5x </text:p>
          </table:table-cell>
          <table:table-cell office:value-type="string" calcext:value-type="string">
            <text:p>bit 2,b</text:p>
          </table:table-cell>
          <table:table-cell office:value-type="string" calcext:value-type="string">
            <text:p>bit 2,c</text:p>
          </table:table-cell>
          <table:table-cell office:value-type="string" calcext:value-type="string">
            <text:p>bit 2,d</text:p>
          </table:table-cell>
          <table:table-cell office:value-type="string" calcext:value-type="string">
            <text:p>bit 2,e</text:p>
          </table:table-cell>
          <table:table-cell office:value-type="string" calcext:value-type="string">
            <text:p>bit 2,h</text:p>
          </table:table-cell>
          <table:table-cell office:value-type="string" calcext:value-type="string">
            <text:p>bit 2,l</text:p>
          </table:table-cell>
          <table:table-cell office:value-type="string" calcext:value-type="string">
            <text:p>bit 2,(hl)</text:p>
          </table:table-cell>
          <table:table-cell office:value-type="string" calcext:value-type="string">
            <text:p>bit 2,a</text:p>
          </table:table-cell>
          <table:table-cell office:value-type="string" calcext:value-type="string">
            <text:p>bit 3,b</text:p>
          </table:table-cell>
          <table:table-cell office:value-type="string" calcext:value-type="string">
            <text:p>bit 3,c</text:p>
          </table:table-cell>
          <table:table-cell office:value-type="string" calcext:value-type="string">
            <text:p>bit 3,d</text:p>
          </table:table-cell>
          <table:table-cell office:value-type="string" calcext:value-type="string">
            <text:p>bit 3,e</text:p>
          </table:table-cell>
          <table:table-cell office:value-type="string" calcext:value-type="string">
            <text:p>bit 3,h</text:p>
          </table:table-cell>
          <table:table-cell office:value-type="string" calcext:value-type="string">
            <text:p>bit 3,l</text:p>
          </table:table-cell>
          <table:table-cell office:value-type="string" calcext:value-type="string">
            <text:p>bit 3,(hl)</text:p>
          </table:table-cell>
          <table:table-cell office:value-type="string" calcext:value-type="string">
            <text:p>bit 3,a</text:p>
          </table:table-cell>
        </table:table-row>
        <table:table-row table:style-name="ro2">
          <table:table-cell office:value-type="string" calcext:value-type="string">
            <text:p> 6x </text:p>
          </table:table-cell>
          <table:table-cell office:value-type="string" calcext:value-type="string">
            <text:p>bit 4,b</text:p>
          </table:table-cell>
          <table:table-cell office:value-type="string" calcext:value-type="string">
            <text:p>bit 4,c</text:p>
          </table:table-cell>
          <table:table-cell office:value-type="string" calcext:value-type="string">
            <text:p>bit 4,d</text:p>
          </table:table-cell>
          <table:table-cell office:value-type="string" calcext:value-type="string">
            <text:p>bit 4,e</text:p>
          </table:table-cell>
          <table:table-cell office:value-type="string" calcext:value-type="string">
            <text:p>bit 4,h</text:p>
          </table:table-cell>
          <table:table-cell office:value-type="string" calcext:value-type="string">
            <text:p>bit 4,l</text:p>
          </table:table-cell>
          <table:table-cell office:value-type="string" calcext:value-type="string">
            <text:p>bit 4,(hl)</text:p>
          </table:table-cell>
          <table:table-cell office:value-type="string" calcext:value-type="string">
            <text:p>bit 4,a</text:p>
          </table:table-cell>
          <table:table-cell office:value-type="string" calcext:value-type="string">
            <text:p>bit 5,b</text:p>
          </table:table-cell>
          <table:table-cell office:value-type="string" calcext:value-type="string">
            <text:p>bit 5,c</text:p>
          </table:table-cell>
          <table:table-cell office:value-type="string" calcext:value-type="string">
            <text:p>bit 5,d</text:p>
          </table:table-cell>
          <table:table-cell office:value-type="string" calcext:value-type="string">
            <text:p>bit 5,e</text:p>
          </table:table-cell>
          <table:table-cell office:value-type="string" calcext:value-type="string">
            <text:p>bit 5,h</text:p>
          </table:table-cell>
          <table:table-cell office:value-type="string" calcext:value-type="string">
            <text:p>bit 5,l</text:p>
          </table:table-cell>
          <table:table-cell office:value-type="string" calcext:value-type="string">
            <text:p>bit 5,(hl)</text:p>
          </table:table-cell>
          <table:table-cell office:value-type="string" calcext:value-type="string">
            <text:p>bit 5,a</text:p>
          </table:table-cell>
        </table:table-row>
        <table:table-row table:style-name="ro2">
          <table:table-cell office:value-type="string" calcext:value-type="string">
            <text:p> 7x </text:p>
          </table:table-cell>
          <table:table-cell office:value-type="string" calcext:value-type="string">
            <text:p>bit 6,b</text:p>
          </table:table-cell>
          <table:table-cell office:value-type="string" calcext:value-type="string">
            <text:p>bit 6,c</text:p>
          </table:table-cell>
          <table:table-cell office:value-type="string" calcext:value-type="string">
            <text:p>bit 6,d</text:p>
          </table:table-cell>
          <table:table-cell office:value-type="string" calcext:value-type="string">
            <text:p>bit 6,e</text:p>
          </table:table-cell>
          <table:table-cell office:value-type="string" calcext:value-type="string">
            <text:p>bit 6,h</text:p>
          </table:table-cell>
          <table:table-cell office:value-type="string" calcext:value-type="string">
            <text:p>bit 6,l</text:p>
          </table:table-cell>
          <table:table-cell office:value-type="string" calcext:value-type="string">
            <text:p>bit 6,(hl)</text:p>
          </table:table-cell>
          <table:table-cell office:value-type="string" calcext:value-type="string">
            <text:p>bit 6,a</text:p>
          </table:table-cell>
          <table:table-cell office:value-type="string" calcext:value-type="string">
            <text:p>bit 7,b</text:p>
          </table:table-cell>
          <table:table-cell office:value-type="string" calcext:value-type="string">
            <text:p>bit 7,c</text:p>
          </table:table-cell>
          <table:table-cell office:value-type="string" calcext:value-type="string">
            <text:p>bit 7,d</text:p>
          </table:table-cell>
          <table:table-cell office:value-type="string" calcext:value-type="string">
            <text:p>bit 7,e</text:p>
          </table:table-cell>
          <table:table-cell office:value-type="string" calcext:value-type="string">
            <text:p>bit 7,h</text:p>
          </table:table-cell>
          <table:table-cell office:value-type="string" calcext:value-type="string">
            <text:p>bit 7,l</text:p>
          </table:table-cell>
          <table:table-cell office:value-type="string" calcext:value-type="string">
            <text:p>bit 7,(hl)</text:p>
          </table:table-cell>
          <table:table-cell office:value-type="string" calcext:value-type="string">
            <text:p>bit 7,a</text:p>
          </table:table-cell>
        </table:table-row>
        <table:table-row table:style-name="ro2">
          <table:table-cell office:value-type="string" calcext:value-type="string">
            <text:p> 8x </text:p>
          </table:table-cell>
          <table:table-cell office:value-type="string" calcext:value-type="string">
            <text:p>res 0,b</text:p>
          </table:table-cell>
          <table:table-cell office:value-type="string" calcext:value-type="string">
            <text:p>res 0,c</text:p>
          </table:table-cell>
          <table:table-cell office:value-type="string" calcext:value-type="string">
            <text:p>res 0,d</text:p>
          </table:table-cell>
          <table:table-cell office:value-type="string" calcext:value-type="string">
            <text:p>res 0,e</text:p>
          </table:table-cell>
          <table:table-cell office:value-type="string" calcext:value-type="string">
            <text:p>res 0,h</text:p>
          </table:table-cell>
          <table:table-cell office:value-type="string" calcext:value-type="string">
            <text:p>res 0,l</text:p>
          </table:table-cell>
          <table:table-cell office:value-type="string" calcext:value-type="string">
            <text:p>res 0,(hl)</text:p>
          </table:table-cell>
          <table:table-cell office:value-type="string" calcext:value-type="string">
            <text:p>res 0,a</text:p>
          </table:table-cell>
          <table:table-cell office:value-type="string" calcext:value-type="string">
            <text:p>res 1,b</text:p>
          </table:table-cell>
          <table:table-cell office:value-type="string" calcext:value-type="string">
            <text:p>res 1,c</text:p>
          </table:table-cell>
          <table:table-cell office:value-type="string" calcext:value-type="string">
            <text:p>res 1,d</text:p>
          </table:table-cell>
          <table:table-cell office:value-type="string" calcext:value-type="string">
            <text:p>res 1,e</text:p>
          </table:table-cell>
          <table:table-cell office:value-type="string" calcext:value-type="string">
            <text:p>res 1,h</text:p>
          </table:table-cell>
          <table:table-cell office:value-type="string" calcext:value-type="string">
            <text:p>res 1,l</text:p>
          </table:table-cell>
          <table:table-cell office:value-type="string" calcext:value-type="string">
            <text:p>res 1,(hl)</text:p>
          </table:table-cell>
          <table:table-cell office:value-type="string" calcext:value-type="string">
            <text:p>res 1,a</text:p>
          </table:table-cell>
        </table:table-row>
        <table:table-row table:style-name="ro2">
          <table:table-cell office:value-type="string" calcext:value-type="string">
            <text:p> 9x </text:p>
          </table:table-cell>
          <table:table-cell office:value-type="string" calcext:value-type="string">
            <text:p>res 2,b</text:p>
          </table:table-cell>
          <table:table-cell office:value-type="string" calcext:value-type="string">
            <text:p>res 2,c</text:p>
          </table:table-cell>
          <table:table-cell office:value-type="string" calcext:value-type="string">
            <text:p>res 2,d</text:p>
          </table:table-cell>
          <table:table-cell office:value-type="string" calcext:value-type="string">
            <text:p>res 2,e</text:p>
          </table:table-cell>
          <table:table-cell office:value-type="string" calcext:value-type="string">
            <text:p>res 2,h</text:p>
          </table:table-cell>
          <table:table-cell office:value-type="string" calcext:value-type="string">
            <text:p>res 2,l</text:p>
          </table:table-cell>
          <table:table-cell office:value-type="string" calcext:value-type="string">
            <text:p>res 2,(hl)</text:p>
          </table:table-cell>
          <table:table-cell office:value-type="string" calcext:value-type="string">
            <text:p>res 2,a</text:p>
          </table:table-cell>
          <table:table-cell office:value-type="string" calcext:value-type="string">
            <text:p>res 3,b</text:p>
          </table:table-cell>
          <table:table-cell office:value-type="string" calcext:value-type="string">
            <text:p>res 3,c</text:p>
          </table:table-cell>
          <table:table-cell office:value-type="string" calcext:value-type="string">
            <text:p>res 3,d</text:p>
          </table:table-cell>
          <table:table-cell office:value-type="string" calcext:value-type="string">
            <text:p>res 3,e</text:p>
          </table:table-cell>
          <table:table-cell office:value-type="string" calcext:value-type="string">
            <text:p>res 3,h</text:p>
          </table:table-cell>
          <table:table-cell office:value-type="string" calcext:value-type="string">
            <text:p>res 3,l</text:p>
          </table:table-cell>
          <table:table-cell office:value-type="string" calcext:value-type="string">
            <text:p>res 3,(hl)</text:p>
          </table:table-cell>
          <table:table-cell office:value-type="string" calcext:value-type="string">
            <text:p>res 3,a</text:p>
          </table:table-cell>
        </table:table-row>
        <table:table-row table:style-name="ro2">
          <table:table-cell office:value-type="string" calcext:value-type="string">
            <text:p> Ax </text:p>
          </table:table-cell>
          <table:table-cell office:value-type="string" calcext:value-type="string">
            <text:p>res 4,b</text:p>
          </table:table-cell>
          <table:table-cell office:value-type="string" calcext:value-type="string">
            <text:p>res 4,c</text:p>
          </table:table-cell>
          <table:table-cell office:value-type="string" calcext:value-type="string">
            <text:p>res 4,d</text:p>
          </table:table-cell>
          <table:table-cell office:value-type="string" calcext:value-type="string">
            <text:p>res 4,e</text:p>
          </table:table-cell>
          <table:table-cell office:value-type="string" calcext:value-type="string">
            <text:p>res 4,h</text:p>
          </table:table-cell>
          <table:table-cell office:value-type="string" calcext:value-type="string">
            <text:p>res 4,l</text:p>
          </table:table-cell>
          <table:table-cell office:value-type="string" calcext:value-type="string">
            <text:p>res 4,(hl)</text:p>
          </table:table-cell>
          <table:table-cell office:value-type="string" calcext:value-type="string">
            <text:p>res 4,a</text:p>
          </table:table-cell>
          <table:table-cell office:value-type="string" calcext:value-type="string">
            <text:p>res 5,b</text:p>
          </table:table-cell>
          <table:table-cell office:value-type="string" calcext:value-type="string">
            <text:p>res 5,c</text:p>
          </table:table-cell>
          <table:table-cell office:value-type="string" calcext:value-type="string">
            <text:p>res 5,d</text:p>
          </table:table-cell>
          <table:table-cell office:value-type="string" calcext:value-type="string">
            <text:p>res 5,e</text:p>
          </table:table-cell>
          <table:table-cell office:value-type="string" calcext:value-type="string">
            <text:p>res 5,h</text:p>
          </table:table-cell>
          <table:table-cell office:value-type="string" calcext:value-type="string">
            <text:p>res 5,l</text:p>
          </table:table-cell>
          <table:table-cell office:value-type="string" calcext:value-type="string">
            <text:p>res 5,(hl)</text:p>
          </table:table-cell>
          <table:table-cell office:value-type="string" calcext:value-type="string">
            <text:p>res 5,a</text:p>
          </table:table-cell>
        </table:table-row>
        <table:table-row table:style-name="ro2">
          <table:table-cell office:value-type="string" calcext:value-type="string">
            <text:p> Bx </text:p>
          </table:table-cell>
          <table:table-cell office:value-type="string" calcext:value-type="string">
            <text:p>res 6,b</text:p>
          </table:table-cell>
          <table:table-cell office:value-type="string" calcext:value-type="string">
            <text:p>res 6,c</text:p>
          </table:table-cell>
          <table:table-cell office:value-type="string" calcext:value-type="string">
            <text:p>res 6,d</text:p>
          </table:table-cell>
          <table:table-cell office:value-type="string" calcext:value-type="string">
            <text:p>res 6,e</text:p>
          </table:table-cell>
          <table:table-cell office:value-type="string" calcext:value-type="string">
            <text:p>res 6,h</text:p>
          </table:table-cell>
          <table:table-cell office:value-type="string" calcext:value-type="string">
            <text:p>res 6,l</text:p>
          </table:table-cell>
          <table:table-cell office:value-type="string" calcext:value-type="string">
            <text:p>res 6,(hl)</text:p>
          </table:table-cell>
          <table:table-cell office:value-type="string" calcext:value-type="string">
            <text:p>res 6,a</text:p>
          </table:table-cell>
          <table:table-cell office:value-type="string" calcext:value-type="string">
            <text:p>res 7,b</text:p>
          </table:table-cell>
          <table:table-cell office:value-type="string" calcext:value-type="string">
            <text:p>res 7,c</text:p>
          </table:table-cell>
          <table:table-cell office:value-type="string" calcext:value-type="string">
            <text:p>res 7,d</text:p>
          </table:table-cell>
          <table:table-cell office:value-type="string" calcext:value-type="string">
            <text:p>res 7,e</text:p>
          </table:table-cell>
          <table:table-cell office:value-type="string" calcext:value-type="string">
            <text:p>res 7,h</text:p>
          </table:table-cell>
          <table:table-cell office:value-type="string" calcext:value-type="string">
            <text:p>res 7,l</text:p>
          </table:table-cell>
          <table:table-cell office:value-type="string" calcext:value-type="string">
            <text:p>res 7,(hl)</text:p>
          </table:table-cell>
          <table:table-cell office:value-type="string" calcext:value-type="string">
            <text:p>res 7,a</text:p>
          </table:table-cell>
        </table:table-row>
        <table:table-row table:style-name="ro2">
          <table:table-cell office:value-type="string" calcext:value-type="string">
            <text:p> Cx </text:p>
          </table:table-cell>
          <table:table-cell office:value-type="string" calcext:value-type="string">
            <text:p>set 0,b</text:p>
          </table:table-cell>
          <table:table-cell office:value-type="string" calcext:value-type="string">
            <text:p>set 0,c</text:p>
          </table:table-cell>
          <table:table-cell office:value-type="string" calcext:value-type="string">
            <text:p>set 0,d</text:p>
          </table:table-cell>
          <table:table-cell office:value-type="string" calcext:value-type="string">
            <text:p>set 0,e</text:p>
          </table:table-cell>
          <table:table-cell office:value-type="string" calcext:value-type="string">
            <text:p>set 0,h</text:p>
          </table:table-cell>
          <table:table-cell office:value-type="string" calcext:value-type="string">
            <text:p>set 0,l</text:p>
          </table:table-cell>
          <table:table-cell office:value-type="string" calcext:value-type="string">
            <text:p>set 0,(hl)</text:p>
          </table:table-cell>
          <table:table-cell office:value-type="string" calcext:value-type="string">
            <text:p>set 0,a</text:p>
          </table:table-cell>
          <table:table-cell office:value-type="string" calcext:value-type="string">
            <text:p>set 1,b</text:p>
          </table:table-cell>
          <table:table-cell office:value-type="string" calcext:value-type="string">
            <text:p>set 1,c</text:p>
          </table:table-cell>
          <table:table-cell office:value-type="string" calcext:value-type="string">
            <text:p>set 1,d</text:p>
          </table:table-cell>
          <table:table-cell office:value-type="string" calcext:value-type="string">
            <text:p>set 1,e</text:p>
          </table:table-cell>
          <table:table-cell office:value-type="string" calcext:value-type="string">
            <text:p>set 1,h</text:p>
          </table:table-cell>
          <table:table-cell office:value-type="string" calcext:value-type="string">
            <text:p>set 1,l</text:p>
          </table:table-cell>
          <table:table-cell office:value-type="string" calcext:value-type="string">
            <text:p>set 1,(hl)</text:p>
          </table:table-cell>
          <table:table-cell office:value-type="string" calcext:value-type="string">
            <text:p>set 1,a</text:p>
          </table:table-cell>
        </table:table-row>
        <table:table-row table:style-name="ro2">
          <table:table-cell office:value-type="string" calcext:value-type="string">
            <text:p> Dx </text:p>
          </table:table-cell>
          <table:table-cell office:value-type="string" calcext:value-type="string">
            <text:p>set 2,b</text:p>
          </table:table-cell>
          <table:table-cell office:value-type="string" calcext:value-type="string">
            <text:p>set 2,c</text:p>
          </table:table-cell>
          <table:table-cell office:value-type="string" calcext:value-type="string">
            <text:p>set 2,d</text:p>
          </table:table-cell>
          <table:table-cell office:value-type="string" calcext:value-type="string">
            <text:p>set 2,e</text:p>
          </table:table-cell>
          <table:table-cell office:value-type="string" calcext:value-type="string">
            <text:p>set 2,h</text:p>
          </table:table-cell>
          <table:table-cell office:value-type="string" calcext:value-type="string">
            <text:p>set 2,l</text:p>
          </table:table-cell>
          <table:table-cell office:value-type="string" calcext:value-type="string">
            <text:p>set 2,(hl)</text:p>
          </table:table-cell>
          <table:table-cell office:value-type="string" calcext:value-type="string">
            <text:p>set 2,a</text:p>
          </table:table-cell>
          <table:table-cell office:value-type="string" calcext:value-type="string">
            <text:p>set 3,b</text:p>
          </table:table-cell>
          <table:table-cell office:value-type="string" calcext:value-type="string">
            <text:p>set 3,c</text:p>
          </table:table-cell>
          <table:table-cell office:value-type="string" calcext:value-type="string">
            <text:p>set 3,d</text:p>
          </table:table-cell>
          <table:table-cell office:value-type="string" calcext:value-type="string">
            <text:p>set 3,e</text:p>
          </table:table-cell>
          <table:table-cell office:value-type="string" calcext:value-type="string">
            <text:p>set 3,h</text:p>
          </table:table-cell>
          <table:table-cell office:value-type="string" calcext:value-type="string">
            <text:p>set 3,l</text:p>
          </table:table-cell>
          <table:table-cell office:value-type="string" calcext:value-type="string">
            <text:p>set 3,(hl)</text:p>
          </table:table-cell>
          <table:table-cell office:value-type="string" calcext:value-type="string">
            <text:p>set 3,a</text:p>
          </table:table-cell>
        </table:table-row>
        <table:table-row table:style-name="ro2">
          <table:table-cell office:value-type="string" calcext:value-type="string">
            <text:p> Ex </text:p>
          </table:table-cell>
          <table:table-cell office:value-type="string" calcext:value-type="string">
            <text:p>set 4,b</text:p>
          </table:table-cell>
          <table:table-cell office:value-type="string" calcext:value-type="string">
            <text:p>set 4,c</text:p>
          </table:table-cell>
          <table:table-cell office:value-type="string" calcext:value-type="string">
            <text:p>set 4,d</text:p>
          </table:table-cell>
          <table:table-cell office:value-type="string" calcext:value-type="string">
            <text:p>set 4,e</text:p>
          </table:table-cell>
          <table:table-cell office:value-type="string" calcext:value-type="string">
            <text:p>set 4,h</text:p>
          </table:table-cell>
          <table:table-cell office:value-type="string" calcext:value-type="string">
            <text:p>set 4,l</text:p>
          </table:table-cell>
          <table:table-cell office:value-type="string" calcext:value-type="string">
            <text:p>set 4,(hl)</text:p>
          </table:table-cell>
          <table:table-cell office:value-type="string" calcext:value-type="string">
            <text:p>set 4,a</text:p>
          </table:table-cell>
          <table:table-cell office:value-type="string" calcext:value-type="string">
            <text:p>set 5,b</text:p>
          </table:table-cell>
          <table:table-cell office:value-type="string" calcext:value-type="string">
            <text:p>set 5,c</text:p>
          </table:table-cell>
          <table:table-cell office:value-type="string" calcext:value-type="string">
            <text:p>set 5,d</text:p>
          </table:table-cell>
          <table:table-cell office:value-type="string" calcext:value-type="string">
            <text:p>set 5,e</text:p>
          </table:table-cell>
          <table:table-cell office:value-type="string" calcext:value-type="string">
            <text:p>set 5,h</text:p>
          </table:table-cell>
          <table:table-cell office:value-type="string" calcext:value-type="string">
            <text:p>set 5,l</text:p>
          </table:table-cell>
          <table:table-cell office:value-type="string" calcext:value-type="string">
            <text:p>set 5,(hl)</text:p>
          </table:table-cell>
          <table:table-cell office:value-type="string" calcext:value-type="string">
            <text:p>set 5,a</text:p>
          </table:table-cell>
        </table:table-row>
        <table:table-row table:style-name="ro2">
          <table:table-cell office:value-type="string" calcext:value-type="string">
            <text:p> Fx </text:p>
          </table:table-cell>
          <table:table-cell office:value-type="string" calcext:value-type="string">
            <text:p>set 6,b</text:p>
          </table:table-cell>
          <table:table-cell office:value-type="string" calcext:value-type="string">
            <text:p>set 6,c</text:p>
          </table:table-cell>
          <table:table-cell office:value-type="string" calcext:value-type="string">
            <text:p>set 6,d</text:p>
          </table:table-cell>
          <table:table-cell office:value-type="string" calcext:value-type="string">
            <text:p>set 6,e</text:p>
          </table:table-cell>
          <table:table-cell office:value-type="string" calcext:value-type="string">
            <text:p>set 6,h</text:p>
          </table:table-cell>
          <table:table-cell office:value-type="string" calcext:value-type="string">
            <text:p>set 6,l</text:p>
          </table:table-cell>
          <table:table-cell office:value-type="string" calcext:value-type="string">
            <text:p>set 6,(hl)</text:p>
          </table:table-cell>
          <table:table-cell office:value-type="string" calcext:value-type="string">
            <text:p>set 6,a</text:p>
          </table:table-cell>
          <table:table-cell office:value-type="string" calcext:value-type="string">
            <text:p>set 7,b</text:p>
          </table:table-cell>
          <table:table-cell office:value-type="string" calcext:value-type="string">
            <text:p>set 7,c</text:p>
          </table:table-cell>
          <table:table-cell office:value-type="string" calcext:value-type="string">
            <text:p>set 7,d</text:p>
          </table:table-cell>
          <table:table-cell office:value-type="string" calcext:value-type="string">
            <text:p>set 7,e</text:p>
          </table:table-cell>
          <table:table-cell office:value-type="string" calcext:value-type="string">
            <text:p>set 7,h</text:p>
          </table:table-cell>
          <table:table-cell office:value-type="string" calcext:value-type="string">
            <text:p>set 7,l</text:p>
          </table:table-cell>
          <table:table-cell office:value-type="string" calcext:value-type="string">
            <text:p>set 7,(hl)</text:p>
          </table:table-cell>
          <table:table-cell office:value-type="string" calcext:value-type="string">
            <text:p>set 7,a</text:p>
          </table:table-cell>
        </table:table-row>
        <table:table-row table:style-name="ro2" table:number-rows-repeated="2">
          <table:table-cell table:style-name="Default" table:number-columns-repeated="17"/>
        </table:table-row>
        <table:table-row table:style-name="ro2">
          <table:table-cell office:value-type="string" calcext:value-type="string">
            <text:p>Z80</text:p>
          </table:table-cell>
          <table:table-cell table:style-name="ce1" office:value-type="string" calcext:value-type="string">
            <text:p> x0 </text:p>
          </table:table-cell>
          <table:table-cell table:style-name="ce1" office:value-type="string" calcext:value-type="string">
            <text:p> x1 </text:p>
          </table:table-cell>
          <table:table-cell table:style-name="ce1" office:value-type="string" calcext:value-type="string">
            <text:p> x2 </text:p>
          </table:table-cell>
          <table:table-cell table:style-name="ce1" office:value-type="string" calcext:value-type="string">
            <text:p> x3 </text:p>
          </table:table-cell>
          <table:table-cell table:style-name="ce1" office:value-type="string" calcext:value-type="string">
            <text:p> x4 </text:p>
          </table:table-cell>
          <table:table-cell table:style-name="ce1" office:value-type="string" calcext:value-type="string">
            <text:p> x5 </text:p>
          </table:table-cell>
          <table:table-cell table:style-name="ce1" office:value-type="string" calcext:value-type="string">
            <text:p> x6 </text:p>
          </table:table-cell>
          <table:table-cell table:style-name="ce1" office:value-type="string" calcext:value-type="string">
            <text:p> x7 </text:p>
          </table:table-cell>
          <table:table-cell table:style-name="ce1" office:value-type="string" calcext:value-type="string">
            <text:p> x8 </text:p>
          </table:table-cell>
          <table:table-cell table:style-name="ce1" office:value-type="string" calcext:value-type="string">
            <text:p> x9 </text:p>
          </table:table-cell>
          <table:table-cell table:style-name="ce1" office:value-type="string" calcext:value-type="string">
            <text:p> xA </text:p>
          </table:table-cell>
          <table:table-cell table:style-name="ce1" office:value-type="string" calcext:value-type="string">
            <text:p> xB </text:p>
          </table:table-cell>
          <table:table-cell table:style-name="ce1" office:value-type="string" calcext:value-type="string">
            <text:p> xC </text:p>
          </table:table-cell>
          <table:table-cell table:style-name="ce1" office:value-type="string" calcext:value-type="string">
            <text:p> xD </text:p>
          </table:table-cell>
          <table:table-cell table:style-name="ce1" office:value-type="string" calcext:value-type="string">
            <text:p> xE </text:p>
          </table:table-cell>
          <table:table-cell table:style-name="ce1" office:value-type="string" calcext:value-type="string">
            <text:p> xF </text:p>
          </table:table-cell>
        </table:table-row>
        <table:table-row table:style-name="ro2">
          <table:table-cell office:value-type="string" calcext:value-type="string">
            <text:p> 0x </text:p>
          </table:table-cell>
          <table:table-cell table:style-name="ce9" office:value-type="string" calcext:value-type="string">
            <text:p>rlc b</text:p>
          </table:table-cell>
          <table:table-cell table:style-name="ce9" office:value-type="string" calcext:value-type="string">
            <text:p>rlc c</text:p>
          </table:table-cell>
          <table:table-cell table:style-name="ce9" office:value-type="string" calcext:value-type="string">
            <text:p>rlc d</text:p>
          </table:table-cell>
          <table:table-cell table:style-name="ce9" office:value-type="string" calcext:value-type="string">
            <text:p>rlc e</text:p>
          </table:table-cell>
          <table:table-cell table:style-name="ce9" office:value-type="string" calcext:value-type="string">
            <text:p>rlc h</text:p>
          </table:table-cell>
          <table:table-cell table:style-name="ce9" office:value-type="string" calcext:value-type="string">
            <text:p>rlc l</text:p>
          </table:table-cell>
          <table:table-cell table:style-name="ce9" office:value-type="string" calcext:value-type="string">
            <text:p>rlc (hl)</text:p>
          </table:table-cell>
          <table:table-cell table:style-name="ce9" office:value-type="string" calcext:value-type="string">
            <text:p>rlc a</text:p>
          </table:table-cell>
          <table:table-cell table:style-name="ce9" office:value-type="string" calcext:value-type="string">
            <text:p>rrc b</text:p>
          </table:table-cell>
          <table:table-cell table:style-name="ce9" office:value-type="string" calcext:value-type="string">
            <text:p>rrc c</text:p>
          </table:table-cell>
          <table:table-cell table:style-name="ce9" office:value-type="string" calcext:value-type="string">
            <text:p>rrc d</text:p>
          </table:table-cell>
          <table:table-cell table:style-name="ce9" office:value-type="string" calcext:value-type="string">
            <text:p>rrc e</text:p>
          </table:table-cell>
          <table:table-cell table:style-name="ce9" office:value-type="string" calcext:value-type="string">
            <text:p>rrc h</text:p>
          </table:table-cell>
          <table:table-cell table:style-name="ce9" office:value-type="string" calcext:value-type="string">
            <text:p>rrc l</text:p>
          </table:table-cell>
          <table:table-cell table:style-name="ce9" office:value-type="string" calcext:value-type="string">
            <text:p>rrc (hl)</text:p>
          </table:table-cell>
          <table:table-cell table:style-name="ce9" office:value-type="string" calcext:value-type="string">
            <text:p>rrc a</text:p>
          </table:table-cell>
        </table:table-row>
        <table:table-row table:style-name="ro2">
          <table:table-cell office:value-type="string" calcext:value-type="string">
            <text:p> 1x </text:p>
          </table:table-cell>
          <table:table-cell table:style-name="ce9" office:value-type="string" calcext:value-type="string">
            <text:p>rl b</text:p>
          </table:table-cell>
          <table:table-cell table:style-name="ce9" office:value-type="string" calcext:value-type="string">
            <text:p>rl c</text:p>
          </table:table-cell>
          <table:table-cell table:style-name="ce9" office:value-type="string" calcext:value-type="string">
            <text:p>rl d</text:p>
          </table:table-cell>
          <table:table-cell table:style-name="ce9" office:value-type="string" calcext:value-type="string">
            <text:p>rl e</text:p>
          </table:table-cell>
          <table:table-cell table:style-name="ce9" office:value-type="string" calcext:value-type="string">
            <text:p>rl h</text:p>
          </table:table-cell>
          <table:table-cell table:style-name="ce9" office:value-type="string" calcext:value-type="string">
            <text:p>rl l</text:p>
          </table:table-cell>
          <table:table-cell table:style-name="ce9" office:value-type="string" calcext:value-type="string">
            <text:p>rl (hl)</text:p>
          </table:table-cell>
          <table:table-cell table:style-name="ce9" office:value-type="string" calcext:value-type="string">
            <text:p>rl a</text:p>
          </table:table-cell>
          <table:table-cell table:style-name="ce9" office:value-type="string" calcext:value-type="string">
            <text:p>rr b</text:p>
          </table:table-cell>
          <table:table-cell table:style-name="ce9" office:value-type="string" calcext:value-type="string">
            <text:p>rr c</text:p>
          </table:table-cell>
          <table:table-cell table:style-name="ce9" office:value-type="string" calcext:value-type="string">
            <text:p>rr d</text:p>
          </table:table-cell>
          <table:table-cell table:style-name="ce9" office:value-type="string" calcext:value-type="string">
            <text:p>rr e</text:p>
          </table:table-cell>
          <table:table-cell table:style-name="ce9" office:value-type="string" calcext:value-type="string">
            <text:p>rr h</text:p>
          </table:table-cell>
          <table:table-cell table:style-name="ce9" office:value-type="string" calcext:value-type="string">
            <text:p>rr l</text:p>
          </table:table-cell>
          <table:table-cell table:style-name="ce9" office:value-type="string" calcext:value-type="string">
            <text:p>rr (hl)</text:p>
          </table:table-cell>
          <table:table-cell table:style-name="ce9" office:value-type="string" calcext:value-type="string">
            <text:p>rr a</text:p>
          </table:table-cell>
        </table:table-row>
        <table:table-row table:style-name="ro2">
          <table:table-cell office:value-type="string" calcext:value-type="string">
            <text:p> 2x </text:p>
          </table:table-cell>
          <table:table-cell table:style-name="ce9" office:value-type="string" calcext:value-type="string">
            <text:p>sla b</text:p>
          </table:table-cell>
          <table:table-cell table:style-name="ce9" office:value-type="string" calcext:value-type="string">
            <text:p>sla c</text:p>
          </table:table-cell>
          <table:table-cell table:style-name="ce9" office:value-type="string" calcext:value-type="string">
            <text:p>sla d</text:p>
          </table:table-cell>
          <table:table-cell table:style-name="ce9" office:value-type="string" calcext:value-type="string">
            <text:p>sla e</text:p>
          </table:table-cell>
          <table:table-cell table:style-name="ce9" office:value-type="string" calcext:value-type="string">
            <text:p>sla h</text:p>
          </table:table-cell>
          <table:table-cell table:style-name="ce9" office:value-type="string" calcext:value-type="string">
            <text:p>sla l</text:p>
          </table:table-cell>
          <table:table-cell table:style-name="ce9" office:value-type="string" calcext:value-type="string">
            <text:p>sla (hl)</text:p>
          </table:table-cell>
          <table:table-cell table:style-name="ce9" office:value-type="string" calcext:value-type="string">
            <text:p>sla a</text:p>
          </table:table-cell>
          <table:table-cell table:style-name="ce9" office:value-type="string" calcext:value-type="string">
            <text:p>sra b</text:p>
          </table:table-cell>
          <table:table-cell table:style-name="ce9" office:value-type="string" calcext:value-type="string">
            <text:p>sra c</text:p>
          </table:table-cell>
          <table:table-cell table:style-name="ce9" office:value-type="string" calcext:value-type="string">
            <text:p>sra d</text:p>
          </table:table-cell>
          <table:table-cell table:style-name="ce9" office:value-type="string" calcext:value-type="string">
            <text:p>sra e</text:p>
          </table:table-cell>
          <table:table-cell table:style-name="ce9" office:value-type="string" calcext:value-type="string">
            <text:p>sra h</text:p>
          </table:table-cell>
          <table:table-cell table:style-name="ce9" office:value-type="string" calcext:value-type="string">
            <text:p>sra l</text:p>
          </table:table-cell>
          <table:table-cell table:style-name="ce9" office:value-type="string" calcext:value-type="string">
            <text:p>sra (hl)</text:p>
          </table:table-cell>
          <table:table-cell table:style-name="ce9" office:value-type="string" calcext:value-type="string">
            <text:p>sra a</text:p>
          </table:table-cell>
        </table:table-row>
        <table:table-row table:style-name="ro2">
          <table:table-cell office:value-type="string" calcext:value-type="string">
            <text:p> 3x </text:p>
          </table:table-cell>
          <table:table-cell table:style-name="ce9" office:value-type="string" calcext:value-type="string">
            <text:p>sll b</text:p>
          </table:table-cell>
          <table:table-cell table:style-name="ce9" office:value-type="string" calcext:value-type="string">
            <text:p>sll c</text:p>
          </table:table-cell>
          <table:table-cell table:style-name="ce9" office:value-type="string" calcext:value-type="string">
            <text:p>sll d</text:p>
          </table:table-cell>
          <table:table-cell table:style-name="ce9" office:value-type="string" calcext:value-type="string">
            <text:p>sll e</text:p>
          </table:table-cell>
          <table:table-cell table:style-name="ce9" office:value-type="string" calcext:value-type="string">
            <text:p>sll h</text:p>
          </table:table-cell>
          <table:table-cell table:style-name="ce9" office:value-type="string" calcext:value-type="string">
            <text:p>sll l</text:p>
          </table:table-cell>
          <table:table-cell table:style-name="ce9" office:value-type="string" calcext:value-type="string">
            <text:p>sll (hl)</text:p>
          </table:table-cell>
          <table:table-cell table:style-name="ce9" office:value-type="string" calcext:value-type="string">
            <text:p>sll a</text:p>
          </table:table-cell>
          <table:table-cell table:style-name="ce9" office:value-type="string" calcext:value-type="string">
            <text:p>srl b</text:p>
          </table:table-cell>
          <table:table-cell table:style-name="ce9" office:value-type="string" calcext:value-type="string">
            <text:p>srl c</text:p>
          </table:table-cell>
          <table:table-cell table:style-name="ce9" office:value-type="string" calcext:value-type="string">
            <text:p>srl d</text:p>
          </table:table-cell>
          <table:table-cell table:style-name="ce9" office:value-type="string" calcext:value-type="string">
            <text:p>srl e</text:p>
          </table:table-cell>
          <table:table-cell table:style-name="ce9" office:value-type="string" calcext:value-type="string">
            <text:p>srl h</text:p>
          </table:table-cell>
          <table:table-cell table:style-name="ce9" office:value-type="string" calcext:value-type="string">
            <text:p>srl l</text:p>
          </table:table-cell>
          <table:table-cell table:style-name="ce9" office:value-type="string" calcext:value-type="string">
            <text:p>srl (hl)</text:p>
          </table:table-cell>
          <table:table-cell table:style-name="ce9" office:value-type="string" calcext:value-type="string">
            <text:p>srl a</text:p>
          </table:table-cell>
        </table:table-row>
        <table:table-row table:style-name="ro2">
          <table:table-cell office:value-type="string" calcext:value-type="string">
            <text:p> 4x </text:p>
          </table:table-cell>
          <table:table-cell table:style-name="ce9" office:value-type="string" calcext:value-type="string">
            <text:p>bit 0,b</text:p>
          </table:table-cell>
          <table:table-cell table:style-name="ce9" office:value-type="string" calcext:value-type="string">
            <text:p>bit 0,c</text:p>
          </table:table-cell>
          <table:table-cell table:style-name="ce9" office:value-type="string" calcext:value-type="string">
            <text:p>bit 0,d</text:p>
          </table:table-cell>
          <table:table-cell table:style-name="ce9" office:value-type="string" calcext:value-type="string">
            <text:p>bit 0,e</text:p>
          </table:table-cell>
          <table:table-cell table:style-name="ce9" office:value-type="string" calcext:value-type="string">
            <text:p>bit 0,h</text:p>
          </table:table-cell>
          <table:table-cell table:style-name="ce9" office:value-type="string" calcext:value-type="string">
            <text:p>bit 0,l</text:p>
          </table:table-cell>
          <table:table-cell table:style-name="ce9" office:value-type="string" calcext:value-type="string">
            <text:p>bit 0,(hl)</text:p>
          </table:table-cell>
          <table:table-cell table:style-name="ce9" office:value-type="string" calcext:value-type="string">
            <text:p>bit 0,a</text:p>
          </table:table-cell>
          <table:table-cell table:style-name="ce9" office:value-type="string" calcext:value-type="string">
            <text:p>bit 1,b</text:p>
          </table:table-cell>
          <table:table-cell table:style-name="ce9" office:value-type="string" calcext:value-type="string">
            <text:p>bit 1,c</text:p>
          </table:table-cell>
          <table:table-cell table:style-name="ce9" office:value-type="string" calcext:value-type="string">
            <text:p>bit 1,d</text:p>
          </table:table-cell>
          <table:table-cell table:style-name="ce9" office:value-type="string" calcext:value-type="string">
            <text:p>bit 1,e</text:p>
          </table:table-cell>
          <table:table-cell table:style-name="ce9" office:value-type="string" calcext:value-type="string">
            <text:p>bit 1,h</text:p>
          </table:table-cell>
          <table:table-cell table:style-name="ce9" office:value-type="string" calcext:value-type="string">
            <text:p>bit 1,l</text:p>
          </table:table-cell>
          <table:table-cell table:style-name="ce9" office:value-type="string" calcext:value-type="string">
            <text:p>bit 1,(hl)</text:p>
          </table:table-cell>
          <table:table-cell table:style-name="ce9" office:value-type="string" calcext:value-type="string">
            <text:p>bit 1,a</text:p>
          </table:table-cell>
        </table:table-row>
        <table:table-row table:style-name="ro2">
          <table:table-cell office:value-type="string" calcext:value-type="string">
            <text:p> 5x </text:p>
          </table:table-cell>
          <table:table-cell table:style-name="ce9" office:value-type="string" calcext:value-type="string">
            <text:p>bit 2,b</text:p>
          </table:table-cell>
          <table:table-cell table:style-name="ce9" office:value-type="string" calcext:value-type="string">
            <text:p>bit 2,c</text:p>
          </table:table-cell>
          <table:table-cell table:style-name="ce9" office:value-type="string" calcext:value-type="string">
            <text:p>bit 2,d</text:p>
          </table:table-cell>
          <table:table-cell table:style-name="ce9" office:value-type="string" calcext:value-type="string">
            <text:p>bit 2,e</text:p>
          </table:table-cell>
          <table:table-cell table:style-name="ce9" office:value-type="string" calcext:value-type="string">
            <text:p>bit 2,h</text:p>
          </table:table-cell>
          <table:table-cell table:style-name="ce9" office:value-type="string" calcext:value-type="string">
            <text:p>bit 2,l</text:p>
          </table:table-cell>
          <table:table-cell table:style-name="ce9" office:value-type="string" calcext:value-type="string">
            <text:p>bit 2,(hl)</text:p>
          </table:table-cell>
          <table:table-cell table:style-name="ce9" office:value-type="string" calcext:value-type="string">
            <text:p>bit 2,a</text:p>
          </table:table-cell>
          <table:table-cell table:style-name="ce9" office:value-type="string" calcext:value-type="string">
            <text:p>bit 3,b</text:p>
          </table:table-cell>
          <table:table-cell table:style-name="ce9" office:value-type="string" calcext:value-type="string">
            <text:p>bit 3,c</text:p>
          </table:table-cell>
          <table:table-cell table:style-name="ce9" office:value-type="string" calcext:value-type="string">
            <text:p>bit 3,d</text:p>
          </table:table-cell>
          <table:table-cell table:style-name="ce9" office:value-type="string" calcext:value-type="string">
            <text:p>bit 3,e</text:p>
          </table:table-cell>
          <table:table-cell table:style-name="ce9" office:value-type="string" calcext:value-type="string">
            <text:p>bit 3,h</text:p>
          </table:table-cell>
          <table:table-cell table:style-name="ce9" office:value-type="string" calcext:value-type="string">
            <text:p>bit 3,l</text:p>
          </table:table-cell>
          <table:table-cell table:style-name="ce9" office:value-type="string" calcext:value-type="string">
            <text:p>bit 3,(hl)</text:p>
          </table:table-cell>
          <table:table-cell table:style-name="ce9" office:value-type="string" calcext:value-type="string">
            <text:p>bit 3,a</text:p>
          </table:table-cell>
        </table:table-row>
        <table:table-row table:style-name="ro2">
          <table:table-cell office:value-type="string" calcext:value-type="string">
            <text:p> 6x </text:p>
          </table:table-cell>
          <table:table-cell table:style-name="ce9" office:value-type="string" calcext:value-type="string">
            <text:p>bit 4,b</text:p>
          </table:table-cell>
          <table:table-cell table:style-name="ce9" office:value-type="string" calcext:value-type="string">
            <text:p>bit 4,c</text:p>
          </table:table-cell>
          <table:table-cell table:style-name="ce9" office:value-type="string" calcext:value-type="string">
            <text:p>bit 4,d</text:p>
          </table:table-cell>
          <table:table-cell table:style-name="ce9" office:value-type="string" calcext:value-type="string">
            <text:p>bit 4,e</text:p>
          </table:table-cell>
          <table:table-cell table:style-name="ce9" office:value-type="string" calcext:value-type="string">
            <text:p>bit 4,h</text:p>
          </table:table-cell>
          <table:table-cell table:style-name="ce9" office:value-type="string" calcext:value-type="string">
            <text:p>bit 4,l</text:p>
          </table:table-cell>
          <table:table-cell table:style-name="ce9" office:value-type="string" calcext:value-type="string">
            <text:p>bit 4,(hl)</text:p>
          </table:table-cell>
          <table:table-cell table:style-name="ce9" office:value-type="string" calcext:value-type="string">
            <text:p>bit 4,a</text:p>
          </table:table-cell>
          <table:table-cell table:style-name="ce9" office:value-type="string" calcext:value-type="string">
            <text:p>bit 5,b</text:p>
          </table:table-cell>
          <table:table-cell table:style-name="ce9" office:value-type="string" calcext:value-type="string">
            <text:p>bit 5,c</text:p>
          </table:table-cell>
          <table:table-cell table:style-name="ce9" office:value-type="string" calcext:value-type="string">
            <text:p>bit 5,d</text:p>
          </table:table-cell>
          <table:table-cell table:style-name="ce9" office:value-type="string" calcext:value-type="string">
            <text:p>bit 5,e</text:p>
          </table:table-cell>
          <table:table-cell table:style-name="ce9" office:value-type="string" calcext:value-type="string">
            <text:p>bit 5,h</text:p>
          </table:table-cell>
          <table:table-cell table:style-name="ce9" office:value-type="string" calcext:value-type="string">
            <text:p>bit 5,l</text:p>
          </table:table-cell>
          <table:table-cell table:style-name="ce9" office:value-type="string" calcext:value-type="string">
            <text:p>bit 5,(hl)</text:p>
          </table:table-cell>
          <table:table-cell table:style-name="ce9" office:value-type="string" calcext:value-type="string">
            <text:p>bit 5,a</text:p>
          </table:table-cell>
        </table:table-row>
        <table:table-row table:style-name="ro2">
          <table:table-cell office:value-type="string" calcext:value-type="string">
            <text:p> 7x </text:p>
          </table:table-cell>
          <table:table-cell table:style-name="ce9" office:value-type="string" calcext:value-type="string">
            <text:p>bit 6,b</text:p>
          </table:table-cell>
          <table:table-cell table:style-name="ce9" office:value-type="string" calcext:value-type="string">
            <text:p>bit 6,c</text:p>
          </table:table-cell>
          <table:table-cell table:style-name="ce9" office:value-type="string" calcext:value-type="string">
            <text:p>bit 6,d</text:p>
          </table:table-cell>
          <table:table-cell table:style-name="ce9" office:value-type="string" calcext:value-type="string">
            <text:p>bit 6,e</text:p>
          </table:table-cell>
          <table:table-cell table:style-name="ce9" office:value-type="string" calcext:value-type="string">
            <text:p>bit 6,h</text:p>
          </table:table-cell>
          <table:table-cell table:style-name="ce9" office:value-type="string" calcext:value-type="string">
            <text:p>bit 6,l</text:p>
          </table:table-cell>
          <table:table-cell table:style-name="ce9" office:value-type="string" calcext:value-type="string">
            <text:p>bit 6,(hl)</text:p>
          </table:table-cell>
          <table:table-cell table:style-name="ce9" office:value-type="string" calcext:value-type="string">
            <text:p>bit 6,a</text:p>
          </table:table-cell>
          <table:table-cell table:style-name="ce9" office:value-type="string" calcext:value-type="string">
            <text:p>bit 7,b</text:p>
          </table:table-cell>
          <table:table-cell table:style-name="ce9" office:value-type="string" calcext:value-type="string">
            <text:p>bit 7,c</text:p>
          </table:table-cell>
          <table:table-cell table:style-name="ce9" office:value-type="string" calcext:value-type="string">
            <text:p>bit 7,d</text:p>
          </table:table-cell>
          <table:table-cell table:style-name="ce9" office:value-type="string" calcext:value-type="string">
            <text:p>bit 7,e</text:p>
          </table:table-cell>
          <table:table-cell table:style-name="ce9" office:value-type="string" calcext:value-type="string">
            <text:p>bit 7,h</text:p>
          </table:table-cell>
          <table:table-cell table:style-name="ce9" office:value-type="string" calcext:value-type="string">
            <text:p>bit 7,l</text:p>
          </table:table-cell>
          <table:table-cell table:style-name="ce9" office:value-type="string" calcext:value-type="string">
            <text:p>bit 7,(hl)</text:p>
          </table:table-cell>
          <table:table-cell table:style-name="ce9" office:value-type="string" calcext:value-type="string">
            <text:p>bit 7,a</text:p>
          </table:table-cell>
        </table:table-row>
        <table:table-row table:style-name="ro2">
          <table:table-cell office:value-type="string" calcext:value-type="string">
            <text:p> 8x </text:p>
          </table:table-cell>
          <table:table-cell table:style-name="ce9" office:value-type="string" calcext:value-type="string">
            <text:p>res 0,b</text:p>
          </table:table-cell>
          <table:table-cell table:style-name="ce9" office:value-type="string" calcext:value-type="string">
            <text:p>res 0,c</text:p>
          </table:table-cell>
          <table:table-cell table:style-name="ce9" office:value-type="string" calcext:value-type="string">
            <text:p>res 0,d</text:p>
          </table:table-cell>
          <table:table-cell table:style-name="ce9" office:value-type="string" calcext:value-type="string">
            <text:p>res 0,e</text:p>
          </table:table-cell>
          <table:table-cell table:style-name="ce9" office:value-type="string" calcext:value-type="string">
            <text:p>res 0,h</text:p>
          </table:table-cell>
          <table:table-cell table:style-name="ce9" office:value-type="string" calcext:value-type="string">
            <text:p>res 0,l</text:p>
          </table:table-cell>
          <table:table-cell table:style-name="ce9" office:value-type="string" calcext:value-type="string">
            <text:p>res 0,(hl)</text:p>
          </table:table-cell>
          <table:table-cell table:style-name="ce9" office:value-type="string" calcext:value-type="string">
            <text:p>res 0,a</text:p>
          </table:table-cell>
          <table:table-cell table:style-name="ce9" office:value-type="string" calcext:value-type="string">
            <text:p>res 1,b</text:p>
          </table:table-cell>
          <table:table-cell table:style-name="ce9" office:value-type="string" calcext:value-type="string">
            <text:p>res 1,c</text:p>
          </table:table-cell>
          <table:table-cell table:style-name="ce9" office:value-type="string" calcext:value-type="string">
            <text:p>res 1,d</text:p>
          </table:table-cell>
          <table:table-cell table:style-name="ce9" office:value-type="string" calcext:value-type="string">
            <text:p>res 1,e</text:p>
          </table:table-cell>
          <table:table-cell table:style-name="ce9" office:value-type="string" calcext:value-type="string">
            <text:p>res 1,h</text:p>
          </table:table-cell>
          <table:table-cell table:style-name="ce9" office:value-type="string" calcext:value-type="string">
            <text:p>res 1,l</text:p>
          </table:table-cell>
          <table:table-cell table:style-name="ce9" office:value-type="string" calcext:value-type="string">
            <text:p>res 1,(hl)</text:p>
          </table:table-cell>
          <table:table-cell table:style-name="ce9" office:value-type="string" calcext:value-type="string">
            <text:p>res 1,a</text:p>
          </table:table-cell>
        </table:table-row>
        <table:table-row table:style-name="ro2">
          <table:table-cell office:value-type="string" calcext:value-type="string">
            <text:p> 9x </text:p>
          </table:table-cell>
          <table:table-cell table:style-name="ce9" office:value-type="string" calcext:value-type="string">
            <text:p>res 2,b</text:p>
          </table:table-cell>
          <table:table-cell table:style-name="ce9" office:value-type="string" calcext:value-type="string">
            <text:p>res 2,c</text:p>
          </table:table-cell>
          <table:table-cell table:style-name="ce9" office:value-type="string" calcext:value-type="string">
            <text:p>res 2,d</text:p>
          </table:table-cell>
          <table:table-cell table:style-name="ce9" office:value-type="string" calcext:value-type="string">
            <text:p>res 2,e</text:p>
          </table:table-cell>
          <table:table-cell table:style-name="ce9" office:value-type="string" calcext:value-type="string">
            <text:p>res 2,h</text:p>
          </table:table-cell>
          <table:table-cell table:style-name="ce9" office:value-type="string" calcext:value-type="string">
            <text:p>res 2,l</text:p>
          </table:table-cell>
          <table:table-cell table:style-name="ce9" office:value-type="string" calcext:value-type="string">
            <text:p>res 2,(hl)</text:p>
          </table:table-cell>
          <table:table-cell table:style-name="ce9" office:value-type="string" calcext:value-type="string">
            <text:p>res 2,a</text:p>
          </table:table-cell>
          <table:table-cell table:style-name="ce9" office:value-type="string" calcext:value-type="string">
            <text:p>res 3,b</text:p>
          </table:table-cell>
          <table:table-cell table:style-name="ce9" office:value-type="string" calcext:value-type="string">
            <text:p>res 3,c</text:p>
          </table:table-cell>
          <table:table-cell table:style-name="ce9" office:value-type="string" calcext:value-type="string">
            <text:p>res 3,d</text:p>
          </table:table-cell>
          <table:table-cell table:style-name="ce9" office:value-type="string" calcext:value-type="string">
            <text:p>res 3,e</text:p>
          </table:table-cell>
          <table:table-cell table:style-name="ce9" office:value-type="string" calcext:value-type="string">
            <text:p>res 3,h</text:p>
          </table:table-cell>
          <table:table-cell table:style-name="ce9" office:value-type="string" calcext:value-type="string">
            <text:p>res 3,l</text:p>
          </table:table-cell>
          <table:table-cell table:style-name="ce9" office:value-type="string" calcext:value-type="string">
            <text:p>res 3,(hl)</text:p>
          </table:table-cell>
          <table:table-cell table:style-name="ce9" office:value-type="string" calcext:value-type="string">
            <text:p>res 3,a</text:p>
          </table:table-cell>
        </table:table-row>
        <table:table-row table:style-name="ro2">
          <table:table-cell office:value-type="string" calcext:value-type="string">
            <text:p> Ax </text:p>
          </table:table-cell>
          <table:table-cell table:style-name="ce9" office:value-type="string" calcext:value-type="string">
            <text:p>res 4,b</text:p>
          </table:table-cell>
          <table:table-cell table:style-name="ce9" office:value-type="string" calcext:value-type="string">
            <text:p>res 4,c</text:p>
          </table:table-cell>
          <table:table-cell table:style-name="ce9" office:value-type="string" calcext:value-type="string">
            <text:p>res 4,d</text:p>
          </table:table-cell>
          <table:table-cell table:style-name="ce9" office:value-type="string" calcext:value-type="string">
            <text:p>res 4,e</text:p>
          </table:table-cell>
          <table:table-cell table:style-name="ce9" office:value-type="string" calcext:value-type="string">
            <text:p>res 4,h</text:p>
          </table:table-cell>
          <table:table-cell table:style-name="ce9" office:value-type="string" calcext:value-type="string">
            <text:p>res 4,l</text:p>
          </table:table-cell>
          <table:table-cell table:style-name="ce9" office:value-type="string" calcext:value-type="string">
            <text:p>res 4,(hl)</text:p>
          </table:table-cell>
          <table:table-cell table:style-name="ce9" office:value-type="string" calcext:value-type="string">
            <text:p>res 4,a</text:p>
          </table:table-cell>
          <table:table-cell table:style-name="ce9" office:value-type="string" calcext:value-type="string">
            <text:p>res 5,b</text:p>
          </table:table-cell>
          <table:table-cell table:style-name="ce9" office:value-type="string" calcext:value-type="string">
            <text:p>res 5,c</text:p>
          </table:table-cell>
          <table:table-cell table:style-name="ce9" office:value-type="string" calcext:value-type="string">
            <text:p>res 5,d</text:p>
          </table:table-cell>
          <table:table-cell table:style-name="ce9" office:value-type="string" calcext:value-type="string">
            <text:p>res 5,e</text:p>
          </table:table-cell>
          <table:table-cell table:style-name="ce9" office:value-type="string" calcext:value-type="string">
            <text:p>res 5,h</text:p>
          </table:table-cell>
          <table:table-cell table:style-name="ce9" office:value-type="string" calcext:value-type="string">
            <text:p>res 5,l</text:p>
          </table:table-cell>
          <table:table-cell table:style-name="ce9" office:value-type="string" calcext:value-type="string">
            <text:p>res 5,(hl)</text:p>
          </table:table-cell>
          <table:table-cell table:style-name="ce9" office:value-type="string" calcext:value-type="string">
            <text:p>res 5,a</text:p>
          </table:table-cell>
        </table:table-row>
        <table:table-row table:style-name="ro2">
          <table:table-cell office:value-type="string" calcext:value-type="string">
            <text:p> Bx </text:p>
          </table:table-cell>
          <table:table-cell table:style-name="ce9" office:value-type="string" calcext:value-type="string">
            <text:p>res 6,b</text:p>
          </table:table-cell>
          <table:table-cell table:style-name="ce9" office:value-type="string" calcext:value-type="string">
            <text:p>res 6,c</text:p>
          </table:table-cell>
          <table:table-cell table:style-name="ce9" office:value-type="string" calcext:value-type="string">
            <text:p>res 6,d</text:p>
          </table:table-cell>
          <table:table-cell table:style-name="ce9" office:value-type="string" calcext:value-type="string">
            <text:p>res 6,e</text:p>
          </table:table-cell>
          <table:table-cell table:style-name="ce9" office:value-type="string" calcext:value-type="string">
            <text:p>res 6,h</text:p>
          </table:table-cell>
          <table:table-cell table:style-name="ce9" office:value-type="string" calcext:value-type="string">
            <text:p>res 6,l</text:p>
          </table:table-cell>
          <table:table-cell table:style-name="ce9" office:value-type="string" calcext:value-type="string">
            <text:p>res 6,(hl)</text:p>
          </table:table-cell>
          <table:table-cell table:style-name="ce9" office:value-type="string" calcext:value-type="string">
            <text:p>res 6,a</text:p>
          </table:table-cell>
          <table:table-cell table:style-name="ce9" office:value-type="string" calcext:value-type="string">
            <text:p>res 7,b</text:p>
          </table:table-cell>
          <table:table-cell table:style-name="ce9" office:value-type="string" calcext:value-type="string">
            <text:p>res 7,c</text:p>
          </table:table-cell>
          <table:table-cell table:style-name="ce9" office:value-type="string" calcext:value-type="string">
            <text:p>res 7,d</text:p>
          </table:table-cell>
          <table:table-cell table:style-name="ce9" office:value-type="string" calcext:value-type="string">
            <text:p>res 7,e</text:p>
          </table:table-cell>
          <table:table-cell table:style-name="ce9" office:value-type="string" calcext:value-type="string">
            <text:p>res 7,h</text:p>
          </table:table-cell>
          <table:table-cell table:style-name="ce9" office:value-type="string" calcext:value-type="string">
            <text:p>res 7,l</text:p>
          </table:table-cell>
          <table:table-cell table:style-name="ce9" office:value-type="string" calcext:value-type="string">
            <text:p>res 7,(hl)</text:p>
          </table:table-cell>
          <table:table-cell table:style-name="ce9" office:value-type="string" calcext:value-type="string">
            <text:p>res 7,a</text:p>
          </table:table-cell>
        </table:table-row>
        <table:table-row table:style-name="ro2">
          <table:table-cell office:value-type="string" calcext:value-type="string">
            <text:p> Cx </text:p>
          </table:table-cell>
          <table:table-cell table:style-name="ce9" office:value-type="string" calcext:value-type="string">
            <text:p>set 0,b</text:p>
          </table:table-cell>
          <table:table-cell table:style-name="ce9" office:value-type="string" calcext:value-type="string">
            <text:p>set 0,c</text:p>
          </table:table-cell>
          <table:table-cell table:style-name="ce9" office:value-type="string" calcext:value-type="string">
            <text:p>set 0,d</text:p>
          </table:table-cell>
          <table:table-cell table:style-name="ce9" office:value-type="string" calcext:value-type="string">
            <text:p>set 0,e</text:p>
          </table:table-cell>
          <table:table-cell table:style-name="ce9" office:value-type="string" calcext:value-type="string">
            <text:p>set 0,h</text:p>
          </table:table-cell>
          <table:table-cell table:style-name="ce9" office:value-type="string" calcext:value-type="string">
            <text:p>set 0,l</text:p>
          </table:table-cell>
          <table:table-cell table:style-name="ce9" office:value-type="string" calcext:value-type="string">
            <text:p>set 0,(hl)</text:p>
          </table:table-cell>
          <table:table-cell table:style-name="ce9" office:value-type="string" calcext:value-type="string">
            <text:p>set 0,a</text:p>
          </table:table-cell>
          <table:table-cell table:style-name="ce9" office:value-type="string" calcext:value-type="string">
            <text:p>set 1,b</text:p>
          </table:table-cell>
          <table:table-cell table:style-name="ce9" office:value-type="string" calcext:value-type="string">
            <text:p>set 1,c</text:p>
          </table:table-cell>
          <table:table-cell table:style-name="ce9" office:value-type="string" calcext:value-type="string">
            <text:p>set 1,d</text:p>
          </table:table-cell>
          <table:table-cell table:style-name="ce9" office:value-type="string" calcext:value-type="string">
            <text:p>set 1,e</text:p>
          </table:table-cell>
          <table:table-cell table:style-name="ce9" office:value-type="string" calcext:value-type="string">
            <text:p>set 1,h</text:p>
          </table:table-cell>
          <table:table-cell table:style-name="ce9" office:value-type="string" calcext:value-type="string">
            <text:p>set 1,l</text:p>
          </table:table-cell>
          <table:table-cell table:style-name="ce9" office:value-type="string" calcext:value-type="string">
            <text:p>set 1,(hl)</text:p>
          </table:table-cell>
          <table:table-cell table:style-name="ce9" office:value-type="string" calcext:value-type="string">
            <text:p>set 1,a</text:p>
          </table:table-cell>
        </table:table-row>
        <table:table-row table:style-name="ro2">
          <table:table-cell office:value-type="string" calcext:value-type="string">
            <text:p> Dx </text:p>
          </table:table-cell>
          <table:table-cell table:style-name="ce9" office:value-type="string" calcext:value-type="string">
            <text:p>set 2,b</text:p>
          </table:table-cell>
          <table:table-cell table:style-name="ce9" office:value-type="string" calcext:value-type="string">
            <text:p>set 2,c</text:p>
          </table:table-cell>
          <table:table-cell table:style-name="ce9" office:value-type="string" calcext:value-type="string">
            <text:p>set 2,d</text:p>
          </table:table-cell>
          <table:table-cell table:style-name="ce9" office:value-type="string" calcext:value-type="string">
            <text:p>set 2,e</text:p>
          </table:table-cell>
          <table:table-cell table:style-name="ce9" office:value-type="string" calcext:value-type="string">
            <text:p>set 2,h</text:p>
          </table:table-cell>
          <table:table-cell table:style-name="ce9" office:value-type="string" calcext:value-type="string">
            <text:p>set 2,l</text:p>
          </table:table-cell>
          <table:table-cell table:style-name="ce9" office:value-type="string" calcext:value-type="string">
            <text:p>set 2,(hl)</text:p>
          </table:table-cell>
          <table:table-cell table:style-name="ce9" office:value-type="string" calcext:value-type="string">
            <text:p>set 2,a</text:p>
          </table:table-cell>
          <table:table-cell table:style-name="ce9" office:value-type="string" calcext:value-type="string">
            <text:p>set 3,b</text:p>
          </table:table-cell>
          <table:table-cell table:style-name="ce9" office:value-type="string" calcext:value-type="string">
            <text:p>set 3,c</text:p>
          </table:table-cell>
          <table:table-cell table:style-name="ce9" office:value-type="string" calcext:value-type="string">
            <text:p>set 3,d</text:p>
          </table:table-cell>
          <table:table-cell table:style-name="ce9" office:value-type="string" calcext:value-type="string">
            <text:p>set 3,e</text:p>
          </table:table-cell>
          <table:table-cell table:style-name="ce9" office:value-type="string" calcext:value-type="string">
            <text:p>set 3,h</text:p>
          </table:table-cell>
          <table:table-cell table:style-name="ce9" office:value-type="string" calcext:value-type="string">
            <text:p>set 3,l</text:p>
          </table:table-cell>
          <table:table-cell table:style-name="ce9" office:value-type="string" calcext:value-type="string">
            <text:p>set 3,(hl)</text:p>
          </table:table-cell>
          <table:table-cell table:style-name="ce9" office:value-type="string" calcext:value-type="string">
            <text:p>set 3,a</text:p>
          </table:table-cell>
        </table:table-row>
        <table:table-row table:style-name="ro2">
          <table:table-cell office:value-type="string" calcext:value-type="string">
            <text:p> Ex </text:p>
          </table:table-cell>
          <table:table-cell table:style-name="ce9" office:value-type="string" calcext:value-type="string">
            <text:p>set 4,b</text:p>
          </table:table-cell>
          <table:table-cell table:style-name="ce9" office:value-type="string" calcext:value-type="string">
            <text:p>set 4,c</text:p>
          </table:table-cell>
          <table:table-cell table:style-name="ce9" office:value-type="string" calcext:value-type="string">
            <text:p>set 4,d</text:p>
          </table:table-cell>
          <table:table-cell table:style-name="ce9" office:value-type="string" calcext:value-type="string">
            <text:p>set 4,e</text:p>
          </table:table-cell>
          <table:table-cell table:style-name="ce9" office:value-type="string" calcext:value-type="string">
            <text:p>set 4,h</text:p>
          </table:table-cell>
          <table:table-cell table:style-name="ce9" office:value-type="string" calcext:value-type="string">
            <text:p>set 4,l</text:p>
          </table:table-cell>
          <table:table-cell table:style-name="ce9" office:value-type="string" calcext:value-type="string">
            <text:p>set 4,(hl)</text:p>
          </table:table-cell>
          <table:table-cell table:style-name="ce9" office:value-type="string" calcext:value-type="string">
            <text:p>set 4,a</text:p>
          </table:table-cell>
          <table:table-cell table:style-name="ce9" office:value-type="string" calcext:value-type="string">
            <text:p>set 5,b</text:p>
          </table:table-cell>
          <table:table-cell table:style-name="ce9" office:value-type="string" calcext:value-type="string">
            <text:p>set 5,c</text:p>
          </table:table-cell>
          <table:table-cell table:style-name="ce9" office:value-type="string" calcext:value-type="string">
            <text:p>set 5,d</text:p>
          </table:table-cell>
          <table:table-cell table:style-name="ce9" office:value-type="string" calcext:value-type="string">
            <text:p>set 5,e</text:p>
          </table:table-cell>
          <table:table-cell table:style-name="ce9" office:value-type="string" calcext:value-type="string">
            <text:p>set 5,h</text:p>
          </table:table-cell>
          <table:table-cell table:style-name="ce9" office:value-type="string" calcext:value-type="string">
            <text:p>set 5,l</text:p>
          </table:table-cell>
          <table:table-cell table:style-name="ce9" office:value-type="string" calcext:value-type="string">
            <text:p>set 5,(hl)</text:p>
          </table:table-cell>
          <table:table-cell table:style-name="ce9" office:value-type="string" calcext:value-type="string">
            <text:p>set 5,a</text:p>
          </table:table-cell>
        </table:table-row>
        <table:table-row table:style-name="ro2">
          <table:table-cell office:value-type="string" calcext:value-type="string">
            <text:p> Fx </text:p>
          </table:table-cell>
          <table:table-cell table:style-name="ce9" office:value-type="string" calcext:value-type="string">
            <text:p>set 6,b</text:p>
          </table:table-cell>
          <table:table-cell table:style-name="ce9" office:value-type="string" calcext:value-type="string">
            <text:p>set 6,c</text:p>
          </table:table-cell>
          <table:table-cell table:style-name="ce9" office:value-type="string" calcext:value-type="string">
            <text:p>set 6,d</text:p>
          </table:table-cell>
          <table:table-cell table:style-name="ce9" office:value-type="string" calcext:value-type="string">
            <text:p>set 6,e</text:p>
          </table:table-cell>
          <table:table-cell table:style-name="ce9" office:value-type="string" calcext:value-type="string">
            <text:p>set 6,h</text:p>
          </table:table-cell>
          <table:table-cell table:style-name="ce9" office:value-type="string" calcext:value-type="string">
            <text:p>set 6,l</text:p>
          </table:table-cell>
          <table:table-cell table:style-name="ce9" office:value-type="string" calcext:value-type="string">
            <text:p>set 6,(hl)</text:p>
          </table:table-cell>
          <table:table-cell table:style-name="ce9" office:value-type="string" calcext:value-type="string">
            <text:p>set 6,a</text:p>
          </table:table-cell>
          <table:table-cell table:style-name="ce9" office:value-type="string" calcext:value-type="string">
            <text:p>set 7,b</text:p>
          </table:table-cell>
          <table:table-cell table:style-name="ce9" office:value-type="string" calcext:value-type="string">
            <text:p>set 7,c</text:p>
          </table:table-cell>
          <table:table-cell table:style-name="ce9" office:value-type="string" calcext:value-type="string">
            <text:p>set 7,d</text:p>
          </table:table-cell>
          <table:table-cell table:style-name="ce9" office:value-type="string" calcext:value-type="string">
            <text:p>set 7,e</text:p>
          </table:table-cell>
          <table:table-cell table:style-name="ce9" office:value-type="string" calcext:value-type="string">
            <text:p>set 7,h</text:p>
          </table:table-cell>
          <table:table-cell table:style-name="ce9" office:value-type="string" calcext:value-type="string">
            <text:p>set 7,l</text:p>
          </table:table-cell>
          <table:table-cell table:style-name="ce9" office:value-type="string" calcext:value-type="string">
            <text:p>set 7,(hl)</text:p>
          </table:table-cell>
          <table:table-cell table:style-name="ce9" office:value-type="string" calcext:value-type="string">
            <text:p>set 7,a</text:p>
          </table:table-cell>
        </table:table-row>
        <table:table-row table:style-name="ro2" table:number-rows-repeated="2">
          <table:table-cell table:style-name="Default" table:number-columns-repeated="17"/>
        </table:table-row>
        <table:table-row table:style-name="ro2">
          <table:table-cell table:style-name="ce4"/>
          <table:table-cell table:style-name="ce1" office:value-type="string" calcext:value-type="string">
            <text:p> x0 </text:p>
          </table:table-cell>
          <table:table-cell table:style-name="ce1" office:value-type="string" calcext:value-type="string">
            <text:p> x1 </text:p>
          </table:table-cell>
          <table:table-cell table:style-name="ce1" office:value-type="string" calcext:value-type="string">
            <text:p> x2 </text:p>
          </table:table-cell>
          <table:table-cell table:style-name="ce1" office:value-type="string" calcext:value-type="string">
            <text:p> x3 </text:p>
          </table:table-cell>
          <table:table-cell table:style-name="ce1" office:value-type="string" calcext:value-type="string">
            <text:p> x4 </text:p>
          </table:table-cell>
          <table:table-cell table:style-name="ce1" office:value-type="string" calcext:value-type="string">
            <text:p> x5 </text:p>
          </table:table-cell>
          <table:table-cell table:style-name="ce1" office:value-type="string" calcext:value-type="string">
            <text:p> x6 </text:p>
          </table:table-cell>
          <table:table-cell table:style-name="ce1" office:value-type="string" calcext:value-type="string">
            <text:p> x7 </text:p>
          </table:table-cell>
          <table:table-cell table:style-name="ce1" office:value-type="string" calcext:value-type="string">
            <text:p> x8 </text:p>
          </table:table-cell>
          <table:table-cell table:style-name="ce1" office:value-type="string" calcext:value-type="string">
            <text:p> x9 </text:p>
          </table:table-cell>
          <table:table-cell table:style-name="ce1" office:value-type="string" calcext:value-type="string">
            <text:p> xA </text:p>
          </table:table-cell>
          <table:table-cell table:style-name="ce1" office:value-type="string" calcext:value-type="string">
            <text:p> xB </text:p>
          </table:table-cell>
          <table:table-cell table:style-name="ce1" office:value-type="string" calcext:value-type="string">
            <text:p> xC </text:p>
          </table:table-cell>
          <table:table-cell table:style-name="ce1" office:value-type="string" calcext:value-type="string">
            <text:p> xD </text:p>
          </table:table-cell>
          <table:table-cell table:style-name="ce1" office:value-type="string" calcext:value-type="string">
            <text:p> xE </text:p>
          </table:table-cell>
          <table:table-cell table:style-name="ce1" office:value-type="string" calcext:value-type="string">
            <text:p> xF </text:p>
          </table:table-cell>
        </table:table-row>
        <table:table-row table:style-name="ro2">
          <table:table-cell office:value-type="string" calcext:value-type="string">
            <text:p> 0x </text:p>
          </table:table-cell>
          <table:table-cell table:style-name="ce10" table:formula="of:=IF([.B3]&lt;&gt;[.B22]; COM.MICROSOFT.CONCAT([.B22];&quot; ############ &quot;;[.B3]);[.B3])" office:value-type="string" office:string-value="rlc b" calcext:value-type="string">
            <text:p>rlc b</text:p>
          </table:table-cell>
          <table:table-cell table:style-name="ce10" table:formula="of:=IF([.C3]&lt;&gt;[.C22]; COM.MICROSOFT.CONCAT([.C22];&quot; ############ &quot;;[.C3]);[.C3])" office:value-type="string" office:string-value="rlc c" calcext:value-type="string">
            <text:p>rlc c</text:p>
          </table:table-cell>
          <table:table-cell table:style-name="ce10" table:formula="of:=IF([.D3]&lt;&gt;[.D22]; COM.MICROSOFT.CONCAT([.D22];&quot; ############ &quot;;[.D3]);[.D3])" office:value-type="string" office:string-value="rlc d" calcext:value-type="string">
            <text:p>rlc d</text:p>
          </table:table-cell>
          <table:table-cell table:style-name="ce10" table:formula="of:=IF([.E3]&lt;&gt;[.E22]; COM.MICROSOFT.CONCAT([.E22];&quot; ############ &quot;;[.E3]);[.E3])" office:value-type="string" office:string-value="rlc e" calcext:value-type="string">
            <text:p>rlc e</text:p>
          </table:table-cell>
          <table:table-cell table:style-name="ce10" table:formula="of:=IF([.F3]&lt;&gt;[.F22]; COM.MICROSOFT.CONCAT([.F22];&quot; ############ &quot;;[.F3]);[.F3])" office:value-type="string" office:string-value="rlc h" calcext:value-type="string">
            <text:p>rlc h</text:p>
          </table:table-cell>
          <table:table-cell table:style-name="ce10" table:formula="of:=IF([.G3]&lt;&gt;[.G22]; COM.MICROSOFT.CONCAT([.G22];&quot; ############ &quot;;[.G3]);[.G3])" office:value-type="string" office:string-value="rlc l" calcext:value-type="string">
            <text:p>rlc l</text:p>
          </table:table-cell>
          <table:table-cell table:style-name="ce10" table:formula="of:=IF([.H3]&lt;&gt;[.H22]; COM.MICROSOFT.CONCAT([.H22];&quot; ############ &quot;;[.H3]);[.H3])" office:value-type="string" office:string-value="rlc (hl)" calcext:value-type="string">
            <text:p>rlc (hl)</text:p>
          </table:table-cell>
          <table:table-cell table:style-name="ce10" table:formula="of:=IF([.I3]&lt;&gt;[.I22]; COM.MICROSOFT.CONCAT([.I22];&quot; ############ &quot;;[.I3]);[.I3])" office:value-type="string" office:string-value="rlc a" calcext:value-type="string">
            <text:p>rlc a</text:p>
          </table:table-cell>
          <table:table-cell table:style-name="ce10" table:formula="of:=IF([.J3]&lt;&gt;[.J22]; COM.MICROSOFT.CONCAT([.J22];&quot; ############ &quot;;[.J3]);[.J3])" office:value-type="string" office:string-value="rrc b" calcext:value-type="string">
            <text:p>rrc b</text:p>
          </table:table-cell>
          <table:table-cell table:style-name="ce10" table:formula="of:=IF([.K3]&lt;&gt;[.K22]; COM.MICROSOFT.CONCAT([.K22];&quot; ############ &quot;;[.K3]);[.K3])" office:value-type="string" office:string-value="rrc c" calcext:value-type="string">
            <text:p>rrc c</text:p>
          </table:table-cell>
          <table:table-cell table:style-name="ce10" table:formula="of:=IF([.L3]&lt;&gt;[.L22]; COM.MICROSOFT.CONCAT([.L22];&quot; ############ &quot;;[.L3]);[.L3])" office:value-type="string" office:string-value="rrc d" calcext:value-type="string">
            <text:p>rrc d</text:p>
          </table:table-cell>
          <table:table-cell table:style-name="ce10" table:formula="of:=IF([.M3]&lt;&gt;[.M22]; COM.MICROSOFT.CONCAT([.M22];&quot; ############ &quot;;[.M3]);[.M3])" office:value-type="string" office:string-value="rrc e" calcext:value-type="string">
            <text:p>rrc e</text:p>
          </table:table-cell>
          <table:table-cell table:style-name="ce10" table:formula="of:=IF([.N3]&lt;&gt;[.N22]; COM.MICROSOFT.CONCAT([.N22];&quot; ############ &quot;;[.N3]);[.N3])" office:value-type="string" office:string-value="rrc h" calcext:value-type="string">
            <text:p>rrc h</text:p>
          </table:table-cell>
          <table:table-cell table:style-name="ce10" table:formula="of:=IF([.O3]&lt;&gt;[.O22]; COM.MICROSOFT.CONCAT([.O22];&quot; ############ &quot;;[.O3]);[.O3])" office:value-type="string" office:string-value="rrc l" calcext:value-type="string">
            <text:p>rrc l</text:p>
          </table:table-cell>
          <table:table-cell table:style-name="ce10" table:formula="of:=IF([.P3]&lt;&gt;[.P22]; COM.MICROSOFT.CONCAT([.P22];&quot; ############ &quot;;[.P3]);[.P3])" office:value-type="string" office:string-value="rrc (hl)" calcext:value-type="string">
            <text:p>rrc (hl)</text:p>
          </table:table-cell>
          <table:table-cell table:style-name="ce10" table:formula="of:=IF([.Q3]&lt;&gt;[.Q22]; COM.MICROSOFT.CONCAT([.Q22];&quot; ############ &quot;;[.Q3]);[.Q3])" office:value-type="string" office:string-value="rrc a" calcext:value-type="string">
            <text:p>rrc a</text:p>
          </table:table-cell>
        </table:table-row>
        <table:table-row table:style-name="ro2">
          <table:table-cell office:value-type="string" calcext:value-type="string">
            <text:p> 1x </text:p>
          </table:table-cell>
          <table:table-cell table:style-name="ce10" table:formula="of:=IF([.B4]&lt;&gt;[.B23]; COM.MICROSOFT.CONCAT([.B23];&quot; ############ &quot;;[.B4]);[.B4])" office:value-type="string" office:string-value="rl b" calcext:value-type="string">
            <text:p>rl b</text:p>
          </table:table-cell>
          <table:table-cell table:style-name="ce10" table:formula="of:=IF([.C4]&lt;&gt;[.C23]; COM.MICROSOFT.CONCAT([.C23];&quot; ############ &quot;;[.C4]);[.C4])" office:value-type="string" office:string-value="rl c" calcext:value-type="string">
            <text:p>rl c</text:p>
          </table:table-cell>
          <table:table-cell table:style-name="ce10" table:formula="of:=IF([.D4]&lt;&gt;[.D23]; COM.MICROSOFT.CONCAT([.D23];&quot; ############ &quot;;[.D4]);[.D4])" office:value-type="string" office:string-value="rl d" calcext:value-type="string">
            <text:p>rl d</text:p>
          </table:table-cell>
          <table:table-cell table:style-name="ce10" table:formula="of:=IF([.E4]&lt;&gt;[.E23]; COM.MICROSOFT.CONCAT([.E23];&quot; ############ &quot;;[.E4]);[.E4])" office:value-type="string" office:string-value="rl e" calcext:value-type="string">
            <text:p>rl e</text:p>
          </table:table-cell>
          <table:table-cell table:style-name="ce10" table:formula="of:=IF([.F4]&lt;&gt;[.F23]; COM.MICROSOFT.CONCAT([.F23];&quot; ############ &quot;;[.F4]);[.F4])" office:value-type="string" office:string-value="rl h" calcext:value-type="string">
            <text:p>rl h</text:p>
          </table:table-cell>
          <table:table-cell table:style-name="ce10" table:formula="of:=IF([.G4]&lt;&gt;[.G23]; COM.MICROSOFT.CONCAT([.G23];&quot; ############ &quot;;[.G4]);[.G4])" office:value-type="string" office:string-value="rl l" calcext:value-type="string">
            <text:p>rl l</text:p>
          </table:table-cell>
          <table:table-cell table:style-name="ce10" table:formula="of:=IF([.H4]&lt;&gt;[.H23]; COM.MICROSOFT.CONCAT([.H23];&quot; ############ &quot;;[.H4]);[.H4])" office:value-type="string" office:string-value="rl (hl)" calcext:value-type="string">
            <text:p>rl (hl)</text:p>
          </table:table-cell>
          <table:table-cell table:style-name="ce10" table:formula="of:=IF([.I4]&lt;&gt;[.I23]; COM.MICROSOFT.CONCAT([.I23];&quot; ############ &quot;;[.I4]);[.I4])" office:value-type="string" office:string-value="rl a" calcext:value-type="string">
            <text:p>rl a</text:p>
          </table:table-cell>
          <table:table-cell table:style-name="ce10" table:formula="of:=IF([.J4]&lt;&gt;[.J23]; COM.MICROSOFT.CONCAT([.J23];&quot; ############ &quot;;[.J4]);[.J4])" office:value-type="string" office:string-value="rr b" calcext:value-type="string">
            <text:p>rr b</text:p>
          </table:table-cell>
          <table:table-cell table:style-name="ce10" table:formula="of:=IF([.K4]&lt;&gt;[.K23]; COM.MICROSOFT.CONCAT([.K23];&quot; ############ &quot;;[.K4]);[.K4])" office:value-type="string" office:string-value="rr c" calcext:value-type="string">
            <text:p>rr c</text:p>
          </table:table-cell>
          <table:table-cell table:style-name="ce10" table:formula="of:=IF([.L4]&lt;&gt;[.L23]; COM.MICROSOFT.CONCAT([.L23];&quot; ############ &quot;;[.L4]);[.L4])" office:value-type="string" office:string-value="rr d" calcext:value-type="string">
            <text:p>rr d</text:p>
          </table:table-cell>
          <table:table-cell table:style-name="ce10" table:formula="of:=IF([.M4]&lt;&gt;[.M23]; COM.MICROSOFT.CONCAT([.M23];&quot; ############ &quot;;[.M4]);[.M4])" office:value-type="string" office:string-value="rr e" calcext:value-type="string">
            <text:p>rr e</text:p>
          </table:table-cell>
          <table:table-cell table:style-name="ce10" table:formula="of:=IF([.N4]&lt;&gt;[.N23]; COM.MICROSOFT.CONCAT([.N23];&quot; ############ &quot;;[.N4]);[.N4])" office:value-type="string" office:string-value="rr h" calcext:value-type="string">
            <text:p>rr h</text:p>
          </table:table-cell>
          <table:table-cell table:style-name="ce10" table:formula="of:=IF([.O4]&lt;&gt;[.O23]; COM.MICROSOFT.CONCAT([.O23];&quot; ############ &quot;;[.O4]);[.O4])" office:value-type="string" office:string-value="rr l" calcext:value-type="string">
            <text:p>rr l</text:p>
          </table:table-cell>
          <table:table-cell table:style-name="ce10" table:formula="of:=IF([.P4]&lt;&gt;[.P23]; COM.MICROSOFT.CONCAT([.P23];&quot; ############ &quot;;[.P4]);[.P4])" office:value-type="string" office:string-value="rr (hl)" calcext:value-type="string">
            <text:p>rr (hl)</text:p>
          </table:table-cell>
          <table:table-cell table:style-name="ce10" table:formula="of:=IF([.Q4]&lt;&gt;[.Q23]; COM.MICROSOFT.CONCAT([.Q23];&quot; ############ &quot;;[.Q4]);[.Q4])" office:value-type="string" office:string-value="rr a" calcext:value-type="string">
            <text:p>rr a</text:p>
          </table:table-cell>
        </table:table-row>
        <table:table-row table:style-name="ro2">
          <table:table-cell office:value-type="string" calcext:value-type="string">
            <text:p> 2x </text:p>
          </table:table-cell>
          <table:table-cell table:style-name="ce10" table:formula="of:=IF([.B5]&lt;&gt;[.B24]; COM.MICROSOFT.CONCAT([.B24];&quot; ############ &quot;;[.B5]);[.B5])" office:value-type="string" office:string-value="sla b" calcext:value-type="string">
            <text:p>sla b</text:p>
          </table:table-cell>
          <table:table-cell table:style-name="ce10" table:formula="of:=IF([.C5]&lt;&gt;[.C24]; COM.MICROSOFT.CONCAT([.C24];&quot; ############ &quot;;[.C5]);[.C5])" office:value-type="string" office:string-value="sla c" calcext:value-type="string">
            <text:p>sla c</text:p>
          </table:table-cell>
          <table:table-cell table:style-name="ce10" table:formula="of:=IF([.D5]&lt;&gt;[.D24]; COM.MICROSOFT.CONCAT([.D24];&quot; ############ &quot;;[.D5]);[.D5])" office:value-type="string" office:string-value="sla d" calcext:value-type="string">
            <text:p>sla d</text:p>
          </table:table-cell>
          <table:table-cell table:style-name="ce10" table:formula="of:=IF([.E5]&lt;&gt;[.E24]; COM.MICROSOFT.CONCAT([.E24];&quot; ############ &quot;;[.E5]);[.E5])" office:value-type="string" office:string-value="sla e" calcext:value-type="string">
            <text:p>sla e</text:p>
          </table:table-cell>
          <table:table-cell table:style-name="ce10" table:formula="of:=IF([.F5]&lt;&gt;[.F24]; COM.MICROSOFT.CONCAT([.F24];&quot; ############ &quot;;[.F5]);[.F5])" office:value-type="string" office:string-value="sla h" calcext:value-type="string">
            <text:p>sla h</text:p>
          </table:table-cell>
          <table:table-cell table:style-name="ce10" table:formula="of:=IF([.G5]&lt;&gt;[.G24]; COM.MICROSOFT.CONCAT([.G24];&quot; ############ &quot;;[.G5]);[.G5])" office:value-type="string" office:string-value="sla l" calcext:value-type="string">
            <text:p>sla l</text:p>
          </table:table-cell>
          <table:table-cell table:style-name="ce10" table:formula="of:=IF([.H5]&lt;&gt;[.H24]; COM.MICROSOFT.CONCAT([.H24];&quot; ############ &quot;;[.H5]);[.H5])" office:value-type="string" office:string-value="sla (hl)" calcext:value-type="string">
            <text:p>sla (hl)</text:p>
          </table:table-cell>
          <table:table-cell table:style-name="ce10" table:formula="of:=IF([.I5]&lt;&gt;[.I24]; COM.MICROSOFT.CONCAT([.I24];&quot; ############ &quot;;[.I5]);[.I5])" office:value-type="string" office:string-value="sla a" calcext:value-type="string">
            <text:p>sla a</text:p>
          </table:table-cell>
          <table:table-cell table:style-name="ce10" table:formula="of:=IF([.J5]&lt;&gt;[.J24]; COM.MICROSOFT.CONCAT([.J24];&quot; ############ &quot;;[.J5]);[.J5])" office:value-type="string" office:string-value="sra b" calcext:value-type="string">
            <text:p>sra b</text:p>
          </table:table-cell>
          <table:table-cell table:style-name="ce10" table:formula="of:=IF([.K5]&lt;&gt;[.K24]; COM.MICROSOFT.CONCAT([.K24];&quot; ############ &quot;;[.K5]);[.K5])" office:value-type="string" office:string-value="sra c" calcext:value-type="string">
            <text:p>sra c</text:p>
          </table:table-cell>
          <table:table-cell table:style-name="ce10" table:formula="of:=IF([.L5]&lt;&gt;[.L24]; COM.MICROSOFT.CONCAT([.L24];&quot; ############ &quot;;[.L5]);[.L5])" office:value-type="string" office:string-value="sra d" calcext:value-type="string">
            <text:p>sra d</text:p>
          </table:table-cell>
          <table:table-cell table:style-name="ce10" table:formula="of:=IF([.M5]&lt;&gt;[.M24]; COM.MICROSOFT.CONCAT([.M24];&quot; ############ &quot;;[.M5]);[.M5])" office:value-type="string" office:string-value="sra e" calcext:value-type="string">
            <text:p>sra e</text:p>
          </table:table-cell>
          <table:table-cell table:style-name="ce10" table:formula="of:=IF([.N5]&lt;&gt;[.N24]; COM.MICROSOFT.CONCAT([.N24];&quot; ############ &quot;;[.N5]);[.N5])" office:value-type="string" office:string-value="sra h" calcext:value-type="string">
            <text:p>sra h</text:p>
          </table:table-cell>
          <table:table-cell table:style-name="ce10" table:formula="of:=IF([.O5]&lt;&gt;[.O24]; COM.MICROSOFT.CONCAT([.O24];&quot; ############ &quot;;[.O5]);[.O5])" office:value-type="string" office:string-value="sra l" calcext:value-type="string">
            <text:p>sra l</text:p>
          </table:table-cell>
          <table:table-cell table:style-name="ce10" table:formula="of:=IF([.P5]&lt;&gt;[.P24]; COM.MICROSOFT.CONCAT([.P24];&quot; ############ &quot;;[.P5]);[.P5])" office:value-type="string" office:string-value="sra (hl)" calcext:value-type="string">
            <text:p>sra (hl)</text:p>
          </table:table-cell>
          <table:table-cell table:style-name="ce10" table:formula="of:=IF([.Q5]&lt;&gt;[.Q24]; COM.MICROSOFT.CONCAT([.Q24];&quot; ############ &quot;;[.Q5]);[.Q5])" office:value-type="string" office:string-value="sra a" calcext:value-type="string">
            <text:p>sra a</text:p>
          </table:table-cell>
        </table:table-row>
        <table:table-row table:style-name="ro3">
          <table:table-cell office:value-type="string" calcext:value-type="string">
            <text:p> 3x </text:p>
          </table:table-cell>
          <table:table-cell table:style-name="ce13" table:formula="of:=IF([.B6]&lt;&gt;[.B25]; COM.MICROSOFT.CONCAT([.B25];&quot; ############ &quot;;[.B6]);[.B6])" office:value-type="string" office:string-value="sll b ############ swap b" calcext:value-type="string">
            <text:p>sll b ############ swap b</text:p>
          </table:table-cell>
          <table:table-cell table:style-name="ce13" table:formula="of:=IF([.C6]&lt;&gt;[.C25]; COM.MICROSOFT.CONCAT([.C25];&quot; ############ &quot;;[.C6]);[.C6])" office:value-type="string" office:string-value="sll c ############ swap c" calcext:value-type="string">
            <text:p>sll c ############ swap c</text:p>
          </table:table-cell>
          <table:table-cell table:style-name="ce13" table:formula="of:=IF([.D6]&lt;&gt;[.D25]; COM.MICROSOFT.CONCAT([.D25];&quot; ############ &quot;;[.D6]);[.D6])" office:value-type="string" office:string-value="sll d ############ swap d" calcext:value-type="string">
            <text:p>sll d ############ swap d</text:p>
          </table:table-cell>
          <table:table-cell table:style-name="ce13" table:formula="of:=IF([.E6]&lt;&gt;[.E25]; COM.MICROSOFT.CONCAT([.E25];&quot; ############ &quot;;[.E6]);[.E6])" office:value-type="string" office:string-value="sll e ############ swap e" calcext:value-type="string">
            <text:p>sll e ############ swap e</text:p>
          </table:table-cell>
          <table:table-cell table:style-name="ce13" table:formula="of:=IF([.F6]&lt;&gt;[.F25]; COM.MICROSOFT.CONCAT([.F25];&quot; ############ &quot;;[.F6]);[.F6])" office:value-type="string" office:string-value="sll h ############ swap h" calcext:value-type="string">
            <text:p>sll h ############ swap h</text:p>
          </table:table-cell>
          <table:table-cell table:style-name="ce13" table:formula="of:=IF([.G6]&lt;&gt;[.G25]; COM.MICROSOFT.CONCAT([.G25];&quot; ############ &quot;;[.G6]);[.G6])" office:value-type="string" office:string-value="sll l ############ swap l" calcext:value-type="string">
            <text:p>sll l ############ swap l</text:p>
          </table:table-cell>
          <table:table-cell table:style-name="ce13" table:formula="of:=IF([.H6]&lt;&gt;[.H25]; COM.MICROSOFT.CONCAT([.H25];&quot; ############ &quot;;[.H6]);[.H6])" office:value-type="string" office:string-value="sll (hl) ############ swap (hl)" calcext:value-type="string">
            <text:p>sll (hl) ############ swap (hl)</text:p>
          </table:table-cell>
          <table:table-cell table:style-name="ce13" table:formula="of:=IF([.I6]&lt;&gt;[.I25]; COM.MICROSOFT.CONCAT([.I25];&quot; ############ &quot;;[.I6]);[.I6])" office:value-type="string" office:string-value="sll a ############ swap a" calcext:value-type="string">
            <text:p>sll a ############ swap a</text:p>
          </table:table-cell>
          <table:table-cell table:style-name="ce10" table:formula="of:=IF([.J6]&lt;&gt;[.J25]; COM.MICROSOFT.CONCAT([.J25];&quot; ############ &quot;;[.J6]);[.J6])" office:value-type="string" office:string-value="srl b" calcext:value-type="string">
            <text:p>srl b</text:p>
          </table:table-cell>
          <table:table-cell table:style-name="ce10" table:formula="of:=IF([.K6]&lt;&gt;[.K25]; COM.MICROSOFT.CONCAT([.K25];&quot; ############ &quot;;[.K6]);[.K6])" office:value-type="string" office:string-value="srl c" calcext:value-type="string">
            <text:p>srl c</text:p>
          </table:table-cell>
          <table:table-cell table:style-name="ce10" table:formula="of:=IF([.L6]&lt;&gt;[.L25]; COM.MICROSOFT.CONCAT([.L25];&quot; ############ &quot;;[.L6]);[.L6])" office:value-type="string" office:string-value="srl d" calcext:value-type="string">
            <text:p>srl d</text:p>
          </table:table-cell>
          <table:table-cell table:style-name="ce10" table:formula="of:=IF([.M6]&lt;&gt;[.M25]; COM.MICROSOFT.CONCAT([.M25];&quot; ############ &quot;;[.M6]);[.M6])" office:value-type="string" office:string-value="srl e" calcext:value-type="string">
            <text:p>srl e</text:p>
          </table:table-cell>
          <table:table-cell table:style-name="ce10" table:formula="of:=IF([.N6]&lt;&gt;[.N25]; COM.MICROSOFT.CONCAT([.N25];&quot; ############ &quot;;[.N6]);[.N6])" office:value-type="string" office:string-value="srl h" calcext:value-type="string">
            <text:p>srl h</text:p>
          </table:table-cell>
          <table:table-cell table:style-name="ce10" table:formula="of:=IF([.O6]&lt;&gt;[.O25]; COM.MICROSOFT.CONCAT([.O25];&quot; ############ &quot;;[.O6]);[.O6])" office:value-type="string" office:string-value="srl l" calcext:value-type="string">
            <text:p>srl l</text:p>
          </table:table-cell>
          <table:table-cell table:style-name="ce10" table:formula="of:=IF([.P6]&lt;&gt;[.P25]; COM.MICROSOFT.CONCAT([.P25];&quot; ############ &quot;;[.P6]);[.P6])" office:value-type="string" office:string-value="srl (hl)" calcext:value-type="string">
            <text:p>srl (hl)</text:p>
          </table:table-cell>
          <table:table-cell table:style-name="ce10" table:formula="of:=IF([.Q6]&lt;&gt;[.Q25]; COM.MICROSOFT.CONCAT([.Q25];&quot; ############ &quot;;[.Q6]);[.Q6])" office:value-type="string" office:string-value="srl a" calcext:value-type="string">
            <text:p>srl a</text:p>
          </table:table-cell>
        </table:table-row>
        <table:table-row table:style-name="ro2">
          <table:table-cell office:value-type="string" calcext:value-type="string">
            <text:p> 4x </text:p>
          </table:table-cell>
          <table:table-cell table:style-name="ce10" table:formula="of:=IF([.B7]&lt;&gt;[.B26]; COM.MICROSOFT.CONCAT([.B26];&quot; ############ &quot;;[.B7]);[.B7])" office:value-type="string" office:string-value="bit 0,b" calcext:value-type="string">
            <text:p>bit 0,b</text:p>
          </table:table-cell>
          <table:table-cell table:style-name="ce10" table:formula="of:=IF([.C7]&lt;&gt;[.C26]; COM.MICROSOFT.CONCAT([.C26];&quot; ############ &quot;;[.C7]);[.C7])" office:value-type="string" office:string-value="bit 0,c" calcext:value-type="string">
            <text:p>bit 0,c</text:p>
          </table:table-cell>
          <table:table-cell table:style-name="ce10" table:formula="of:=IF([.D7]&lt;&gt;[.D26]; COM.MICROSOFT.CONCAT([.D26];&quot; ############ &quot;;[.D7]);[.D7])" office:value-type="string" office:string-value="bit 0,d" calcext:value-type="string">
            <text:p>bit 0,d</text:p>
          </table:table-cell>
          <table:table-cell table:style-name="ce10" table:formula="of:=IF([.E7]&lt;&gt;[.E26]; COM.MICROSOFT.CONCAT([.E26];&quot; ############ &quot;;[.E7]);[.E7])" office:value-type="string" office:string-value="bit 0,e" calcext:value-type="string">
            <text:p>bit 0,e</text:p>
          </table:table-cell>
          <table:table-cell table:style-name="ce10" table:formula="of:=IF([.F7]&lt;&gt;[.F26]; COM.MICROSOFT.CONCAT([.F26];&quot; ############ &quot;;[.F7]);[.F7])" office:value-type="string" office:string-value="bit 0,h" calcext:value-type="string">
            <text:p>bit 0,h</text:p>
          </table:table-cell>
          <table:table-cell table:style-name="ce10" table:formula="of:=IF([.G7]&lt;&gt;[.G26]; COM.MICROSOFT.CONCAT([.G26];&quot; ############ &quot;;[.G7]);[.G7])" office:value-type="string" office:string-value="bit 0,l" calcext:value-type="string">
            <text:p>bit 0,l</text:p>
          </table:table-cell>
          <table:table-cell table:style-name="ce10" table:formula="of:=IF([.H7]&lt;&gt;[.H26]; COM.MICROSOFT.CONCAT([.H26];&quot; ############ &quot;;[.H7]);[.H7])" office:value-type="string" office:string-value="bit 0,(hl)" calcext:value-type="string">
            <text:p>bit 0,(hl)</text:p>
          </table:table-cell>
          <table:table-cell table:style-name="ce10" table:formula="of:=IF([.I7]&lt;&gt;[.I26]; COM.MICROSOFT.CONCAT([.I26];&quot; ############ &quot;;[.I7]);[.I7])" office:value-type="string" office:string-value="bit 0,a" calcext:value-type="string">
            <text:p>bit 0,a</text:p>
          </table:table-cell>
          <table:table-cell table:style-name="ce10" table:formula="of:=IF([.J7]&lt;&gt;[.J26]; COM.MICROSOFT.CONCAT([.J26];&quot; ############ &quot;;[.J7]);[.J7])" office:value-type="string" office:string-value="bit 1,b" calcext:value-type="string">
            <text:p>bit 1,b</text:p>
          </table:table-cell>
          <table:table-cell table:style-name="ce10" table:formula="of:=IF([.K7]&lt;&gt;[.K26]; COM.MICROSOFT.CONCAT([.K26];&quot; ############ &quot;;[.K7]);[.K7])" office:value-type="string" office:string-value="bit 1,c" calcext:value-type="string">
            <text:p>bit 1,c</text:p>
          </table:table-cell>
          <table:table-cell table:style-name="ce10" table:formula="of:=IF([.L7]&lt;&gt;[.L26]; COM.MICROSOFT.CONCAT([.L26];&quot; ############ &quot;;[.L7]);[.L7])" office:value-type="string" office:string-value="bit 1,d" calcext:value-type="string">
            <text:p>bit 1,d</text:p>
          </table:table-cell>
          <table:table-cell table:style-name="ce10" table:formula="of:=IF([.M7]&lt;&gt;[.M26]; COM.MICROSOFT.CONCAT([.M26];&quot; ############ &quot;;[.M7]);[.M7])" office:value-type="string" office:string-value="bit 1,e" calcext:value-type="string">
            <text:p>bit 1,e</text:p>
          </table:table-cell>
          <table:table-cell table:style-name="ce10" table:formula="of:=IF([.N7]&lt;&gt;[.N26]; COM.MICROSOFT.CONCAT([.N26];&quot; ############ &quot;;[.N7]);[.N7])" office:value-type="string" office:string-value="bit 1,h" calcext:value-type="string">
            <text:p>bit 1,h</text:p>
          </table:table-cell>
          <table:table-cell table:style-name="ce10" table:formula="of:=IF([.O7]&lt;&gt;[.O26]; COM.MICROSOFT.CONCAT([.O26];&quot; ############ &quot;;[.O7]);[.O7])" office:value-type="string" office:string-value="bit 1,l" calcext:value-type="string">
            <text:p>bit 1,l</text:p>
          </table:table-cell>
          <table:table-cell table:style-name="ce10" table:formula="of:=IF([.P7]&lt;&gt;[.P26]; COM.MICROSOFT.CONCAT([.P26];&quot; ############ &quot;;[.P7]);[.P7])" office:value-type="string" office:string-value="bit 1,(hl)" calcext:value-type="string">
            <text:p>bit 1,(hl)</text:p>
          </table:table-cell>
          <table:table-cell table:style-name="ce10" table:formula="of:=IF([.Q7]&lt;&gt;[.Q26]; COM.MICROSOFT.CONCAT([.Q26];&quot; ############ &quot;;[.Q7]);[.Q7])" office:value-type="string" office:string-value="bit 1,a" calcext:value-type="string">
            <text:p>bit 1,a</text:p>
          </table:table-cell>
        </table:table-row>
        <table:table-row table:style-name="ro2">
          <table:table-cell office:value-type="string" calcext:value-type="string">
            <text:p> 5x </text:p>
          </table:table-cell>
          <table:table-cell table:style-name="ce10" table:formula="of:=IF([.B8]&lt;&gt;[.B27]; COM.MICROSOFT.CONCAT([.B27];&quot; ############ &quot;;[.B8]);[.B8])" office:value-type="string" office:string-value="bit 2,b" calcext:value-type="string">
            <text:p>bit 2,b</text:p>
          </table:table-cell>
          <table:table-cell table:style-name="ce10" table:formula="of:=IF([.C8]&lt;&gt;[.C27]; COM.MICROSOFT.CONCAT([.C27];&quot; ############ &quot;;[.C8]);[.C8])" office:value-type="string" office:string-value="bit 2,c" calcext:value-type="string">
            <text:p>bit 2,c</text:p>
          </table:table-cell>
          <table:table-cell table:style-name="ce10" table:formula="of:=IF([.D8]&lt;&gt;[.D27]; COM.MICROSOFT.CONCAT([.D27];&quot; ############ &quot;;[.D8]);[.D8])" office:value-type="string" office:string-value="bit 2,d" calcext:value-type="string">
            <text:p>bit 2,d</text:p>
          </table:table-cell>
          <table:table-cell table:style-name="ce10" table:formula="of:=IF([.E8]&lt;&gt;[.E27]; COM.MICROSOFT.CONCAT([.E27];&quot; ############ &quot;;[.E8]);[.E8])" office:value-type="string" office:string-value="bit 2,e" calcext:value-type="string">
            <text:p>bit 2,e</text:p>
          </table:table-cell>
          <table:table-cell table:style-name="ce10" table:formula="of:=IF([.F8]&lt;&gt;[.F27]; COM.MICROSOFT.CONCAT([.F27];&quot; ############ &quot;;[.F8]);[.F8])" office:value-type="string" office:string-value="bit 2,h" calcext:value-type="string">
            <text:p>bit 2,h</text:p>
          </table:table-cell>
          <table:table-cell table:style-name="ce10" table:formula="of:=IF([.G8]&lt;&gt;[.G27]; COM.MICROSOFT.CONCAT([.G27];&quot; ############ &quot;;[.G8]);[.G8])" office:value-type="string" office:string-value="bit 2,l" calcext:value-type="string">
            <text:p>bit 2,l</text:p>
          </table:table-cell>
          <table:table-cell table:style-name="ce10" table:formula="of:=IF([.H8]&lt;&gt;[.H27]; COM.MICROSOFT.CONCAT([.H27];&quot; ############ &quot;;[.H8]);[.H8])" office:value-type="string" office:string-value="bit 2,(hl)" calcext:value-type="string">
            <text:p>bit 2,(hl)</text:p>
          </table:table-cell>
          <table:table-cell table:style-name="ce10" table:formula="of:=IF([.I8]&lt;&gt;[.I27]; COM.MICROSOFT.CONCAT([.I27];&quot; ############ &quot;;[.I8]);[.I8])" office:value-type="string" office:string-value="bit 2,a" calcext:value-type="string">
            <text:p>bit 2,a</text:p>
          </table:table-cell>
          <table:table-cell table:style-name="ce10" table:formula="of:=IF([.J8]&lt;&gt;[.J27]; COM.MICROSOFT.CONCAT([.J27];&quot; ############ &quot;;[.J8]);[.J8])" office:value-type="string" office:string-value="bit 3,b" calcext:value-type="string">
            <text:p>bit 3,b</text:p>
          </table:table-cell>
          <table:table-cell table:style-name="ce10" table:formula="of:=IF([.K8]&lt;&gt;[.K27]; COM.MICROSOFT.CONCAT([.K27];&quot; ############ &quot;;[.K8]);[.K8])" office:value-type="string" office:string-value="bit 3,c" calcext:value-type="string">
            <text:p>bit 3,c</text:p>
          </table:table-cell>
          <table:table-cell table:style-name="ce10" table:formula="of:=IF([.L8]&lt;&gt;[.L27]; COM.MICROSOFT.CONCAT([.L27];&quot; ############ &quot;;[.L8]);[.L8])" office:value-type="string" office:string-value="bit 3,d" calcext:value-type="string">
            <text:p>bit 3,d</text:p>
          </table:table-cell>
          <table:table-cell table:style-name="ce10" table:formula="of:=IF([.M8]&lt;&gt;[.M27]; COM.MICROSOFT.CONCAT([.M27];&quot; ############ &quot;;[.M8]);[.M8])" office:value-type="string" office:string-value="bit 3,e" calcext:value-type="string">
            <text:p>bit 3,e</text:p>
          </table:table-cell>
          <table:table-cell table:style-name="ce10" table:formula="of:=IF([.N8]&lt;&gt;[.N27]; COM.MICROSOFT.CONCAT([.N27];&quot; ############ &quot;;[.N8]);[.N8])" office:value-type="string" office:string-value="bit 3,h" calcext:value-type="string">
            <text:p>bit 3,h</text:p>
          </table:table-cell>
          <table:table-cell table:style-name="ce10" table:formula="of:=IF([.O8]&lt;&gt;[.O27]; COM.MICROSOFT.CONCAT([.O27];&quot; ############ &quot;;[.O8]);[.O8])" office:value-type="string" office:string-value="bit 3,l" calcext:value-type="string">
            <text:p>bit 3,l</text:p>
          </table:table-cell>
          <table:table-cell table:style-name="ce10" table:formula="of:=IF([.P8]&lt;&gt;[.P27]; COM.MICROSOFT.CONCAT([.P27];&quot; ############ &quot;;[.P8]);[.P8])" office:value-type="string" office:string-value="bit 3,(hl)" calcext:value-type="string">
            <text:p>bit 3,(hl)</text:p>
          </table:table-cell>
          <table:table-cell table:style-name="ce10" table:formula="of:=IF([.Q8]&lt;&gt;[.Q27]; COM.MICROSOFT.CONCAT([.Q27];&quot; ############ &quot;;[.Q8]);[.Q8])" office:value-type="string" office:string-value="bit 3,a" calcext:value-type="string">
            <text:p>bit 3,a</text:p>
          </table:table-cell>
        </table:table-row>
        <table:table-row table:style-name="ro2">
          <table:table-cell office:value-type="string" calcext:value-type="string">
            <text:p> 6x </text:p>
          </table:table-cell>
          <table:table-cell table:style-name="ce10" table:formula="of:=IF([.B9]&lt;&gt;[.B28]; COM.MICROSOFT.CONCAT([.B28];&quot; ############ &quot;;[.B9]);[.B9])" office:value-type="string" office:string-value="bit 4,b" calcext:value-type="string">
            <text:p>bit 4,b</text:p>
          </table:table-cell>
          <table:table-cell table:style-name="ce10" table:formula="of:=IF([.C9]&lt;&gt;[.C28]; COM.MICROSOFT.CONCAT([.C28];&quot; ############ &quot;;[.C9]);[.C9])" office:value-type="string" office:string-value="bit 4,c" calcext:value-type="string">
            <text:p>bit 4,c</text:p>
          </table:table-cell>
          <table:table-cell table:style-name="ce10" table:formula="of:=IF([.D9]&lt;&gt;[.D28]; COM.MICROSOFT.CONCAT([.D28];&quot; ############ &quot;;[.D9]);[.D9])" office:value-type="string" office:string-value="bit 4,d" calcext:value-type="string">
            <text:p>bit 4,d</text:p>
          </table:table-cell>
          <table:table-cell table:style-name="ce10" table:formula="of:=IF([.E9]&lt;&gt;[.E28]; COM.MICROSOFT.CONCAT([.E28];&quot; ############ &quot;;[.E9]);[.E9])" office:value-type="string" office:string-value="bit 4,e" calcext:value-type="string">
            <text:p>bit 4,e</text:p>
          </table:table-cell>
          <table:table-cell table:style-name="ce10" table:formula="of:=IF([.F9]&lt;&gt;[.F28]; COM.MICROSOFT.CONCAT([.F28];&quot; ############ &quot;;[.F9]);[.F9])" office:value-type="string" office:string-value="bit 4,h" calcext:value-type="string">
            <text:p>bit 4,h</text:p>
          </table:table-cell>
          <table:table-cell table:style-name="ce10" table:formula="of:=IF([.G9]&lt;&gt;[.G28]; COM.MICROSOFT.CONCAT([.G28];&quot; ############ &quot;;[.G9]);[.G9])" office:value-type="string" office:string-value="bit 4,l" calcext:value-type="string">
            <text:p>bit 4,l</text:p>
          </table:table-cell>
          <table:table-cell table:style-name="ce10" table:formula="of:=IF([.H9]&lt;&gt;[.H28]; COM.MICROSOFT.CONCAT([.H28];&quot; ############ &quot;;[.H9]);[.H9])" office:value-type="string" office:string-value="bit 4,(hl)" calcext:value-type="string">
            <text:p>bit 4,(hl)</text:p>
          </table:table-cell>
          <table:table-cell table:style-name="ce10" table:formula="of:=IF([.I9]&lt;&gt;[.I28]; COM.MICROSOFT.CONCAT([.I28];&quot; ############ &quot;;[.I9]);[.I9])" office:value-type="string" office:string-value="bit 4,a" calcext:value-type="string">
            <text:p>bit 4,a</text:p>
          </table:table-cell>
          <table:table-cell table:style-name="ce10" table:formula="of:=IF([.J9]&lt;&gt;[.J28]; COM.MICROSOFT.CONCAT([.J28];&quot; ############ &quot;;[.J9]);[.J9])" office:value-type="string" office:string-value="bit 5,b" calcext:value-type="string">
            <text:p>bit 5,b</text:p>
          </table:table-cell>
          <table:table-cell table:style-name="ce10" table:formula="of:=IF([.K9]&lt;&gt;[.K28]; COM.MICROSOFT.CONCAT([.K28];&quot; ############ &quot;;[.K9]);[.K9])" office:value-type="string" office:string-value="bit 5,c" calcext:value-type="string">
            <text:p>bit 5,c</text:p>
          </table:table-cell>
          <table:table-cell table:style-name="ce10" table:formula="of:=IF([.L9]&lt;&gt;[.L28]; COM.MICROSOFT.CONCAT([.L28];&quot; ############ &quot;;[.L9]);[.L9])" office:value-type="string" office:string-value="bit 5,d" calcext:value-type="string">
            <text:p>bit 5,d</text:p>
          </table:table-cell>
          <table:table-cell table:style-name="ce10" table:formula="of:=IF([.M9]&lt;&gt;[.M28]; COM.MICROSOFT.CONCAT([.M28];&quot; ############ &quot;;[.M9]);[.M9])" office:value-type="string" office:string-value="bit 5,e" calcext:value-type="string">
            <text:p>bit 5,e</text:p>
          </table:table-cell>
          <table:table-cell table:style-name="ce10" table:formula="of:=IF([.N9]&lt;&gt;[.N28]; COM.MICROSOFT.CONCAT([.N28];&quot; ############ &quot;;[.N9]);[.N9])" office:value-type="string" office:string-value="bit 5,h" calcext:value-type="string">
            <text:p>bit 5,h</text:p>
          </table:table-cell>
          <table:table-cell table:style-name="ce10" table:formula="of:=IF([.O9]&lt;&gt;[.O28]; COM.MICROSOFT.CONCAT([.O28];&quot; ############ &quot;;[.O9]);[.O9])" office:value-type="string" office:string-value="bit 5,l" calcext:value-type="string">
            <text:p>bit 5,l</text:p>
          </table:table-cell>
          <table:table-cell table:style-name="ce10" table:formula="of:=IF([.P9]&lt;&gt;[.P28]; COM.MICROSOFT.CONCAT([.P28];&quot; ############ &quot;;[.P9]);[.P9])" office:value-type="string" office:string-value="bit 5,(hl)" calcext:value-type="string">
            <text:p>bit 5,(hl)</text:p>
          </table:table-cell>
          <table:table-cell table:style-name="ce10" table:formula="of:=IF([.Q9]&lt;&gt;[.Q28]; COM.MICROSOFT.CONCAT([.Q28];&quot; ############ &quot;;[.Q9]);[.Q9])" office:value-type="string" office:string-value="bit 5,a" calcext:value-type="string">
            <text:p>bit 5,a</text:p>
          </table:table-cell>
        </table:table-row>
        <table:table-row table:style-name="ro2">
          <table:table-cell office:value-type="string" calcext:value-type="string">
            <text:p> 7x </text:p>
          </table:table-cell>
          <table:table-cell table:style-name="ce10" table:formula="of:=IF([.B10]&lt;&gt;[.B29]; COM.MICROSOFT.CONCAT([.B29];&quot; ############ &quot;;[.B10]);[.B10])" office:value-type="string" office:string-value="bit 6,b" calcext:value-type="string">
            <text:p>bit 6,b</text:p>
          </table:table-cell>
          <table:table-cell table:style-name="ce10" table:formula="of:=IF([.C10]&lt;&gt;[.C29]; COM.MICROSOFT.CONCAT([.C29];&quot; ############ &quot;;[.C10]);[.C10])" office:value-type="string" office:string-value="bit 6,c" calcext:value-type="string">
            <text:p>bit 6,c</text:p>
          </table:table-cell>
          <table:table-cell table:style-name="ce10" table:formula="of:=IF([.D10]&lt;&gt;[.D29]; COM.MICROSOFT.CONCAT([.D29];&quot; ############ &quot;;[.D10]);[.D10])" office:value-type="string" office:string-value="bit 6,d" calcext:value-type="string">
            <text:p>bit 6,d</text:p>
          </table:table-cell>
          <table:table-cell table:style-name="ce10" table:formula="of:=IF([.E10]&lt;&gt;[.E29]; COM.MICROSOFT.CONCAT([.E29];&quot; ############ &quot;;[.E10]);[.E10])" office:value-type="string" office:string-value="bit 6,e" calcext:value-type="string">
            <text:p>bit 6,e</text:p>
          </table:table-cell>
          <table:table-cell table:style-name="ce10" table:formula="of:=IF([.F10]&lt;&gt;[.F29]; COM.MICROSOFT.CONCAT([.F29];&quot; ############ &quot;;[.F10]);[.F10])" office:value-type="string" office:string-value="bit 6,h" calcext:value-type="string">
            <text:p>bit 6,h</text:p>
          </table:table-cell>
          <table:table-cell table:style-name="ce10" table:formula="of:=IF([.G10]&lt;&gt;[.G29]; COM.MICROSOFT.CONCAT([.G29];&quot; ############ &quot;;[.G10]);[.G10])" office:value-type="string" office:string-value="bit 6,l" calcext:value-type="string">
            <text:p>bit 6,l</text:p>
          </table:table-cell>
          <table:table-cell table:style-name="ce10" table:formula="of:=IF([.H10]&lt;&gt;[.H29]; COM.MICROSOFT.CONCAT([.H29];&quot; ############ &quot;;[.H10]);[.H10])" office:value-type="string" office:string-value="bit 6,(hl)" calcext:value-type="string">
            <text:p>bit 6,(hl)</text:p>
          </table:table-cell>
          <table:table-cell table:style-name="ce10" table:formula="of:=IF([.I10]&lt;&gt;[.I29]; COM.MICROSOFT.CONCAT([.I29];&quot; ############ &quot;;[.I10]);[.I10])" office:value-type="string" office:string-value="bit 6,a" calcext:value-type="string">
            <text:p>bit 6,a</text:p>
          </table:table-cell>
          <table:table-cell table:style-name="ce10" table:formula="of:=IF([.J10]&lt;&gt;[.J29]; COM.MICROSOFT.CONCAT([.J29];&quot; ############ &quot;;[.J10]);[.J10])" office:value-type="string" office:string-value="bit 7,b" calcext:value-type="string">
            <text:p>bit 7,b</text:p>
          </table:table-cell>
          <table:table-cell table:style-name="ce10" table:formula="of:=IF([.K10]&lt;&gt;[.K29]; COM.MICROSOFT.CONCAT([.K29];&quot; ############ &quot;;[.K10]);[.K10])" office:value-type="string" office:string-value="bit 7,c" calcext:value-type="string">
            <text:p>bit 7,c</text:p>
          </table:table-cell>
          <table:table-cell table:style-name="ce10" table:formula="of:=IF([.L10]&lt;&gt;[.L29]; COM.MICROSOFT.CONCAT([.L29];&quot; ############ &quot;;[.L10]);[.L10])" office:value-type="string" office:string-value="bit 7,d" calcext:value-type="string">
            <text:p>bit 7,d</text:p>
          </table:table-cell>
          <table:table-cell table:style-name="ce10" table:formula="of:=IF([.M10]&lt;&gt;[.M29]; COM.MICROSOFT.CONCAT([.M29];&quot; ############ &quot;;[.M10]);[.M10])" office:value-type="string" office:string-value="bit 7,e" calcext:value-type="string">
            <text:p>bit 7,e</text:p>
          </table:table-cell>
          <table:table-cell table:style-name="ce10" table:formula="of:=IF([.N10]&lt;&gt;[.N29]; COM.MICROSOFT.CONCAT([.N29];&quot; ############ &quot;;[.N10]);[.N10])" office:value-type="string" office:string-value="bit 7,h" calcext:value-type="string">
            <text:p>bit 7,h</text:p>
          </table:table-cell>
          <table:table-cell table:style-name="ce10" table:formula="of:=IF([.O10]&lt;&gt;[.O29]; COM.MICROSOFT.CONCAT([.O29];&quot; ############ &quot;;[.O10]);[.O10])" office:value-type="string" office:string-value="bit 7,l" calcext:value-type="string">
            <text:p>bit 7,l</text:p>
          </table:table-cell>
          <table:table-cell table:style-name="ce10" table:formula="of:=IF([.P10]&lt;&gt;[.P29]; COM.MICROSOFT.CONCAT([.P29];&quot; ############ &quot;;[.P10]);[.P10])" office:value-type="string" office:string-value="bit 7,(hl)" calcext:value-type="string">
            <text:p>bit 7,(hl)</text:p>
          </table:table-cell>
          <table:table-cell table:style-name="ce10" table:formula="of:=IF([.Q10]&lt;&gt;[.Q29]; COM.MICROSOFT.CONCAT([.Q29];&quot; ############ &quot;;[.Q10]);[.Q10])" office:value-type="string" office:string-value="bit 7,a" calcext:value-type="string">
            <text:p>bit 7,a</text:p>
          </table:table-cell>
        </table:table-row>
        <table:table-row table:style-name="ro2">
          <table:table-cell office:value-type="string" calcext:value-type="string">
            <text:p> 8x </text:p>
          </table:table-cell>
          <table:table-cell table:style-name="ce10" table:formula="of:=IF([.B11]&lt;&gt;[.B30]; COM.MICROSOFT.CONCAT([.B30];&quot; ############ &quot;;[.B11]);[.B11])" office:value-type="string" office:string-value="res 0,b" calcext:value-type="string">
            <text:p>res 0,b</text:p>
          </table:table-cell>
          <table:table-cell table:style-name="ce10" table:formula="of:=IF([.C11]&lt;&gt;[.C30]; COM.MICROSOFT.CONCAT([.C30];&quot; ############ &quot;;[.C11]);[.C11])" office:value-type="string" office:string-value="res 0,c" calcext:value-type="string">
            <text:p>res 0,c</text:p>
          </table:table-cell>
          <table:table-cell table:style-name="ce10" table:formula="of:=IF([.D11]&lt;&gt;[.D30]; COM.MICROSOFT.CONCAT([.D30];&quot; ############ &quot;;[.D11]);[.D11])" office:value-type="string" office:string-value="res 0,d" calcext:value-type="string">
            <text:p>res 0,d</text:p>
          </table:table-cell>
          <table:table-cell table:style-name="ce10" table:formula="of:=IF([.E11]&lt;&gt;[.E30]; COM.MICROSOFT.CONCAT([.E30];&quot; ############ &quot;;[.E11]);[.E11])" office:value-type="string" office:string-value="res 0,e" calcext:value-type="string">
            <text:p>res 0,e</text:p>
          </table:table-cell>
          <table:table-cell table:style-name="ce10" table:formula="of:=IF([.F11]&lt;&gt;[.F30]; COM.MICROSOFT.CONCAT([.F30];&quot; ############ &quot;;[.F11]);[.F11])" office:value-type="string" office:string-value="res 0,h" calcext:value-type="string">
            <text:p>res 0,h</text:p>
          </table:table-cell>
          <table:table-cell table:style-name="ce10" table:formula="of:=IF([.G11]&lt;&gt;[.G30]; COM.MICROSOFT.CONCAT([.G30];&quot; ############ &quot;;[.G11]);[.G11])" office:value-type="string" office:string-value="res 0,l" calcext:value-type="string">
            <text:p>res 0,l</text:p>
          </table:table-cell>
          <table:table-cell table:style-name="ce10" table:formula="of:=IF([.H11]&lt;&gt;[.H30]; COM.MICROSOFT.CONCAT([.H30];&quot; ############ &quot;;[.H11]);[.H11])" office:value-type="string" office:string-value="res 0,(hl)" calcext:value-type="string">
            <text:p>res 0,(hl)</text:p>
          </table:table-cell>
          <table:table-cell table:style-name="ce10" table:formula="of:=IF([.I11]&lt;&gt;[.I30]; COM.MICROSOFT.CONCAT([.I30];&quot; ############ &quot;;[.I11]);[.I11])" office:value-type="string" office:string-value="res 0,a" calcext:value-type="string">
            <text:p>res 0,a</text:p>
          </table:table-cell>
          <table:table-cell table:style-name="ce10" table:formula="of:=IF([.J11]&lt;&gt;[.J30]; COM.MICROSOFT.CONCAT([.J30];&quot; ############ &quot;;[.J11]);[.J11])" office:value-type="string" office:string-value="res 1,b" calcext:value-type="string">
            <text:p>res 1,b</text:p>
          </table:table-cell>
          <table:table-cell table:style-name="ce10" table:formula="of:=IF([.K11]&lt;&gt;[.K30]; COM.MICROSOFT.CONCAT([.K30];&quot; ############ &quot;;[.K11]);[.K11])" office:value-type="string" office:string-value="res 1,c" calcext:value-type="string">
            <text:p>res 1,c</text:p>
          </table:table-cell>
          <table:table-cell table:style-name="ce10" table:formula="of:=IF([.L11]&lt;&gt;[.L30]; COM.MICROSOFT.CONCAT([.L30];&quot; ############ &quot;;[.L11]);[.L11])" office:value-type="string" office:string-value="res 1,d" calcext:value-type="string">
            <text:p>res 1,d</text:p>
          </table:table-cell>
          <table:table-cell table:style-name="ce10" table:formula="of:=IF([.M11]&lt;&gt;[.M30]; COM.MICROSOFT.CONCAT([.M30];&quot; ############ &quot;;[.M11]);[.M11])" office:value-type="string" office:string-value="res 1,e" calcext:value-type="string">
            <text:p>res 1,e</text:p>
          </table:table-cell>
          <table:table-cell table:style-name="ce10" table:formula="of:=IF([.N11]&lt;&gt;[.N30]; COM.MICROSOFT.CONCAT([.N30];&quot; ############ &quot;;[.N11]);[.N11])" office:value-type="string" office:string-value="res 1,h" calcext:value-type="string">
            <text:p>res 1,h</text:p>
          </table:table-cell>
          <table:table-cell table:style-name="ce10" table:formula="of:=IF([.O11]&lt;&gt;[.O30]; COM.MICROSOFT.CONCAT([.O30];&quot; ############ &quot;;[.O11]);[.O11])" office:value-type="string" office:string-value="res 1,l" calcext:value-type="string">
            <text:p>res 1,l</text:p>
          </table:table-cell>
          <table:table-cell table:style-name="ce10" table:formula="of:=IF([.P11]&lt;&gt;[.P30]; COM.MICROSOFT.CONCAT([.P30];&quot; ############ &quot;;[.P11]);[.P11])" office:value-type="string" office:string-value="res 1,(hl)" calcext:value-type="string">
            <text:p>res 1,(hl)</text:p>
          </table:table-cell>
          <table:table-cell table:style-name="ce10" table:formula="of:=IF([.Q11]&lt;&gt;[.Q30]; COM.MICROSOFT.CONCAT([.Q30];&quot; ############ &quot;;[.Q11]);[.Q11])" office:value-type="string" office:string-value="res 1,a" calcext:value-type="string">
            <text:p>res 1,a</text:p>
          </table:table-cell>
        </table:table-row>
        <table:table-row table:style-name="ro2">
          <table:table-cell office:value-type="string" calcext:value-type="string">
            <text:p> 9x </text:p>
          </table:table-cell>
          <table:table-cell table:style-name="ce10" table:formula="of:=IF([.B12]&lt;&gt;[.B31]; COM.MICROSOFT.CONCAT([.B31];&quot; ############ &quot;;[.B12]);[.B12])" office:value-type="string" office:string-value="res 2,b" calcext:value-type="string">
            <text:p>res 2,b</text:p>
          </table:table-cell>
          <table:table-cell table:style-name="ce10" table:formula="of:=IF([.C12]&lt;&gt;[.C31]; COM.MICROSOFT.CONCAT([.C31];&quot; ############ &quot;;[.C12]);[.C12])" office:value-type="string" office:string-value="res 2,c" calcext:value-type="string">
            <text:p>res 2,c</text:p>
          </table:table-cell>
          <table:table-cell table:style-name="ce10" table:formula="of:=IF([.D12]&lt;&gt;[.D31]; COM.MICROSOFT.CONCAT([.D31];&quot; ############ &quot;;[.D12]);[.D12])" office:value-type="string" office:string-value="res 2,d" calcext:value-type="string">
            <text:p>res 2,d</text:p>
          </table:table-cell>
          <table:table-cell table:style-name="ce10" table:formula="of:=IF([.E12]&lt;&gt;[.E31]; COM.MICROSOFT.CONCAT([.E31];&quot; ############ &quot;;[.E12]);[.E12])" office:value-type="string" office:string-value="res 2,e" calcext:value-type="string">
            <text:p>res 2,e</text:p>
          </table:table-cell>
          <table:table-cell table:style-name="ce10" table:formula="of:=IF([.F12]&lt;&gt;[.F31]; COM.MICROSOFT.CONCAT([.F31];&quot; ############ &quot;;[.F12]);[.F12])" office:value-type="string" office:string-value="res 2,h" calcext:value-type="string">
            <text:p>res 2,h</text:p>
          </table:table-cell>
          <table:table-cell table:style-name="ce10" table:formula="of:=IF([.G12]&lt;&gt;[.G31]; COM.MICROSOFT.CONCAT([.G31];&quot; ############ &quot;;[.G12]);[.G12])" office:value-type="string" office:string-value="res 2,l" calcext:value-type="string">
            <text:p>res 2,l</text:p>
          </table:table-cell>
          <table:table-cell table:style-name="ce10" table:formula="of:=IF([.H12]&lt;&gt;[.H31]; COM.MICROSOFT.CONCAT([.H31];&quot; ############ &quot;;[.H12]);[.H12])" office:value-type="string" office:string-value="res 2,(hl)" calcext:value-type="string">
            <text:p>res 2,(hl)</text:p>
          </table:table-cell>
          <table:table-cell table:style-name="ce10" table:formula="of:=IF([.I12]&lt;&gt;[.I31]; COM.MICROSOFT.CONCAT([.I31];&quot; ############ &quot;;[.I12]);[.I12])" office:value-type="string" office:string-value="res 2,a" calcext:value-type="string">
            <text:p>res 2,a</text:p>
          </table:table-cell>
          <table:table-cell table:style-name="ce10" table:formula="of:=IF([.J12]&lt;&gt;[.J31]; COM.MICROSOFT.CONCAT([.J31];&quot; ############ &quot;;[.J12]);[.J12])" office:value-type="string" office:string-value="res 3,b" calcext:value-type="string">
            <text:p>res 3,b</text:p>
          </table:table-cell>
          <table:table-cell table:style-name="ce10" table:formula="of:=IF([.K12]&lt;&gt;[.K31]; COM.MICROSOFT.CONCAT([.K31];&quot; ############ &quot;;[.K12]);[.K12])" office:value-type="string" office:string-value="res 3,c" calcext:value-type="string">
            <text:p>res 3,c</text:p>
          </table:table-cell>
          <table:table-cell table:style-name="ce10" table:formula="of:=IF([.L12]&lt;&gt;[.L31]; COM.MICROSOFT.CONCAT([.L31];&quot; ############ &quot;;[.L12]);[.L12])" office:value-type="string" office:string-value="res 3,d" calcext:value-type="string">
            <text:p>res 3,d</text:p>
          </table:table-cell>
          <table:table-cell table:style-name="ce10" table:formula="of:=IF([.M12]&lt;&gt;[.M31]; COM.MICROSOFT.CONCAT([.M31];&quot; ############ &quot;;[.M12]);[.M12])" office:value-type="string" office:string-value="res 3,e" calcext:value-type="string">
            <text:p>res 3,e</text:p>
          </table:table-cell>
          <table:table-cell table:style-name="ce10" table:formula="of:=IF([.N12]&lt;&gt;[.N31]; COM.MICROSOFT.CONCAT([.N31];&quot; ############ &quot;;[.N12]);[.N12])" office:value-type="string" office:string-value="res 3,h" calcext:value-type="string">
            <text:p>res 3,h</text:p>
          </table:table-cell>
          <table:table-cell table:style-name="ce10" table:formula="of:=IF([.O12]&lt;&gt;[.O31]; COM.MICROSOFT.CONCAT([.O31];&quot; ############ &quot;;[.O12]);[.O12])" office:value-type="string" office:string-value="res 3,l" calcext:value-type="string">
            <text:p>res 3,l</text:p>
          </table:table-cell>
          <table:table-cell table:style-name="ce10" table:formula="of:=IF([.P12]&lt;&gt;[.P31]; COM.MICROSOFT.CONCAT([.P31];&quot; ############ &quot;;[.P12]);[.P12])" office:value-type="string" office:string-value="res 3,(hl)" calcext:value-type="string">
            <text:p>res 3,(hl)</text:p>
          </table:table-cell>
          <table:table-cell table:style-name="ce10" table:formula="of:=IF([.Q12]&lt;&gt;[.Q31]; COM.MICROSOFT.CONCAT([.Q31];&quot; ############ &quot;;[.Q12]);[.Q12])" office:value-type="string" office:string-value="res 3,a" calcext:value-type="string">
            <text:p>res 3,a</text:p>
          </table:table-cell>
        </table:table-row>
        <table:table-row table:style-name="ro2">
          <table:table-cell office:value-type="string" calcext:value-type="string">
            <text:p> Ax </text:p>
          </table:table-cell>
          <table:table-cell table:style-name="ce10" table:formula="of:=IF([.B13]&lt;&gt;[.B32]; COM.MICROSOFT.CONCAT([.B32];&quot; ############ &quot;;[.B13]);[.B13])" office:value-type="string" office:string-value="res 4,b" calcext:value-type="string">
            <text:p>res 4,b</text:p>
          </table:table-cell>
          <table:table-cell table:style-name="ce10" table:formula="of:=IF([.C13]&lt;&gt;[.C32]; COM.MICROSOFT.CONCAT([.C32];&quot; ############ &quot;;[.C13]);[.C13])" office:value-type="string" office:string-value="res 4,c" calcext:value-type="string">
            <text:p>res 4,c</text:p>
          </table:table-cell>
          <table:table-cell table:style-name="ce10" table:formula="of:=IF([.D13]&lt;&gt;[.D32]; COM.MICROSOFT.CONCAT([.D32];&quot; ############ &quot;;[.D13]);[.D13])" office:value-type="string" office:string-value="res 4,d" calcext:value-type="string">
            <text:p>res 4,d</text:p>
          </table:table-cell>
          <table:table-cell table:style-name="ce10" table:formula="of:=IF([.E13]&lt;&gt;[.E32]; COM.MICROSOFT.CONCAT([.E32];&quot; ############ &quot;;[.E13]);[.E13])" office:value-type="string" office:string-value="res 4,e" calcext:value-type="string">
            <text:p>res 4,e</text:p>
          </table:table-cell>
          <table:table-cell table:style-name="ce10" table:formula="of:=IF([.F13]&lt;&gt;[.F32]; COM.MICROSOFT.CONCAT([.F32];&quot; ############ &quot;;[.F13]);[.F13])" office:value-type="string" office:string-value="res 4,h" calcext:value-type="string">
            <text:p>res 4,h</text:p>
          </table:table-cell>
          <table:table-cell table:style-name="ce10" table:formula="of:=IF([.G13]&lt;&gt;[.G32]; COM.MICROSOFT.CONCAT([.G32];&quot; ############ &quot;;[.G13]);[.G13])" office:value-type="string" office:string-value="res 4,l" calcext:value-type="string">
            <text:p>res 4,l</text:p>
          </table:table-cell>
          <table:table-cell table:style-name="ce10" table:formula="of:=IF([.H13]&lt;&gt;[.H32]; COM.MICROSOFT.CONCAT([.H32];&quot; ############ &quot;;[.H13]);[.H13])" office:value-type="string" office:string-value="res 4,(hl)" calcext:value-type="string">
            <text:p>res 4,(hl)</text:p>
          </table:table-cell>
          <table:table-cell table:style-name="ce10" table:formula="of:=IF([.I13]&lt;&gt;[.I32]; COM.MICROSOFT.CONCAT([.I32];&quot; ############ &quot;;[.I13]);[.I13])" office:value-type="string" office:string-value="res 4,a" calcext:value-type="string">
            <text:p>res 4,a</text:p>
          </table:table-cell>
          <table:table-cell table:style-name="ce10" table:formula="of:=IF([.J13]&lt;&gt;[.J32]; COM.MICROSOFT.CONCAT([.J32];&quot; ############ &quot;;[.J13]);[.J13])" office:value-type="string" office:string-value="res 5,b" calcext:value-type="string">
            <text:p>res 5,b</text:p>
          </table:table-cell>
          <table:table-cell table:style-name="ce10" table:formula="of:=IF([.K13]&lt;&gt;[.K32]; COM.MICROSOFT.CONCAT([.K32];&quot; ############ &quot;;[.K13]);[.K13])" office:value-type="string" office:string-value="res 5,c" calcext:value-type="string">
            <text:p>res 5,c</text:p>
          </table:table-cell>
          <table:table-cell table:style-name="ce10" table:formula="of:=IF([.L13]&lt;&gt;[.L32]; COM.MICROSOFT.CONCAT([.L32];&quot; ############ &quot;;[.L13]);[.L13])" office:value-type="string" office:string-value="res 5,d" calcext:value-type="string">
            <text:p>res 5,d</text:p>
          </table:table-cell>
          <table:table-cell table:style-name="ce10" table:formula="of:=IF([.M13]&lt;&gt;[.M32]; COM.MICROSOFT.CONCAT([.M32];&quot; ############ &quot;;[.M13]);[.M13])" office:value-type="string" office:string-value="res 5,e" calcext:value-type="string">
            <text:p>res 5,e</text:p>
          </table:table-cell>
          <table:table-cell table:style-name="ce10" table:formula="of:=IF([.N13]&lt;&gt;[.N32]; COM.MICROSOFT.CONCAT([.N32];&quot; ############ &quot;;[.N13]);[.N13])" office:value-type="string" office:string-value="res 5,h" calcext:value-type="string">
            <text:p>res 5,h</text:p>
          </table:table-cell>
          <table:table-cell table:style-name="ce10" table:formula="of:=IF([.O13]&lt;&gt;[.O32]; COM.MICROSOFT.CONCAT([.O32];&quot; ############ &quot;;[.O13]);[.O13])" office:value-type="string" office:string-value="res 5,l" calcext:value-type="string">
            <text:p>res 5,l</text:p>
          </table:table-cell>
          <table:table-cell table:style-name="ce10" table:formula="of:=IF([.P13]&lt;&gt;[.P32]; COM.MICROSOFT.CONCAT([.P32];&quot; ############ &quot;;[.P13]);[.P13])" office:value-type="string" office:string-value="res 5,(hl)" calcext:value-type="string">
            <text:p>res 5,(hl)</text:p>
          </table:table-cell>
          <table:table-cell table:style-name="ce10" table:formula="of:=IF([.Q13]&lt;&gt;[.Q32]; COM.MICROSOFT.CONCAT([.Q32];&quot; ############ &quot;;[.Q13]);[.Q13])" office:value-type="string" office:string-value="res 5,a" calcext:value-type="string">
            <text:p>res 5,a</text:p>
          </table:table-cell>
        </table:table-row>
        <table:table-row table:style-name="ro2">
          <table:table-cell office:value-type="string" calcext:value-type="string">
            <text:p> Bx </text:p>
          </table:table-cell>
          <table:table-cell table:style-name="ce10" table:formula="of:=IF([.B14]&lt;&gt;[.B33]; COM.MICROSOFT.CONCAT([.B33];&quot; ############ &quot;;[.B14]);[.B14])" office:value-type="string" office:string-value="res 6,b" calcext:value-type="string">
            <text:p>res 6,b</text:p>
          </table:table-cell>
          <table:table-cell table:style-name="ce10" table:formula="of:=IF([.C14]&lt;&gt;[.C33]; COM.MICROSOFT.CONCAT([.C33];&quot; ############ &quot;;[.C14]);[.C14])" office:value-type="string" office:string-value="res 6,c" calcext:value-type="string">
            <text:p>res 6,c</text:p>
          </table:table-cell>
          <table:table-cell table:style-name="ce10" table:formula="of:=IF([.D14]&lt;&gt;[.D33]; COM.MICROSOFT.CONCAT([.D33];&quot; ############ &quot;;[.D14]);[.D14])" office:value-type="string" office:string-value="res 6,d" calcext:value-type="string">
            <text:p>res 6,d</text:p>
          </table:table-cell>
          <table:table-cell table:style-name="ce10" table:formula="of:=IF([.E14]&lt;&gt;[.E33]; COM.MICROSOFT.CONCAT([.E33];&quot; ############ &quot;;[.E14]);[.E14])" office:value-type="string" office:string-value="res 6,e" calcext:value-type="string">
            <text:p>res 6,e</text:p>
          </table:table-cell>
          <table:table-cell table:style-name="ce10" table:formula="of:=IF([.F14]&lt;&gt;[.F33]; COM.MICROSOFT.CONCAT([.F33];&quot; ############ &quot;;[.F14]);[.F14])" office:value-type="string" office:string-value="res 6,h" calcext:value-type="string">
            <text:p>res 6,h</text:p>
          </table:table-cell>
          <table:table-cell table:style-name="ce10" table:formula="of:=IF([.G14]&lt;&gt;[.G33]; COM.MICROSOFT.CONCAT([.G33];&quot; ############ &quot;;[.G14]);[.G14])" office:value-type="string" office:string-value="res 6,l" calcext:value-type="string">
            <text:p>res 6,l</text:p>
          </table:table-cell>
          <table:table-cell table:style-name="ce10" table:formula="of:=IF([.H14]&lt;&gt;[.H33]; COM.MICROSOFT.CONCAT([.H33];&quot; ############ &quot;;[.H14]);[.H14])" office:value-type="string" office:string-value="res 6,(hl)" calcext:value-type="string">
            <text:p>res 6,(hl)</text:p>
          </table:table-cell>
          <table:table-cell table:style-name="ce10" table:formula="of:=IF([.I14]&lt;&gt;[.I33]; COM.MICROSOFT.CONCAT([.I33];&quot; ############ &quot;;[.I14]);[.I14])" office:value-type="string" office:string-value="res 6,a" calcext:value-type="string">
            <text:p>res 6,a</text:p>
          </table:table-cell>
          <table:table-cell table:style-name="ce10" table:formula="of:=IF([.J14]&lt;&gt;[.J33]; COM.MICROSOFT.CONCAT([.J33];&quot; ############ &quot;;[.J14]);[.J14])" office:value-type="string" office:string-value="res 7,b" calcext:value-type="string">
            <text:p>res 7,b</text:p>
          </table:table-cell>
          <table:table-cell table:style-name="ce10" table:formula="of:=IF([.K14]&lt;&gt;[.K33]; COM.MICROSOFT.CONCAT([.K33];&quot; ############ &quot;;[.K14]);[.K14])" office:value-type="string" office:string-value="res 7,c" calcext:value-type="string">
            <text:p>res 7,c</text:p>
          </table:table-cell>
          <table:table-cell table:style-name="ce10" table:formula="of:=IF([.L14]&lt;&gt;[.L33]; COM.MICROSOFT.CONCAT([.L33];&quot; ############ &quot;;[.L14]);[.L14])" office:value-type="string" office:string-value="res 7,d" calcext:value-type="string">
            <text:p>res 7,d</text:p>
          </table:table-cell>
          <table:table-cell table:style-name="ce10" table:formula="of:=IF([.M14]&lt;&gt;[.M33]; COM.MICROSOFT.CONCAT([.M33];&quot; ############ &quot;;[.M14]);[.M14])" office:value-type="string" office:string-value="res 7,e" calcext:value-type="string">
            <text:p>res 7,e</text:p>
          </table:table-cell>
          <table:table-cell table:style-name="ce10" table:formula="of:=IF([.N14]&lt;&gt;[.N33]; COM.MICROSOFT.CONCAT([.N33];&quot; ############ &quot;;[.N14]);[.N14])" office:value-type="string" office:string-value="res 7,h" calcext:value-type="string">
            <text:p>res 7,h</text:p>
          </table:table-cell>
          <table:table-cell table:style-name="ce10" table:formula="of:=IF([.O14]&lt;&gt;[.O33]; COM.MICROSOFT.CONCAT([.O33];&quot; ############ &quot;;[.O14]);[.O14])" office:value-type="string" office:string-value="res 7,l" calcext:value-type="string">
            <text:p>res 7,l</text:p>
          </table:table-cell>
          <table:table-cell table:style-name="ce10" table:formula="of:=IF([.P14]&lt;&gt;[.P33]; COM.MICROSOFT.CONCAT([.P33];&quot; ############ &quot;;[.P14]);[.P14])" office:value-type="string" office:string-value="res 7,(hl)" calcext:value-type="string">
            <text:p>res 7,(hl)</text:p>
          </table:table-cell>
          <table:table-cell table:style-name="ce10" table:formula="of:=IF([.Q14]&lt;&gt;[.Q33]; COM.MICROSOFT.CONCAT([.Q33];&quot; ############ &quot;;[.Q14]);[.Q14])" office:value-type="string" office:string-value="res 7,a" calcext:value-type="string">
            <text:p>res 7,a</text:p>
          </table:table-cell>
        </table:table-row>
        <table:table-row table:style-name="ro2">
          <table:table-cell office:value-type="string" calcext:value-type="string">
            <text:p> Cx </text:p>
          </table:table-cell>
          <table:table-cell table:style-name="ce10" table:formula="of:=IF([.B15]&lt;&gt;[.B34]; COM.MICROSOFT.CONCAT([.B34];&quot; ############ &quot;;[.B15]);[.B15])" office:value-type="string" office:string-value="set 0,b" calcext:value-type="string">
            <text:p>set 0,b</text:p>
          </table:table-cell>
          <table:table-cell table:style-name="ce10" table:formula="of:=IF([.C15]&lt;&gt;[.C34]; COM.MICROSOFT.CONCAT([.C34];&quot; ############ &quot;;[.C15]);[.C15])" office:value-type="string" office:string-value="set 0,c" calcext:value-type="string">
            <text:p>set 0,c</text:p>
          </table:table-cell>
          <table:table-cell table:style-name="ce10" table:formula="of:=IF([.D15]&lt;&gt;[.D34]; COM.MICROSOFT.CONCAT([.D34];&quot; ############ &quot;;[.D15]);[.D15])" office:value-type="string" office:string-value="set 0,d" calcext:value-type="string">
            <text:p>set 0,d</text:p>
          </table:table-cell>
          <table:table-cell table:style-name="ce10" table:formula="of:=IF([.E15]&lt;&gt;[.E34]; COM.MICROSOFT.CONCAT([.E34];&quot; ############ &quot;;[.E15]);[.E15])" office:value-type="string" office:string-value="set 0,e" calcext:value-type="string">
            <text:p>set 0,e</text:p>
          </table:table-cell>
          <table:table-cell table:style-name="ce10" table:formula="of:=IF([.F15]&lt;&gt;[.F34]; COM.MICROSOFT.CONCAT([.F34];&quot; ############ &quot;;[.F15]);[.F15])" office:value-type="string" office:string-value="set 0,h" calcext:value-type="string">
            <text:p>set 0,h</text:p>
          </table:table-cell>
          <table:table-cell table:style-name="ce10" table:formula="of:=IF([.G15]&lt;&gt;[.G34]; COM.MICROSOFT.CONCAT([.G34];&quot; ############ &quot;;[.G15]);[.G15])" office:value-type="string" office:string-value="set 0,l" calcext:value-type="string">
            <text:p>set 0,l</text:p>
          </table:table-cell>
          <table:table-cell table:style-name="ce10" table:formula="of:=IF([.H15]&lt;&gt;[.H34]; COM.MICROSOFT.CONCAT([.H34];&quot; ############ &quot;;[.H15]);[.H15])" office:value-type="string" office:string-value="set 0,(hl)" calcext:value-type="string">
            <text:p>set 0,(hl)</text:p>
          </table:table-cell>
          <table:table-cell table:style-name="ce10" table:formula="of:=IF([.I15]&lt;&gt;[.I34]; COM.MICROSOFT.CONCAT([.I34];&quot; ############ &quot;;[.I15]);[.I15])" office:value-type="string" office:string-value="set 0,a" calcext:value-type="string">
            <text:p>set 0,a</text:p>
          </table:table-cell>
          <table:table-cell table:style-name="ce10" table:formula="of:=IF([.J15]&lt;&gt;[.J34]; COM.MICROSOFT.CONCAT([.J34];&quot; ############ &quot;;[.J15]);[.J15])" office:value-type="string" office:string-value="set 1,b" calcext:value-type="string">
            <text:p>set 1,b</text:p>
          </table:table-cell>
          <table:table-cell table:style-name="ce10" table:formula="of:=IF([.K15]&lt;&gt;[.K34]; COM.MICROSOFT.CONCAT([.K34];&quot; ############ &quot;;[.K15]);[.K15])" office:value-type="string" office:string-value="set 1,c" calcext:value-type="string">
            <text:p>set 1,c</text:p>
          </table:table-cell>
          <table:table-cell table:style-name="ce10" table:formula="of:=IF([.L15]&lt;&gt;[.L34]; COM.MICROSOFT.CONCAT([.L34];&quot; ############ &quot;;[.L15]);[.L15])" office:value-type="string" office:string-value="set 1,d" calcext:value-type="string">
            <text:p>set 1,d</text:p>
          </table:table-cell>
          <table:table-cell table:style-name="ce10" table:formula="of:=IF([.M15]&lt;&gt;[.M34]; COM.MICROSOFT.CONCAT([.M34];&quot; ############ &quot;;[.M15]);[.M15])" office:value-type="string" office:string-value="set 1,e" calcext:value-type="string">
            <text:p>set 1,e</text:p>
          </table:table-cell>
          <table:table-cell table:style-name="ce10" table:formula="of:=IF([.N15]&lt;&gt;[.N34]; COM.MICROSOFT.CONCAT([.N34];&quot; ############ &quot;;[.N15]);[.N15])" office:value-type="string" office:string-value="set 1,h" calcext:value-type="string">
            <text:p>set 1,h</text:p>
          </table:table-cell>
          <table:table-cell table:style-name="ce10" table:formula="of:=IF([.O15]&lt;&gt;[.O34]; COM.MICROSOFT.CONCAT([.O34];&quot; ############ &quot;;[.O15]);[.O15])" office:value-type="string" office:string-value="set 1,l" calcext:value-type="string">
            <text:p>set 1,l</text:p>
          </table:table-cell>
          <table:table-cell table:style-name="ce10" table:formula="of:=IF([.P15]&lt;&gt;[.P34]; COM.MICROSOFT.CONCAT([.P34];&quot; ############ &quot;;[.P15]);[.P15])" office:value-type="string" office:string-value="set 1,(hl)" calcext:value-type="string">
            <text:p>set 1,(hl)</text:p>
          </table:table-cell>
          <table:table-cell table:style-name="ce10" table:formula="of:=IF([.Q15]&lt;&gt;[.Q34]; COM.MICROSOFT.CONCAT([.Q34];&quot; ############ &quot;;[.Q15]);[.Q15])" office:value-type="string" office:string-value="set 1,a" calcext:value-type="string">
            <text:p>set 1,a</text:p>
          </table:table-cell>
        </table:table-row>
        <table:table-row table:style-name="ro2">
          <table:table-cell office:value-type="string" calcext:value-type="string">
            <text:p> Dx </text:p>
          </table:table-cell>
          <table:table-cell table:style-name="ce10" table:formula="of:=IF([.B16]&lt;&gt;[.B35]; COM.MICROSOFT.CONCAT([.B35];&quot; ############ &quot;;[.B16]);[.B16])" office:value-type="string" office:string-value="set 2,b" calcext:value-type="string">
            <text:p>set 2,b</text:p>
          </table:table-cell>
          <table:table-cell table:style-name="ce10" table:formula="of:=IF([.C16]&lt;&gt;[.C35]; COM.MICROSOFT.CONCAT([.C35];&quot; ############ &quot;;[.C16]);[.C16])" office:value-type="string" office:string-value="set 2,c" calcext:value-type="string">
            <text:p>set 2,c</text:p>
          </table:table-cell>
          <table:table-cell table:style-name="ce10" table:formula="of:=IF([.D16]&lt;&gt;[.D35]; COM.MICROSOFT.CONCAT([.D35];&quot; ############ &quot;;[.D16]);[.D16])" office:value-type="string" office:string-value="set 2,d" calcext:value-type="string">
            <text:p>set 2,d</text:p>
          </table:table-cell>
          <table:table-cell table:style-name="ce10" table:formula="of:=IF([.E16]&lt;&gt;[.E35]; COM.MICROSOFT.CONCAT([.E35];&quot; ############ &quot;;[.E16]);[.E16])" office:value-type="string" office:string-value="set 2,e" calcext:value-type="string">
            <text:p>set 2,e</text:p>
          </table:table-cell>
          <table:table-cell table:style-name="ce10" table:formula="of:=IF([.F16]&lt;&gt;[.F35]; COM.MICROSOFT.CONCAT([.F35];&quot; ############ &quot;;[.F16]);[.F16])" office:value-type="string" office:string-value="set 2,h" calcext:value-type="string">
            <text:p>set 2,h</text:p>
          </table:table-cell>
          <table:table-cell table:style-name="ce10" table:formula="of:=IF([.G16]&lt;&gt;[.G35]; COM.MICROSOFT.CONCAT([.G35];&quot; ############ &quot;;[.G16]);[.G16])" office:value-type="string" office:string-value="set 2,l" calcext:value-type="string">
            <text:p>set 2,l</text:p>
          </table:table-cell>
          <table:table-cell table:style-name="ce10" table:formula="of:=IF([.H16]&lt;&gt;[.H35]; COM.MICROSOFT.CONCAT([.H35];&quot; ############ &quot;;[.H16]);[.H16])" office:value-type="string" office:string-value="set 2,(hl)" calcext:value-type="string">
            <text:p>set 2,(hl)</text:p>
          </table:table-cell>
          <table:table-cell table:style-name="ce10" table:formula="of:=IF([.I16]&lt;&gt;[.I35]; COM.MICROSOFT.CONCAT([.I35];&quot; ############ &quot;;[.I16]);[.I16])" office:value-type="string" office:string-value="set 2,a" calcext:value-type="string">
            <text:p>set 2,a</text:p>
          </table:table-cell>
          <table:table-cell table:style-name="ce10" table:formula="of:=IF([.J16]&lt;&gt;[.J35]; COM.MICROSOFT.CONCAT([.J35];&quot; ############ &quot;;[.J16]);[.J16])" office:value-type="string" office:string-value="set 3,b" calcext:value-type="string">
            <text:p>set 3,b</text:p>
          </table:table-cell>
          <table:table-cell table:style-name="ce10" table:formula="of:=IF([.K16]&lt;&gt;[.K35]; COM.MICROSOFT.CONCAT([.K35];&quot; ############ &quot;;[.K16]);[.K16])" office:value-type="string" office:string-value="set 3,c" calcext:value-type="string">
            <text:p>set 3,c</text:p>
          </table:table-cell>
          <table:table-cell table:style-name="ce10" table:formula="of:=IF([.L16]&lt;&gt;[.L35]; COM.MICROSOFT.CONCAT([.L35];&quot; ############ &quot;;[.L16]);[.L16])" office:value-type="string" office:string-value="set 3,d" calcext:value-type="string">
            <text:p>set 3,d</text:p>
          </table:table-cell>
          <table:table-cell table:style-name="ce10" table:formula="of:=IF([.M16]&lt;&gt;[.M35]; COM.MICROSOFT.CONCAT([.M35];&quot; ############ &quot;;[.M16]);[.M16])" office:value-type="string" office:string-value="set 3,e" calcext:value-type="string">
            <text:p>set 3,e</text:p>
          </table:table-cell>
          <table:table-cell table:style-name="ce10" table:formula="of:=IF([.N16]&lt;&gt;[.N35]; COM.MICROSOFT.CONCAT([.N35];&quot; ############ &quot;;[.N16]);[.N16])" office:value-type="string" office:string-value="set 3,h" calcext:value-type="string">
            <text:p>set 3,h</text:p>
          </table:table-cell>
          <table:table-cell table:style-name="ce10" table:formula="of:=IF([.O16]&lt;&gt;[.O35]; COM.MICROSOFT.CONCAT([.O35];&quot; ############ &quot;;[.O16]);[.O16])" office:value-type="string" office:string-value="set 3,l" calcext:value-type="string">
            <text:p>set 3,l</text:p>
          </table:table-cell>
          <table:table-cell table:style-name="ce10" table:formula="of:=IF([.P16]&lt;&gt;[.P35]; COM.MICROSOFT.CONCAT([.P35];&quot; ############ &quot;;[.P16]);[.P16])" office:value-type="string" office:string-value="set 3,(hl)" calcext:value-type="string">
            <text:p>set 3,(hl)</text:p>
          </table:table-cell>
          <table:table-cell table:style-name="ce10" table:formula="of:=IF([.Q16]&lt;&gt;[.Q35]; COM.MICROSOFT.CONCAT([.Q35];&quot; ############ &quot;;[.Q16]);[.Q16])" office:value-type="string" office:string-value="set 3,a" calcext:value-type="string">
            <text:p>set 3,a</text:p>
          </table:table-cell>
        </table:table-row>
        <table:table-row table:style-name="ro2">
          <table:table-cell office:value-type="string" calcext:value-type="string">
            <text:p> Ex </text:p>
          </table:table-cell>
          <table:table-cell table:style-name="ce10" table:formula="of:=IF([.B17]&lt;&gt;[.B36]; COM.MICROSOFT.CONCAT([.B36];&quot; ############ &quot;;[.B17]);[.B17])" office:value-type="string" office:string-value="set 4,b" calcext:value-type="string">
            <text:p>set 4,b</text:p>
          </table:table-cell>
          <table:table-cell table:style-name="ce10" table:formula="of:=IF([.C17]&lt;&gt;[.C36]; COM.MICROSOFT.CONCAT([.C36];&quot; ############ &quot;;[.C17]);[.C17])" office:value-type="string" office:string-value="set 4,c" calcext:value-type="string">
            <text:p>set 4,c</text:p>
          </table:table-cell>
          <table:table-cell table:style-name="ce10" table:formula="of:=IF([.D17]&lt;&gt;[.D36]; COM.MICROSOFT.CONCAT([.D36];&quot; ############ &quot;;[.D17]);[.D17])" office:value-type="string" office:string-value="set 4,d" calcext:value-type="string">
            <text:p>set 4,d</text:p>
          </table:table-cell>
          <table:table-cell table:style-name="ce10" table:formula="of:=IF([.E17]&lt;&gt;[.E36]; COM.MICROSOFT.CONCAT([.E36];&quot; ############ &quot;;[.E17]);[.E17])" office:value-type="string" office:string-value="set 4,e" calcext:value-type="string">
            <text:p>set 4,e</text:p>
          </table:table-cell>
          <table:table-cell table:style-name="ce10" table:formula="of:=IF([.F17]&lt;&gt;[.F36]; COM.MICROSOFT.CONCAT([.F36];&quot; ############ &quot;;[.F17]);[.F17])" office:value-type="string" office:string-value="set 4,h" calcext:value-type="string">
            <text:p>set 4,h</text:p>
          </table:table-cell>
          <table:table-cell table:style-name="ce10" table:formula="of:=IF([.G17]&lt;&gt;[.G36]; COM.MICROSOFT.CONCAT([.G36];&quot; ############ &quot;;[.G17]);[.G17])" office:value-type="string" office:string-value="set 4,l" calcext:value-type="string">
            <text:p>set 4,l</text:p>
          </table:table-cell>
          <table:table-cell table:style-name="ce10" table:formula="of:=IF([.H17]&lt;&gt;[.H36]; COM.MICROSOFT.CONCAT([.H36];&quot; ############ &quot;;[.H17]);[.H17])" office:value-type="string" office:string-value="set 4,(hl)" calcext:value-type="string">
            <text:p>set 4,(hl)</text:p>
          </table:table-cell>
          <table:table-cell table:style-name="ce10" table:formula="of:=IF([.I17]&lt;&gt;[.I36]; COM.MICROSOFT.CONCAT([.I36];&quot; ############ &quot;;[.I17]);[.I17])" office:value-type="string" office:string-value="set 4,a" calcext:value-type="string">
            <text:p>set 4,a</text:p>
          </table:table-cell>
          <table:table-cell table:style-name="ce10" table:formula="of:=IF([.J17]&lt;&gt;[.J36]; COM.MICROSOFT.CONCAT([.J36];&quot; ############ &quot;;[.J17]);[.J17])" office:value-type="string" office:string-value="set 5,b" calcext:value-type="string">
            <text:p>set 5,b</text:p>
          </table:table-cell>
          <table:table-cell table:style-name="ce10" table:formula="of:=IF([.K17]&lt;&gt;[.K36]; COM.MICROSOFT.CONCAT([.K36];&quot; ############ &quot;;[.K17]);[.K17])" office:value-type="string" office:string-value="set 5,c" calcext:value-type="string">
            <text:p>set 5,c</text:p>
          </table:table-cell>
          <table:table-cell table:style-name="ce10" table:formula="of:=IF([.L17]&lt;&gt;[.L36]; COM.MICROSOFT.CONCAT([.L36];&quot; ############ &quot;;[.L17]);[.L17])" office:value-type="string" office:string-value="set 5,d" calcext:value-type="string">
            <text:p>set 5,d</text:p>
          </table:table-cell>
          <table:table-cell table:style-name="ce10" table:formula="of:=IF([.M17]&lt;&gt;[.M36]; COM.MICROSOFT.CONCAT([.M36];&quot; ############ &quot;;[.M17]);[.M17])" office:value-type="string" office:string-value="set 5,e" calcext:value-type="string">
            <text:p>set 5,e</text:p>
          </table:table-cell>
          <table:table-cell table:style-name="ce10" table:formula="of:=IF([.N17]&lt;&gt;[.N36]; COM.MICROSOFT.CONCAT([.N36];&quot; ############ &quot;;[.N17]);[.N17])" office:value-type="string" office:string-value="set 5,h" calcext:value-type="string">
            <text:p>set 5,h</text:p>
          </table:table-cell>
          <table:table-cell table:style-name="ce10" table:formula="of:=IF([.O17]&lt;&gt;[.O36]; COM.MICROSOFT.CONCAT([.O36];&quot; ############ &quot;;[.O17]);[.O17])" office:value-type="string" office:string-value="set 5,l" calcext:value-type="string">
            <text:p>set 5,l</text:p>
          </table:table-cell>
          <table:table-cell table:style-name="ce10" table:formula="of:=IF([.P17]&lt;&gt;[.P36]; COM.MICROSOFT.CONCAT([.P36];&quot; ############ &quot;;[.P17]);[.P17])" office:value-type="string" office:string-value="set 5,(hl)" calcext:value-type="string">
            <text:p>set 5,(hl)</text:p>
          </table:table-cell>
          <table:table-cell table:style-name="ce10" table:formula="of:=IF([.Q17]&lt;&gt;[.Q36]; COM.MICROSOFT.CONCAT([.Q36];&quot; ############ &quot;;[.Q17]);[.Q17])" office:value-type="string" office:string-value="set 5,a" calcext:value-type="string">
            <text:p>set 5,a</text:p>
          </table:table-cell>
        </table:table-row>
        <table:table-row table:style-name="ro2">
          <table:table-cell office:value-type="string" calcext:value-type="string">
            <text:p> Fx </text:p>
          </table:table-cell>
          <table:table-cell table:style-name="ce10" table:formula="of:=IF([.B18]&lt;&gt;[.B37]; COM.MICROSOFT.CONCAT([.B37];&quot; ############ &quot;;[.B18]);[.B18])" office:value-type="string" office:string-value="set 6,b" calcext:value-type="string">
            <text:p>set 6,b</text:p>
          </table:table-cell>
          <table:table-cell table:style-name="ce10" table:formula="of:=IF([.C18]&lt;&gt;[.C37]; COM.MICROSOFT.CONCAT([.C37];&quot; ############ &quot;;[.C18]);[.C18])" office:value-type="string" office:string-value="set 6,c" calcext:value-type="string">
            <text:p>set 6,c</text:p>
          </table:table-cell>
          <table:table-cell table:style-name="ce10" table:formula="of:=IF([.D18]&lt;&gt;[.D37]; COM.MICROSOFT.CONCAT([.D37];&quot; ############ &quot;;[.D18]);[.D18])" office:value-type="string" office:string-value="set 6,d" calcext:value-type="string">
            <text:p>set 6,d</text:p>
          </table:table-cell>
          <table:table-cell table:style-name="ce10" table:formula="of:=IF([.E18]&lt;&gt;[.E37]; COM.MICROSOFT.CONCAT([.E37];&quot; ############ &quot;;[.E18]);[.E18])" office:value-type="string" office:string-value="set 6,e" calcext:value-type="string">
            <text:p>set 6,e</text:p>
          </table:table-cell>
          <table:table-cell table:style-name="ce10" table:formula="of:=IF([.F18]&lt;&gt;[.F37]; COM.MICROSOFT.CONCAT([.F37];&quot; ############ &quot;;[.F18]);[.F18])" office:value-type="string" office:string-value="set 6,h" calcext:value-type="string">
            <text:p>set 6,h</text:p>
          </table:table-cell>
          <table:table-cell table:style-name="ce10" table:formula="of:=IF([.G18]&lt;&gt;[.G37]; COM.MICROSOFT.CONCAT([.G37];&quot; ############ &quot;;[.G18]);[.G18])" office:value-type="string" office:string-value="set 6,l" calcext:value-type="string">
            <text:p>set 6,l</text:p>
          </table:table-cell>
          <table:table-cell table:style-name="ce10" table:formula="of:=IF([.H18]&lt;&gt;[.H37]; COM.MICROSOFT.CONCAT([.H37];&quot; ############ &quot;;[.H18]);[.H18])" office:value-type="string" office:string-value="set 6,(hl)" calcext:value-type="string">
            <text:p>set 6,(hl)</text:p>
          </table:table-cell>
          <table:table-cell table:style-name="ce10" table:formula="of:=IF([.I18]&lt;&gt;[.I37]; COM.MICROSOFT.CONCAT([.I37];&quot; ############ &quot;;[.I18]);[.I18])" office:value-type="string" office:string-value="set 6,a" calcext:value-type="string">
            <text:p>set 6,a</text:p>
          </table:table-cell>
          <table:table-cell table:style-name="ce10" table:formula="of:=IF([.J18]&lt;&gt;[.J37]; COM.MICROSOFT.CONCAT([.J37];&quot; ############ &quot;;[.J18]);[.J18])" office:value-type="string" office:string-value="set 7,b" calcext:value-type="string">
            <text:p>set 7,b</text:p>
          </table:table-cell>
          <table:table-cell table:style-name="ce10" table:formula="of:=IF([.K18]&lt;&gt;[.K37]; COM.MICROSOFT.CONCAT([.K37];&quot; ############ &quot;;[.K18]);[.K18])" office:value-type="string" office:string-value="set 7,c" calcext:value-type="string">
            <text:p>set 7,c</text:p>
          </table:table-cell>
          <table:table-cell table:style-name="ce10" table:formula="of:=IF([.L18]&lt;&gt;[.L37]; COM.MICROSOFT.CONCAT([.L37];&quot; ############ &quot;;[.L18]);[.L18])" office:value-type="string" office:string-value="set 7,d" calcext:value-type="string">
            <text:p>set 7,d</text:p>
          </table:table-cell>
          <table:table-cell table:style-name="ce10" table:formula="of:=IF([.M18]&lt;&gt;[.M37]; COM.MICROSOFT.CONCAT([.M37];&quot; ############ &quot;;[.M18]);[.M18])" office:value-type="string" office:string-value="set 7,e" calcext:value-type="string">
            <text:p>set 7,e</text:p>
          </table:table-cell>
          <table:table-cell table:style-name="ce10" table:formula="of:=IF([.N18]&lt;&gt;[.N37]; COM.MICROSOFT.CONCAT([.N37];&quot; ############ &quot;;[.N18]);[.N18])" office:value-type="string" office:string-value="set 7,h" calcext:value-type="string">
            <text:p>set 7,h</text:p>
          </table:table-cell>
          <table:table-cell table:style-name="ce10" table:formula="of:=IF([.O18]&lt;&gt;[.O37]; COM.MICROSOFT.CONCAT([.O37];&quot; ############ &quot;;[.O18]);[.O18])" office:value-type="string" office:string-value="set 7,l" calcext:value-type="string">
            <text:p>set 7,l</text:p>
          </table:table-cell>
          <table:table-cell table:style-name="ce10" table:formula="of:=IF([.P18]&lt;&gt;[.P37]; COM.MICROSOFT.CONCAT([.P37];&quot; ############ &quot;;[.P18]);[.P18])" office:value-type="string" office:string-value="set 7,(hl)" calcext:value-type="string">
            <text:p>set 7,(hl)</text:p>
          </table:table-cell>
          <table:table-cell table:style-name="ce10" table:formula="of:=IF([.Q18]&lt;&gt;[.Q37]; COM.MICROSOFT.CONCAT([.Q37];&quot; ############ &quot;;[.Q18]);[.Q18])" office:value-type="string" office:string-value="set 7,a" calcext:value-type="string">
            <text:p>set 7,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08:21:42.951266113</meta:creation-date>
    <dc:date>2019-09-27T11:11:13.667410514</dc:date>
    <meta:editing-duration>PT2H14M45S</meta:editing-duration>
    <meta:editing-cycles>11</meta:editing-cycles>
    <meta:generator>LibreOffice/6.0.7.3$Linux_X86_64 LibreOffice_project/00m0$Build-3</meta:generator>
    <meta:document-statistic meta:table-count="2" meta:cell-count="1728" meta:object-count="0"/>
  </office:meta>
</office:document-meta>
</file>